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73ee" officeooo:paragraph-rsid="000073ee"/>
    </style:style>
    <style:style style:name="P2" style:family="paragraph" style:parent-style-name="Preformatted_20_Text">
      <style:paragraph-properties fo:break-before="page"/>
      <style:text-properties officeooo:rsid="000073ee" officeooo:paragraph-rsid="000073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DX-Forth Extension Wordset Glossary for CP/M</text:p>
      <text:p text:style-name="P1">--------------------------------------------</text:p>
      <text:p text:style-name="P1"></text:p>
      <text:p text:style-name="P1">The DX-Forth Extension Wordset is provided in addition to the FORTH-94</text:p>
      <text:p text:style-name="P1">Standard words.</text:p>
      <text:p text:style-name="P1"></text:p>
      <text:p text:style-name="P1"></text:p>
      <text:p text:style-name="P1">Attributes:</text:p>
      <text:p text:style-name="P1"></text:p>
      <text:p text:style-name="P1">I <text:s text:c="3"/>Words that have the immediate flag set</text:p>
      <text:p text:style-name="P1">A <text:s text:c="3"/>Words residing in the DX-Forth APPLICATION dictionary</text:p>
      <text:p text:style-name="P1">S <text:s text:c="3"/>Words residing in the DX-Forth SYSTEM dictionary</text:p>
      <text:p text:style-name="P1">94 <text:s text:c="2"/>Words defined in the Forth-94 Standard</text:p>
      <text:p text:style-name="P1">83 <text:s text:c="2"/>Words defined in the Forth-83 Standard</text:p>
      <text:p text:style-name="P1">79 <text:s text:c="2"/>Words defined in the Forth-79 Standard</text:p>
      <text:p text:style-name="P1">FIG <text:s/>Words defined in the fig-Forth model</text:p>
      <text:p text:style-name="P1">C <text:s text:c="3"/>Words requiring custom installation</text:p>
      <text:p text:style-name="P1"></text:p>
      <text:p text:style-name="P1">Stack notation:</text:p>
      <text:p text:style-name="P1"></text:p>
      <text:p text:style-name="P1">Note: The following naming conventions for addresses are used to</text:p>
      <text:p text:style-name="P1">maintain compatibility with the ANS FORTH document. <text:s/>As DX-Forth does</text:p>
      <text:p text:style-name="P1">not currently execute on architectures requiring address alignment,</text:p>
      <text:p text:style-name="P1">all address types may be used interchangeably.</text:p>
      <text:p text:style-name="P1"></text:p>
      <text:p text:style-name="P1">number <text:s text:c="3"/>type <text:s text:c="25"/>cells <text:s text:c="5"/>range</text:p>
      <text:p text:style-name="P1">----- <text:s text:c="4"/>---- <text:s text:c="25"/>----- <text:s text:c="5"/>-----</text:p>
      <text:p text:style-name="P1">addr <text:s text:c="5"/>address <text:s text:c="22"/>1 <text:s text:c="8"/>0..65535</text:p>
      <text:p text:style-name="P1">a-addr <text:s text:c="3"/>aligned address <text:s text:c="14"/>1 <text:s text:c="8"/>0..65535</text:p>
      <text:p text:style-name="P1">c-addr <text:s text:c="3"/>character-aligned address <text:s text:c="4"/>1 <text:s text:c="8"/>0..65535</text:p>
      <text:p text:style-name="P1">f-addr <text:s text:c="3"/>float-aligned address <text:s text:c="8"/>1 <text:s text:c="8"/>0..65535</text:p>
      <text:p text:style-name="P1">p-addr <text:s text:c="3"/>CPU port address <text:s text:c="13"/>1 <text:s text:c="8"/>0..255</text:p>
      <text:p text:style-name="P1"></text:p>
      <text:p text:style-name="P1">true <text:s text:c="5"/>boolean true -1 <text:s text:c="14"/>1 <text:s text:c="8"/>-1</text:p>
      <text:p text:style-name="P1">false <text:s text:c="4"/>boolean false 0 <text:s text:c="14"/>1 <text:s text:c="8"/>0</text:p>
      <text:p text:style-name="P1">flag <text:s text:c="5"/>boolean true or false <text:s text:c="8"/>1 <text:s text:c="8"/>-1 or 0</text:p>
      <text:p text:style-name="P1">ior <text:s text:c="6"/>input/output result <text:s text:c="10"/>1 <text:s text:c="8"/>0..255</text:p>
      <text:p text:style-name="P1"></text:p>
      <text:p text:style-name="P1">n <text:s text:c="8"/>signed number <text:s text:c="16"/>1 <text:s text:c="8"/>-32768..32767</text:p>
      <text:p text:style-name="P1">+n <text:s text:c="7"/>positive number <text:s text:c="14"/>1 <text:s text:c="8"/>0..32767</text:p>
      <text:p text:style-name="P1">u <text:s text:c="8"/>unsigned number <text:s text:c="14"/>1 <text:s text:c="8"/>0..65535</text:p>
      <text:p text:style-name="P1">x <text:s text:c="8"/>unspecified number <text:s text:c="11"/>1 <text:s text:c="8"/>-32768..65535</text:p>
      <text:p text:style-name="P1">d <text:s text:c="8"/>signed double number <text:s text:c="9"/>1 <text:s text:c="8"/>-2147483648..</text:p>
      <text:p text:style-name="P1"><text:s text:c="52"/>2147483647</text:p>
      <text:p text:style-name="P1">+d <text:s text:c="7"/>positive double number <text:s text:c="7"/>2 <text:s text:c="8"/>0..2147483647</text:p>
      <text:p text:style-name="P1">ud <text:s text:c="7"/>unsigned double number <text:s text:c="7"/>2 <text:s text:c="8"/>0..4294697295</text:p>
      <text:p text:style-name="P1">xd <text:s text:c="7"/>unspecified double number <text:s text:c="4"/>2 <text:s text:c="8"/>-2147483648..</text:p>
      <text:p text:style-name="P1"><text:s text:c="52"/>4294697295</text:p>
      <text:p text:style-name="P1">r <text:s text:c="8"/>real number <text:s text:c="18"/>2 <text:s text:c="8"/>+-5E-39..1E38</text:p>
      <text:p text:style-name="P1">c <text:s text:c="8"/>character or byte <text:s text:c="12"/>1 <text:s text:c="8"/>0..255</text:p>
      <text:p text:style-name="P1"></text:p>
      <text:p text:style-name="P1">ccc <text:s text:c="6"/>any arbitrary blank-delimited character string or word name</text:p>
      <text:p text:style-name="P1"><text:s text:c="10"/>parsed from the input stream</text:p>
      <text:p text:style-name="P1"></text:p>
      <text:p text:style-name="P1">"ccc" <text:s text:c="4"/>same as for ccc; typically shown within a stack comment but</text:p>
      <text:p text:style-name="P1"><text:s text:c="10"/>represents characters parsed from the input stream.</text:p>
      <text:p text:style-name="P1"></text:p>
      <text:p text:style-name="P1"></text:p>
      <text:p text:style-name="P1"><text:soft-page-break/>Contents</text:p>
      <text:p text:style-name="P1"></text:p>
      <text:p text:style-name="P1"><text:s/>1. Disk File Interface</text:p>
      <text:p text:style-name="P1"><text:s/>2. Screen Files</text:p>
      <text:p text:style-name="P1"><text:s/>3. Tools</text:p>
      <text:p text:style-name="P1"><text:s/>4. DOS Interface</text:p>
      <text:p text:style-name="P1"><text:s/>5. Input/Output</text:p>
      <text:p text:style-name="P1"><text:s/>6. Arithmetic and Stack</text:p>
      <text:p text:style-name="P1"><text:s/>7. Conversion</text:p>
      <text:p text:style-name="P1"><text:s/>8. Strings and Memory</text:p>
      <text:p text:style-name="P1"><text:s/>9. Dictionary</text:p>
      <text:p text:style-name="P1">10. Facility</text:p>
      <text:p text:style-name="P1">11. Miscellaneous</text:p>
      <text:p text:style-name="P1">12. Floating Point</text:p>
      <text:p text:style-name="P1">13. Compiler Security</text:p>
      <text:p text:style-name="P1">14. Control Flow Stack</text:p>
      <text:p text:style-name="P1"></text:p>
      <text:p text:style-name="P1"></text:p>
      <text:p text:style-name="P1"/>
      <text:p text:style-name="P2">1. Disk File Interface</text:p>
      <text:p text:style-name="P1">----------------------</text:p>
      <text:p text:style-name="P1"></text:p>
      <text:p text:style-name="P1">Note: When a file function returns a non-zero ior then an error has</text:p>
      <text:p text:style-name="P1">occurred. <text:s/>Refer to DXFORTH.TXT for a list of ior values and their</text:p>
      <text:p text:style-name="P1">corresponding DOS error.</text:p>
      <text:p text:style-name="P1"></text:p>
      <text:p text:style-name="P1"><text:s/>#FCB <text:s/>( -- u ) <text:s text:c="39"/>A</text:p>
      <text:p text:style-name="P1"></text:p>
      <text:p text:style-name="P1"><text:s text:c="5"/>Return the maximum number of file handles available. <text:s/>The default</text:p>
      <text:p text:style-name="P1"><text:s text:c="5"/>value is 10. <text:s/>#FCB represents the maximum number of files that may</text:p>
      <text:p text:style-name="P1"><text:s text:c="5"/>be open at any one. <text:s/>If more handles are needed it can be increased</text:p>
      <text:p text:style-name="P1"><text:s text:c="5"/>as follows e.g.</text:p>
      <text:p text:style-name="P1"></text:p>
      <text:p text:style-name="P1"><text:s text:c="10"/>20 TO #FCB <text:s/>COLD</text:p>
      <text:p text:style-name="P1"></text:p>
      <text:p text:style-name="P1"><text:s text:c="5"/>This would change the maximum number of handles to 20.</text:p>
      <text:p text:style-name="P1"></text:p>
      <text:p text:style-name="P1"><text:s/>+EXT <text:s/>( c-addr1 u1 c-addr2 u2 -- c-addr3 u3 ) <text:s text:c="8"/>A</text:p>
      <text:p text:style-name="P1"></text:p>
      <text:p text:style-name="P1"><text:s text:c="5"/>Conditionally append the file extension c-addr2 u2 to the filename</text:p>
      <text:p text:style-name="P1"><text:s text:c="5"/>string c-addr1 u1 to produce c-addr3 u3. <text:s/>If addr1 u1 does not</text:p>
      <text:p text:style-name="P1"><text:s text:c="5"/>already contain an extension (the '.' character is not present)</text:p>
      <text:p text:style-name="P1"><text:s text:c="5"/>then trailing blanks are removed and c-addr2 u2 is appended.</text:p>
      <text:p text:style-name="P1"><text:s text:c="5"/>Formerly named +FILENAME .</text:p>
      <text:p text:style-name="P1"></text:p>
      <text:p text:style-name="P1"><text:s text:c="5"/>Note: The returned string resides in a transient region which may</text:p>
      <text:p text:style-name="P1"><text:s text:c="5"/>be overwritten by subsequent operations.</text:p>
      <text:p text:style-name="P1"></text:p>
      <text:p text:style-name="P1"><text:s text:c="5"/>See: &gt;FNAME</text:p>
      <text:p text:style-name="P1"></text:p>
      <text:p text:style-name="P1"><text:s/>-EXT <text:s/>( c-addr u1 -- c-addr u2 ) <text:s text:c="21"/>A</text:p>
      <text:p text:style-name="P1"></text:p>
      <text:p text:style-name="P1"><text:s text:c="5"/>Delete any extension from the filename string c-addr u1. <text:s/>The</text:p>
      <text:p text:style-name="P1"><text:s text:c="5"/>resulting string is c-addr u2. <text:s/>Formerly named -FILENAME .</text:p>
      <text:p text:style-name="P1"></text:p>
      <text:p text:style-name="P1"><text:s/>-PATH <text:s/>( c-addr u1 -- c-addr u2 ) <text:s text:c="20"/>A</text:p>
      <text:p text:style-name="P1"></text:p>
      <text:p text:style-name="P1"><text:s text:c="5"/>Delete any path from the filename string c-addr u1. <text:s/>The resulting</text:p>
      <text:p text:style-name="P1"><text:s text:c="5"/>string is c-addr u2.</text:p>
      <text:p text:style-name="P1"></text:p>
      <text:p text:style-name="P1"><text:s/>&gt;DRIVE <text:s/>( n1 -- n2 ) <text:s text:c="33"/>A</text:p>
      <text:p text:style-name="P1"></text:p>
      <text:p text:style-name="P1"><text:s text:c="5"/>Convert logical drive number (0=default, 1=A, 2=B, etc) to absolute</text:p>
      <text:p text:style-name="P1"><text:s text:c="5"/>drive number (0=A, 1=B, 2=C, etc). <text:s/>Formerly named &gt;DISK .</text:p>
      <text:p text:style-name="P1"></text:p>
      <text:p text:style-name="P1"><text:s/>&gt;FCB <text:s/>( c-addr1 u1 -- addr2 u2 ) <text:s text:c="21"/>A</text:p>
      <text:p text:style-name="P1"></text:p>
      <text:p text:style-name="P1"><text:s text:c="5"/>Parse the filename string c-addr1 u1 into a temporary 36-byte file</text:p>
      <text:p text:style-name="P1"><text:s text:c="5"/>control block. <text:s/>A maximum of two such FCB's can exist in the buffer</text:p>
      <text:p text:style-name="P1"><text:s text:c="5"/>at one time. <text:s/>addr2 is the address of the FCB and u2 is the parsed</text:p>
      <text:p text:style-name="P1"><text:s text:c="5"/>user number.</text:p>
      <text:p text:style-name="P1"></text:p>
      <text:p text:style-name="P1"><text:s text:c="5"/>Note: The temporary file control block resides in a transient</text:p>
      <text:p text:style-name="P1"><text:s text:c="5"/>region and may be overwritten by subsequent operations.</text:p>
      <text:p text:style-name="P1"></text:p>
      <text:p text:style-name="P1"><text:s text:c="5"/>DX-Forth functions that use &gt;FCB include: DELETE-FILE RENAME-FILE</text:p>
      <text:p text:style-name="P1"></text:p>
      <text:p text:style-name="P1"><text:s text:c="5"/>See: &gt;FNAME SETFCB</text:p>
      <text:p text:style-name="P1"><text:soft-page-break/></text:p>
      <text:p text:style-name="P1"><text:s/>&gt;FNAME <text:s/>( c-addr1 u -- c-addr2 ) <text:s text:c="21"/>A</text:p>
      <text:p text:style-name="P1"></text:p>
      <text:p text:style-name="P1"><text:s text:c="5"/>Convert the string c-addr1 u to a zero-terminated counted string</text:p>
      <text:p text:style-name="P1"><text:s text:c="5"/>c-addr2 in the filename buffer. <text:s/>A maximum of two filenames can</text:p>
      <text:p text:style-name="P1"><text:s text:c="5"/>exist in the buffer at one time. <text:s/>c-addr2 returns the counted</text:p>
      <text:p text:style-name="P1"><text:s text:c="5"/>string, whereas c-addr2 + 1 returns the zero-terminated string.</text:p>
      <text:p text:style-name="P1"></text:p>
      <text:p text:style-name="P1"><text:s text:c="5"/>Note: The returned string resides in a transient region which may</text:p>
      <text:p text:style-name="P1"><text:s text:c="5"/>be overwritten by subsequent operations.</text:p>
      <text:p text:style-name="P1"></text:p>
      <text:p text:style-name="P1"><text:s text:c="5"/>DX-Forth functions that use &gt;FNAME or the filename buffer include:</text:p>
      <text:p text:style-name="P1"><text:s text:c="5"/>PATH +EXT OPEN-FILE CREATE-FILE DELETE-FILE RENAME-FILE &gt;FCB</text:p>
      <text:p text:style-name="P1"></text:p>
      <text:p text:style-name="P1"><text:s/>&gt;IOR <text:s/>( n -- ior ) <text:s text:c="35"/>A</text:p>
      <text:p text:style-name="P1"></text:p>
      <text:p text:style-name="P1"><text:s text:c="5"/>Convert a DOS error code n to a DX-Forth I/O result code by</text:p>
      <text:p text:style-name="P1"><text:s text:c="5"/>replacing the high-byte of n with $FE. <text:s/>If n was zero then no error</text:p>
      <text:p text:style-name="P1"><text:s text:c="5"/>is assumed and ior is zero.</text:p>
      <text:p text:style-name="P1"></text:p>
      <text:p text:style-name="P1"><text:s/>BIN <text:s/>( fam1 -- fam2 ) <text:s text:c="32"/>A I 94</text:p>
      <text:p text:style-name="P1"></text:p>
      <text:p text:style-name="P1"><text:s text:c="5"/>Modify the file access method fam1 to additionally select a binary</text:p>
      <text:p text:style-name="P1"><text:s text:c="5"/>- i.e. not line oriented - file access method, giving access method</text:p>
      <text:p text:style-name="P1"><text:s text:c="5"/>fam2. <text:s/>BIN has no effect under CP/M.</text:p>
      <text:p text:style-name="P1"></text:p>
      <text:p text:style-name="P1"><text:s/>CLOSE-FILE <text:s/>( fid -- ior ) <text:s text:c="27"/>A 94</text:p>
      <text:p text:style-name="P1"></text:p>
      <text:p text:style-name="P1"><text:s text:c="5"/>If open, close the disk file associated with the current file-</text:p>
      <text:p text:style-name="P1"><text:s text:c="5"/>handle. <text:s/>If the file could not be closed, ior is non-zero.</text:p>
      <text:p text:style-name="P1"></text:p>
      <text:p text:style-name="P1"><text:s/>CREATE-FILE <text:s/>( c-addr u fam -- fid ior ) <text:s text:c="13"/>A 94</text:p>
      <text:p text:style-name="P1"></text:p>
      <text:p text:style-name="P1"><text:s text:c="5"/>Create and open a disk file specified by the filename c-addr u</text:p>
      <text:p text:style-name="P1"><text:s text:c="5"/>using file access method fam. <text:s/>Valid fam are R/W (read/write)</text:p>
      <text:p text:style-name="P1"><text:s text:c="5"/>R/O (read-only) and W/O (write-only).</text:p>
      <text:p text:style-name="P1"></text:p>
      <text:p text:style-name="P1"><text:s text:c="5"/>If a file with the same name already exists it will be erased.</text:p>
      <text:p text:style-name="P1"><text:s text:c="5"/>The file-pointer is set to the start of the file. <text:s/>If the file</text:p>
      <text:p text:style-name="P1"><text:s text:c="5"/>could not be created, ior is non-zero.</text:p>
      <text:p text:style-name="P1"></text:p>
      <text:p text:style-name="P1"><text:s/>DELETE-FILE <text:s/>( c-addr u -- ior ) <text:s text:c="21"/>A 94</text:p>
      <text:p text:style-name="P1"></text:p>
      <text:p text:style-name="P1"><text:s text:c="5"/>Delete the disk file specified by the string c-addr u. <text:s/>If the</text:p>
      <text:p text:style-name="P1"><text:s text:c="5"/>file could not be deleted, ior is non-zero.</text:p>
      <text:p text:style-name="P1"></text:p>
      <text:p text:style-name="P1"><text:s text:c="5"/>Note: DELETE-FILE must not be performed on an open file.</text:p>
      <text:p text:style-name="P1"></text:p>
      <text:p text:style-name="P1"><text:s/>FILE-POSITION <text:s/>( fid -- ud ior ) <text:s text:c="21"/>A 94</text:p>
      <text:p text:style-name="P1"></text:p>
      <text:p text:style-name="P1"><text:s text:c="5"/>Return the current position the file-pointer of the disk file</text:p>
      <text:p text:style-name="P1"><text:s text:c="5"/>associated with the handle fid. <text:s/>If an error occurs ior is</text:p>
      <text:p text:style-name="P1"><text:s text:c="5"/>non-zero and ud is undefined.</text:p>
      <text:p text:style-name="P1"></text:p>
      <text:p text:style-name="P1"><text:s/>FILE-SIZE <text:s/>( fid -- ud ior ) <text:s text:c="25"/>A 94</text:p>
      <text:p text:style-name="P1"></text:p>
      <text:p text:style-name="P1"><text:s text:c="5"/>Return the current size in bytes of the disk file associated</text:p>
      <text:p text:style-name="P1"><text:s text:c="5"/>with handle fid. <text:s/>For CP/M this number will be a multiple of</text:p>
      <text:p text:style-name="P1"><text:s text:c="5"/>128. <text:s/>If an error occurs ior is non-zero and ud is undefined.</text:p>
      <text:p text:style-name="P1"><text:soft-page-break/></text:p>
      <text:p text:style-name="P1"><text:s/>GETUSR <text:s/>( -- u ) <text:s text:c="37"/>A</text:p>
      <text:p text:style-name="P1"></text:p>
      <text:p text:style-name="P1"><text:s text:c="5"/>Return the current CP/M disk user number.</text:p>
      <text:p text:style-name="P1"></text:p>
      <text:p text:style-name="P1"><text:s/>OPEN-FILE <text:s/>( c-addr u fam -- fid ior ) <text:s text:c="15"/>A 94</text:p>
      <text:p text:style-name="P1"></text:p>
      <text:p text:style-name="P1"><text:s text:c="5"/>Open the existing disk file specified by the filename c-addr u</text:p>
      <text:p text:style-name="P1"><text:s text:c="5"/>using file access method fam. <text:s/>Valid fam are R/W (read/write)</text:p>
      <text:p text:style-name="P1"><text:s text:c="5"/>R/O (read-only) and W/O (write-only). <text:s/>If the file could not be</text:p>
      <text:p text:style-name="P1"><text:s text:c="5"/>opened, ior is non-zero.</text:p>
      <text:p text:style-name="P1"></text:p>
      <text:p text:style-name="P1"><text:s/>PATH <text:s/>( u1 -- c-addr u2 ior ) <text:s text:c="24"/>A</text:p>
      <text:p text:style-name="P1"></text:p>
      <text:p text:style-name="P1"><text:s text:c="5"/>Get the full directory path for disk drive u1. <text:s/>If an error occurs,</text:p>
      <text:p text:style-name="P1"><text:s text:c="5"/>ior is non-zero. <text:s/>The returned string c-addr u2 includes the drive</text:p>
      <text:p text:style-name="P1"><text:s text:c="5"/>letter, current user number and trailing colon. <text:s/>For the currently</text:p>
      <text:p text:style-name="P1"><text:s text:c="5"/>selected drive u1 = 0, otherwise u1 = 1 for drive A, 2 for drive B</text:p>
      <text:p text:style-name="P1"><text:s text:c="5"/>etc.</text:p>
      <text:p text:style-name="P1"></text:p>
      <text:p text:style-name="P1"><text:s text:c="5"/>Note: The returned string resides in a transient region which may</text:p>
      <text:p text:style-name="P1"><text:s text:c="5"/>be overwritten by subsequent operations.</text:p>
      <text:p text:style-name="P1"></text:p>
      <text:p text:style-name="P1"><text:s/>READ-FILE <text:s/>( c-addr u1 fid -- u2 ior ) <text:s text:c="15"/>A 94</text:p>
      <text:p text:style-name="P1"></text:p>
      <text:p text:style-name="P1"><text:s text:c="5"/>Read u1 bytes from the disk file associated with the current file-</text:p>
      <text:p text:style-name="P1"><text:s text:c="5"/>handle into memory starting at c-addr. <text:s/>If ior is zero, u2 is the</text:p>
      <text:p text:style-name="P1"><text:s text:c="5"/>number of bytes received. <text:s/>If end of file is reached before any</text:p>
      <text:p text:style-name="P1"><text:s text:c="5"/>bytes are read u2 is zero.</text:p>
      <text:p text:style-name="P1"></text:p>
      <text:p text:style-name="P1"><text:s/>READ-LINE <text:s/>( c-addr u1 fid -- u2 flag ior ) <text:s text:c="10"/>A 94</text:p>
      <text:p text:style-name="P1"></text:p>
      <text:p text:style-name="P1"><text:s text:c="5"/>Read a line of text from the disk file associated with file-handle</text:p>
      <text:p text:style-name="P1"><text:s text:c="5"/>fid into memory starting at address c-addr. <text:s/>At most u1 characters</text:p>
      <text:p text:style-name="P1"><text:s text:c="5"/>are read. <text:s/>If ior is zero and flag is true, u2 is the number</text:p>
      <text:p text:style-name="P1"><text:s text:c="5"/>characters received not including the line terminator. <text:s/>If u2 = u1</text:p>
      <text:p text:style-name="P1"><text:s text:c="5"/>then a line terminator was not yet received. <text:s/>If an end-of-text</text:p>
      <text:p text:style-name="P1"><text:s text:c="5"/>character (1A hex) is read or the end of the file is reached</text:p>
      <text:p text:style-name="P1"><text:s text:c="5"/>before any other character is read then flag is false. <text:s/>The line</text:p>
      <text:p text:style-name="P1"><text:s text:c="5"/>terminator may be CRLF (CP/M) or LF (UNIX).</text:p>
      <text:p text:style-name="P1"></text:p>
      <text:p text:style-name="P1"><text:s/>REC! <text:s/>( d addr -- ) <text:s text:c="34"/>A</text:p>
      <text:p text:style-name="P1"></text:p>
      <text:p text:style-name="P1"><text:s text:c="4"/>Convert double number d to an integral number of 128-byte records</text:p>
      <text:p text:style-name="P1"><text:s text:c="4"/>and store as a 3-byte number at address addr, least significant</text:p>
      <text:p text:style-name="P1"><text:s text:c="4"/>byte first. <text:s/>Partial records are ignored. <text:s/>Maximum value of d is</text:p>
      <text:p text:style-name="P1"><text:s text:c="4"/>8 Mbytes for CP/M 2 and 32 Mbytes for CP/M 3.</text:p>
      <text:p text:style-name="P1"></text:p>
      <text:p text:style-name="P1"><text:s text:c="4"/>See: REC@</text:p>
      <text:p text:style-name="P1"></text:p>
      <text:p text:style-name="P1"><text:s/>REC@ <text:s/>( addr -- d ) <text:s text:c="34"/>A</text:p>
      <text:p text:style-name="P1"></text:p>
      <text:p text:style-name="P1"><text:s text:c="4"/>Fetch the 3-byte 128-byte record number at address addr, least</text:p>
      <text:p text:style-name="P1"><text:s text:c="4"/>significant byte first, and convert to the corresponding number of</text:p>
      <text:p text:style-name="P1"><text:s text:c="4"/>bytes d. <text:s/>Maximum value of d is 8 Mbytes for CP/M 2 and 32 Mbytes</text:p>
      <text:p text:style-name="P1"><text:s text:c="4"/>for CP/M 3.</text:p>
      <text:p text:style-name="P1"></text:p>
      <text:p text:style-name="P1"><text:s text:c="4"/>See: REC!</text:p>
      <text:p text:style-name="P1"></text:p>
      <text:p text:style-name="P1"><text:soft-page-break/><text:s/>REPOSITION-FILE <text:s/>( ud fid -- ior ) <text:s text:c="19"/>A 94</text:p>
      <text:p text:style-name="P1"></text:p>
      <text:p text:style-name="P1"><text:s text:c="5"/>Reposition the file-pointer of the disk file associated with the</text:p>
      <text:p text:style-name="P1"><text:s text:c="5"/>file-handle fid to position ud. <text:s/>If the file is positioned outside</text:p>
      <text:p text:style-name="P1"><text:s text:c="5"/>the file boundaries or an error occured, ior is non-zero. <text:s/>If</text:p>
      <text:p text:style-name="P1"><text:s text:c="5"/>ud = 0 the file-pointer is positioned at the start of the file.</text:p>
      <text:p text:style-name="P1"></text:p>
      <text:p text:style-name="P1"><text:s/>RENAME-FILE <text:s/>( c-addr1 u1 c-addr2 u2 -- ior ) <text:s text:c="8"/>A 94</text:p>
      <text:p text:style-name="P1"></text:p>
      <text:p text:style-name="P1"><text:s text:c="5"/>Rename the disk file specified by c-addr1 u1 to the new name</text:p>
      <text:p text:style-name="P1"><text:s text:c="5"/>c-addr2 u2. <text:s/>If the file cannot be found or the new name already</text:p>
      <text:p text:style-name="P1"><text:s text:c="5"/>exists then ior is non-zero. <text:s/>Any drive/user prefix attached to</text:p>
      <text:p text:style-name="P1"><text:s text:c="5"/>the new name is ignored and is assumed to be the same as the old</text:p>
      <text:p text:style-name="P1"><text:s text:c="5"/>name.</text:p>
      <text:p text:style-name="P1"></text:p>
      <text:p text:style-name="P1"><text:s text:c="5"/>Note: RENAME-FILE must not be performed on an open file.</text:p>
      <text:p text:style-name="P1"></text:p>
      <text:p text:style-name="P1"><text:s/>RESET-DISKS <text:s/>( -- ) <text:s text:c="34"/>A</text:p>
      <text:p text:style-name="P1"></text:p>
      <text:p text:style-name="P1"><text:s text:c="5"/>Reset all disks to read/write status. <text:s/>The currently logged drive</text:p>
      <text:p text:style-name="P1"><text:s text:c="5"/>and user number are unchanged. <text:s/>RESET-DISKS is used after a disk</text:p>
      <text:p text:style-name="P1"><text:s text:c="5"/>change has occured.</text:p>
      <text:p text:style-name="P1"></text:p>
      <text:p text:style-name="P1"><text:s/>RSTUSR <text:s/>( -- ) <text:s text:c="39"/>A</text:p>
      <text:p text:style-name="P1"></text:p>
      <text:p text:style-name="P1"><text:s text:c="5"/>Restore the CP/M disk user number previously saved by SETUSR.</text:p>
      <text:p text:style-name="P1"></text:p>
      <text:p text:style-name="P1"><text:s text:c="5"/>See: SETUSR</text:p>
      <text:p text:style-name="P1"></text:p>
      <text:p text:style-name="P1"><text:s/>SETDMA <text:s/>( addr -- ) <text:s text:c="34"/>A</text:p>
      <text:p text:style-name="P1"></text:p>
      <text:p text:style-name="P1"><text:s text:c="5"/>Set the disk memory transfer address to addr. <text:s/>The default CP/M DMA</text:p>
      <text:p text:style-name="P1"><text:s text:c="5"/>address is $80.</text:p>
      <text:p text:style-name="P1"></text:p>
      <text:p text:style-name="P1"><text:s text:c="5"/>Note: The disk memory transfer is a transient region which may be</text:p>
      <text:p text:style-name="P1"><text:s text:c="5"/>changed by subsequent operations. <text:s/>DX-Forth functions that affect</text:p>
      <text:p text:style-name="P1"><text:s text:c="5"/>the DMA address include: READ-FILE READ-LINE WRITE-FILE WRITE-LINE.</text:p>
      <text:p text:style-name="P1"><text:s text:c="5"/>Several DOSLIB functions also use SETDMA.</text:p>
      <text:p text:style-name="P1"></text:p>
      <text:p text:style-name="P1"><text:s/>SETFCB <text:s/>( c-addr1 u1 addr2 -- u2 ) <text:s text:c="19"/>A</text:p>
      <text:p text:style-name="P1"></text:p>
      <text:p text:style-name="P1"><text:s text:c="5"/>Parse the filename string specified by c-addr1 u1 in the form</text:p>
      <text:p text:style-name="P1"></text:p>
      <text:p text:style-name="P1"><text:s text:c="10"/>[[d][u]:]filename[.typ]</text:p>
      <text:p text:style-name="P1"></text:p>
      <text:p text:style-name="P1"><text:s text:c="5"/>into the File Control Block at addr2. <text:s/>Leading spaces are skipped.</text:p>
      <text:p text:style-name="P1"><text:s text:c="5"/>The filename may optionally contain a drive letter (A-P) and/or</text:p>
      <text:p text:style-name="P1"><text:s text:c="5"/>user number u (0-15 for CP/M, 0-31 for Z-System). <text:s/>If a drive/user</text:p>
      <text:p text:style-name="P1"><text:s text:c="5"/>is not specified, the current drive/user will be assumed. <text:s/>The</text:p>
      <text:p text:style-name="P1"><text:s text:c="5"/>following characters are treated as delimiters:</text:p>
      <text:p text:style-name="P1"></text:p>
      <text:p text:style-name="P1"><text:s text:c="5"/>space tab . , : ; &lt; = &gt; _ control-characters</text:p>
      <text:p text:style-name="P1"></text:p>
      <text:p text:style-name="P1"><text:s text:c="5"/>Note: Only the first 33 bytes of the File Control Block at addr2</text:p>
      <text:p text:style-name="P1"><text:s text:c="5"/>are initialized. <text:s/>The parsed user number is not acted upon but</text:p>
      <text:p text:style-name="P1"><text:s text:c="5"/>returned as u2. <text:s/>Formerly named PARSE-FILENAME .</text:p>
      <text:p text:style-name="P1"></text:p>
      <text:p text:style-name="P1"/>
      <text:p text:style-name="P2"><text:s/>SETUSR <text:s/>( u -- ) <text:s text:c="37"/>A</text:p>
      <text:p text:style-name="P1"></text:p>
      <text:p text:style-name="P1"><text:s text:c="5"/>Set the current CP/M disk user number to u (0-15 for CP/M, 0-31</text:p>
      <text:p text:style-name="P1"><text:s text:c="5"/>for Z-System). <text:s/>The previous user number is saved.</text:p>
      <text:p text:style-name="P1"></text:p>
      <text:p text:style-name="P1"><text:s text:c="5"/>See: RSTUSR</text:p>
      <text:p text:style-name="P1"></text:p>
      <text:p text:style-name="P1"><text:s/>WRITE-FILE <text:s/>( c-addr u fid -- ior ) <text:s text:c="18"/>A 94</text:p>
      <text:p text:style-name="P1"></text:p>
      <text:p text:style-name="P1"><text:s text:c="5"/>Write u bytes from memory starting at c-addr to the disk file</text:p>
      <text:p text:style-name="P1"><text:s text:c="5"/>associated with the current file-handle. <text:s/>If the disk was full</text:p>
      <text:p text:style-name="P1"><text:s text:c="5"/>or an error occured, ior is non-zero.</text:p>
      <text:p text:style-name="P1"></text:p>
      <text:p text:style-name="P1"><text:s/>WRITE-LINE <text:s/>( c-addr u fid -- ior ) <text:s text:c="18"/>A 94</text:p>
      <text:p text:style-name="P1"></text:p>
      <text:p text:style-name="P1"><text:s text:c="5"/>Write a line of text c-addr u followed by the CP/M line terminator</text:p>
      <text:p text:style-name="P1"><text:s text:c="5"/>(CRLF) to the disk file associated with file-handle fid. <text:s/>If the</text:p>
      <text:p text:style-name="P1"><text:s text:c="5"/>disk was full or an error occured, ior is non-zero.</text:p>
      <text:p text:style-name="P1"></text:p>
      <text:p text:style-name="P1"></text:p>
      <text:p text:style-name="P1"/>
      <text:p text:style-name="P2">2. Screen Files</text:p>
      <text:p text:style-name="P1">---------------</text:p>
      <text:p text:style-name="P1">In DX-Forth several screenfiles (default is 6) may be open at any one</text:p>
      <text:p text:style-name="P1">time. <text:s/>The most recently opened file is termed the "current" file. <text:s/>All</text:p>
      <text:p text:style-name="P1">screen/block words operate on the current file.</text:p>
      <text:p text:style-name="P1"></text:p>
      <text:p text:style-name="P1">Screen/block numbers are valid only in the range 0 to 8191. <text:s/>Only one</text:p>
      <text:p text:style-name="P1">block buffer is allocated in memory, thus BLOCK and BUFFER always return</text:p>
      <text:p text:style-name="P1">the same physical address.</text:p>
      <text:p text:style-name="P1"></text:p>
      <text:p text:style-name="P1">DX-Forth also supports text source files. <text:s/>See the section 'Tools' for</text:p>
      <text:p text:style-name="P1">details.</text:p>
      <text:p text:style-name="P1"></text:p>
      <text:p text:style-name="P1"><text:s/>#SCREENS <text:s/>( -- +n ) <text:s text:c="34"/>S</text:p>
      <text:p text:style-name="P1"></text:p>
      <text:p text:style-name="P1"><text:s text:c="5"/>Return the number of screens (blocks) in the current screenfile.</text:p>
      <text:p text:style-name="P1"></text:p>
      <text:p text:style-name="P1"><text:s/>?BLOCK <text:s/>( -- ) <text:s text:c="39"/>S</text:p>
      <text:p text:style-name="P1"></text:p>
      <text:p text:style-name="P1"><text:s text:c="5"/>If the contents of BLK is non-zero reload the current block.</text:p>
      <text:p text:style-name="P1"></text:p>
      <text:p text:style-name="P1"><text:s/>B/BUF <text:s/>( -- u ) <text:s text:c="38"/>S FIG</text:p>
      <text:p text:style-name="P1"></text:p>
      <text:p text:style-name="P1"><text:s text:c="5"/>A VALUE returning the number of bytes per block buffer. <text:s/>Default</text:p>
      <text:p text:style-name="P1"><text:s text:c="5"/>is 1024.</text:p>
      <text:p text:style-name="P1"></text:p>
      <text:p text:style-name="P1"><text:s text:c="5"/>Note: Must be a multiple of 128 and a maximum of 1280.</text:p>
      <text:p text:style-name="P1"></text:p>
      <text:p text:style-name="P1"><text:s/>C/L <text:s/>( -- u ) <text:s text:c="40"/>S FIG</text:p>
      <text:p text:style-name="P1"></text:p>
      <text:p text:style-name="P1"><text:s text:c="5"/>A VALUE returning the number of characters per line in a screen</text:p>
      <text:p text:style-name="P1"><text:s text:c="5"/>block. <text:s/>Default is 64.</text:p>
      <text:p text:style-name="P1"></text:p>
      <text:p text:style-name="P1"><text:s/>CLOSE <text:s/>( -- ) <text:s text:c="40"/>S</text:p>
      <text:p text:style-name="P1"></text:p>
      <text:p text:style-name="P1"><text:s text:c="5"/>Flush and close the current screenfile. <text:s/>No errors are reported</text:p>
      <text:p text:style-name="P1"><text:s text:c="5"/>with this function.</text:p>
      <text:p text:style-name="P1"></text:p>
      <text:p text:style-name="P1"><text:s/>CLOSE-ALL <text:s/>( -- ) <text:s text:c="36"/>S</text:p>
      <text:p text:style-name="P1"></text:p>
      <text:p text:style-name="P1"><text:s text:c="5"/>Perform CLOSE on all open source files beginning with the current</text:p>
      <text:p text:style-name="P1"><text:s text:c="5"/>screenfile. <text:s/>Any open text files are also closed with this</text:p>
      <text:p text:style-name="P1"><text:s text:c="5"/>function.</text:p>
      <text:p text:style-name="P1"></text:p>
      <text:p text:style-name="P1"><text:s/>FILE? <text:s/>( -- flag ) <text:s text:c="35"/>S</text:p>
      <text:p text:style-name="P1"></text:p>
      <text:p text:style-name="P1"><text:s text:c="5"/>Return true if the current screenfile is open otherwise return</text:p>
      <text:p text:style-name="P1"><text:s text:c="5"/>false.</text:p>
      <text:p text:style-name="P1"></text:p>
      <text:p text:style-name="P1"><text:s/>FILEBLOCKS <text:s/>( +n -- ) <text:s text:c="32"/>S</text:p>
      <text:p text:style-name="P1"></text:p>
      <text:p text:style-name="P1"><text:s text:c="5"/>Resize the current screenfile to +n blocks. <text:s/>If n is less than the</text:p>
      <text:p text:style-name="P1"><text:s text:c="5"/>current size, the screenfile is truncated otherwise the file is</text:p>
      <text:p text:style-name="P1"><text:s text:c="5"/>extended and the new blocks are filled with blanks.</text:p>
      <text:p text:style-name="P1"></text:p>
      <text:p text:style-name="P1"/>
      <text:p text:style-name="P2"><text:s/>FLOAD <text:s/>( +n "filename[.SCR]" -- ) <text:s text:c="20"/>S</text:p>
      <text:p text:style-name="P1"></text:p>
      <text:p text:style-name="P1"><text:s text:c="5"/>Save the current screenfile specification then open the specified</text:p>
      <text:p text:style-name="P1"><text:s text:c="5"/>file and load block +n. <text:s/>At completion of the load, close the file</text:p>
      <text:p text:style-name="P1"><text:s text:c="5"/>and restore the previous file. <text:s/>If the filename does not include</text:p>
      <text:p text:style-name="P1"><text:s text:c="5"/>an extension then .SCR is assumed. <text:s/>Screenfiles may be nested.</text:p>
      <text:p text:style-name="P1"></text:p>
      <text:p text:style-name="P1"><text:s text:c="5"/>Note: Read-only files cannot be opened with this function.</text:p>
      <text:p text:style-name="P1"></text:p>
      <text:p text:style-name="P1"><text:s/>GETFILENAME <text:s/>( "filename" -- c-addr u ) <text:s text:c="14"/>S</text:p>
      <text:p text:style-name="P1"></text:p>
      <text:p text:style-name="P1"><text:s text:c="5"/>Parse a filename string from the input stream returning c-addr u.</text:p>
      <text:p text:style-name="P1"><text:s text:c="5"/>An exception occurs if the string is empty.</text:p>
      <text:p text:style-name="P1"></text:p>
      <text:p text:style-name="P1"><text:s/>LOADED <text:s/>( +n1 +n2 c-addr u -- ) <text:s text:c="22"/>S</text:p>
      <text:p text:style-name="P1"></text:p>
      <text:p text:style-name="P1"><text:s text:c="5"/>Save the current screenfile specification then open the file</text:p>
      <text:p text:style-name="P1"><text:s text:c="5"/>specified by c-addr u and load blocks +n1 thru +n2. <text:s/>At completion</text:p>
      <text:p text:style-name="P1"><text:s text:c="5"/>close the file and restore the previous. <text:s/>If the filename does not</text:p>
      <text:p text:style-name="P1"><text:s text:c="5"/>include an extension then .SCR is assumed. <text:s/>Screenfiles may be</text:p>
      <text:p text:style-name="P1"><text:s text:c="5"/>nested.</text:p>
      <text:p text:style-name="P1"></text:p>
      <text:p text:style-name="P1"><text:s text:c="5"/>Note: Read-only files cannot be opened with this function.</text:p>
      <text:p text:style-name="P1"></text:p>
      <text:p text:style-name="P1"><text:s/>LOADFILE <text:s/>( -- c-addr u ) <text:s text:c="28"/>S</text:p>
      <text:p text:style-name="P1"></text:p>
      <text:p text:style-name="P1"><text:s text:c="5"/>Return a string containing the name of the current sourcefile.</text:p>
      <text:p text:style-name="P1"><text:s text:c="5"/>If no sourcefile is open or the input source is the console,</text:p>
      <text:p text:style-name="P1"><text:s text:c="5"/>c-addr u is ambiguous. <text:s/>Formerly named FNAME FILENAME .</text:p>
      <text:p text:style-name="P1"></text:p>
      <text:p text:style-name="P1"><text:s text:c="5"/>See: FILE?</text:p>
      <text:p text:style-name="P1"></text:p>
      <text:p text:style-name="P1"><text:s/>LOADLINE <text:s/>( -- u ) <text:s text:c="35"/>S</text:p>
      <text:p text:style-name="P1"></text:p>
      <text:p text:style-name="P1"><text:s text:c="5"/>Return the current line number of the text file being INCLUDEd.</text:p>
      <text:p text:style-name="P1"><text:s text:c="5"/>Starting line number is 1.</text:p>
      <text:p text:style-name="P1"></text:p>
      <text:p text:style-name="P1"><text:s/>OPEN <text:s/>( c-addr u fam -- ior ) <text:s text:c="24"/>S</text:p>
      <text:p text:style-name="P1"></text:p>
      <text:p text:style-name="P1"><text:s text:c="5"/>Open the specified disk file according to file access method fam</text:p>
      <text:p text:style-name="P1"><text:s text:c="5"/>as the current screenfile. <text:s/>If an error occurs, ior is non-zero.</text:p>
      <text:p text:style-name="P1"><text:s text:c="5"/>If the filename does not include an extension then .SCR is</text:p>
      <text:p text:style-name="P1"><text:s text:c="5"/>assumed.</text:p>
      <text:p text:style-name="P1"></text:p>
      <text:p text:style-name="P1"><text:s text:c="5"/>Note: The programmer is responsible for closing or maintaining the</text:p>
      <text:p text:style-name="P1"><text:s text:c="5"/>previous current screenfile.</text:p>
      <text:p text:style-name="P1"></text:p>
      <text:p text:style-name="P1"><text:s text:c="5"/>See: SWAP-FILE CLOSE CLOSE-ALL</text:p>
      <text:p text:style-name="P1"></text:p>
      <text:p text:style-name="P1"><text:s/>SWAP-FILE <text:s/>( -- ) <text:s text:c="36"/>S</text:p>
      <text:p text:style-name="P1"></text:p>
      <text:p text:style-name="P1"><text:s text:c="5"/>Switch the current and 'swap' screenfiles. <text:s/>SCR is preserved</text:p>
      <text:p text:style-name="P1"><text:s text:c="5"/>across swaps.</text:p>
      <text:p text:style-name="P1"></text:p>
      <text:p text:style-name="P1"><text:s text:c="5"/>Note: SWAP-FILE causes the current block buffer to be unassigned.</text:p>
      <text:p text:style-name="P1"><text:s text:c="5"/>The contents of the buffer, however, are not affected.</text:p>
      <text:p text:style-name="P1"></text:p>
      <text:p text:style-name="P1"><text:s text:c="5"/>See: FYI</text:p>
      <text:p text:style-name="P1"></text:p>
      <text:p text:style-name="P1"><text:soft-page-break/><text:s/>USING <text:s/>( "filename[.SCR]" -- ) <text:s text:c="23"/>S</text:p>
      <text:p text:style-name="P1"></text:p>
      <text:p text:style-name="P1"><text:s text:c="5"/>Close the current screenfile. <text:s/>Open or conditionally create the</text:p>
      <text:p text:style-name="P1"><text:s text:c="5"/>specified disk file for read/write as the current screenfile. <text:s/>If</text:p>
      <text:p text:style-name="P1"><text:s text:c="5"/>the filename does not include an extension then .SCR is assumed.</text:p>
      <text:p text:style-name="P1"><text:s text:c="5"/>If the file cannot be opened/created then ABORT is performed.</text:p>
      <text:p text:style-name="P1"><text:s text:c="5"/>SCR is set to 0.</text:p>
      <text:p text:style-name="P1"></text:p>
      <text:p text:style-name="P1"><text:s text:c="5"/>Note: Read-only files cannot be opened with this function.</text:p>
      <text:p text:style-name="P1"><text:s text:c="5"/>The programmer is responsible for closing or maintaining the</text:p>
      <text:p text:style-name="P1"><text:s text:c="5"/>previous current screenfile.</text:p>
      <text:p text:style-name="P1"></text:p>
      <text:p text:style-name="P1"><text:s text:c="5"/>See: SWAP-FILE CLOSE CLOSE-ALL</text:p>
      <text:p text:style-name="P1"></text:p>
      <text:p text:style-name="P1"></text:p>
      <text:p text:style-name="P1"/>
      <text:p text:style-name="P2">3. Tools</text:p>
      <text:p text:style-name="P1">--------</text:p>
      <text:p text:style-name="P1"></text:p>
      <text:p text:style-name="P1">Note: These words are available only after the file TOOLS.SCR has been</text:p>
      <text:p text:style-name="P1">loaded.</text:p>
      <text:p text:style-name="P1"></text:p>
      <text:p text:style-name="P1"><text:s/>(* <text:s text:c="51"/>I S</text:p>
      <text:p text:style-name="P1"></text:p>
      <text:p text:style-name="P1"><text:s text:c="5"/>Begin a block comment. <text:s/>Parse and discard text delimited by the</text:p>
      <text:p text:style-name="P1"><text:s text:c="5"/>token *) . <text:s/>If the parse area is exhausted before the delimiter</text:p>
      <text:p text:style-name="P1"><text:s text:c="5"/>is found refill the input buffer and resume the process.</text:p>
      <text:p text:style-name="P1"></text:p>
      <text:p text:style-name="P1"><text:s text:c="5"/>An ambiguous condition exists if the delimiter is not found and</text:p>
      <text:p text:style-name="P1"><text:s text:c="5"/>the parse area cannot be refilled.</text:p>
      <text:p text:style-name="P1"></text:p>
      <text:p text:style-name="P1"><text:s text:c="5"/>Note: (* is primarily intended for text files. <text:s/>May be relocated</text:p>
      <text:p text:style-name="P1"><text:s text:c="5"/>to the kernel if/when it gains greater popularity.</text:p>
      <text:p text:style-name="P1"></text:p>
      <text:p text:style-name="P1"><text:s/>-TOOLS <text:s/>( -- a-addr ) <text:s text:c="32"/>S</text:p>
      <text:p text:style-name="P1"></text:p>
      <text:p text:style-name="P1"><text:s text:c="5"/>A MARKER word used for deleting the tools utilities with FORGET.</text:p>
      <text:p text:style-name="P1"></text:p>
      <text:p text:style-name="P1"><text:s text:c="5"/>Note: MARKER differs from the Forth-94 specification.</text:p>
      <text:p text:style-name="P1"></text:p>
      <text:p text:style-name="P1"><text:s/>.S <text:s/>( -- ) <text:s text:c="43"/>S</text:p>
      <text:p text:style-name="P1"></text:p>
      <text:p text:style-name="P1"><text:s text:c="5"/>Display the values on the data and floating-point stacks.</text:p>
      <text:p text:style-name="P1"></text:p>
      <text:p text:style-name="P1"><text:s/>B <text:s/>( -- ) <text:s text:c="44"/>S</text:p>
      <text:p text:style-name="P1"></text:p>
      <text:p text:style-name="P1"><text:s text:c="5"/>Decrement variable SCR and list the screen.</text:p>
      <text:p text:style-name="P1"></text:p>
      <text:p text:style-name="P1"><text:s text:c="5"/>See: L N</text:p>
      <text:p text:style-name="P1"></text:p>
      <text:p text:style-name="P1"><text:s/>DELETE <text:s/>( "filename" -- ) <text:s text:c="28"/>S</text:p>
      <text:p text:style-name="P1"></text:p>
      <text:p text:style-name="P1"><text:s text:c="5"/>Erase the specified file from disk. <text:s/>DELETE must not be performed</text:p>
      <text:p text:style-name="P1"><text:s text:c="5"/>on an open file.</text:p>
      <text:p text:style-name="P1"></text:p>
      <text:p text:style-name="P1"><text:s/>DIR <text:s/>( "filename" -- ) <text:s text:c="31"/>S</text:p>
      <text:p text:style-name="P1"></text:p>
      <text:p text:style-name="P1"><text:s text:c="5"/>List the current disk directory. <text:s/>Filename if specified may</text:p>
      <text:p text:style-name="P1"><text:s text:c="5"/>include path and wildcards.</text:p>
      <text:p text:style-name="P1"></text:p>
      <text:p text:style-name="P1"><text:s/>DUMP <text:s/>( addr u -- ) <text:s text:c="34"/>S</text:p>
      <text:p text:style-name="P1"></text:p>
      <text:p text:style-name="P1"><text:s text:c="5"/>Dump u bytes of memory starting at the address addr.</text:p>
      <text:p text:style-name="P1"></text:p>
      <text:p text:style-name="P1"><text:s/>EDIT <text:s/>( | scr -- ) <text:s text:c="35"/>S</text:p>
      <text:p text:style-name="P1"></text:p>
      <text:p text:style-name="P1"><text:s text:c="5"/>Performs the same function as EDIT in the screenfile editor. <text:s/>If</text:p>
      <text:p text:style-name="P1"><text:s text:c="5"/>the editor is not resident then EDITOR.SCR is first loaded. <text:s/>If</text:p>
      <text:p text:style-name="P1"><text:s text:c="5"/>scr is not given then editing begins at the position where the</text:p>
      <text:p text:style-name="P1"><text:s text:c="5"/>last error occured.</text:p>
      <text:p text:style-name="P1"></text:p>
      <text:p text:style-name="P1"/>
      <text:p text:style-name="P2"><text:s/>FYI <text:s/>( -- ) <text:s text:c="42"/>S</text:p>
      <text:p text:style-name="P1"></text:p>
      <text:p text:style-name="P1"><text:s text:c="5"/>"For Your Information". <text:s/>Display information about the current</text:p>
      <text:p text:style-name="P1"><text:s text:c="5"/>forth environment including dictionary size, vocabularies, logged</text:p>
      <text:p text:style-name="P1"><text:s text:c="5"/>drive and open screenfiles. <text:s/>Formerly named MAP .</text:p>
      <text:p text:style-name="P1"></text:p>
      <text:p text:style-name="P1"><text:s/>ICLOSE <text:s/>( -- ) <text:s text:c="39"/>S</text:p>
      <text:p text:style-name="P1"></text:p>
      <text:p text:style-name="P1"><text:s text:c="5"/>Close the current text file.</text:p>
      <text:p text:style-name="P1"></text:p>
      <text:p text:style-name="P1"><text:s text:c="5"/>INCLUDEd text files are automatically closed after loading. <text:s/>If</text:p>
      <text:p text:style-name="P1"><text:s text:c="5"/>an error occurs or loading is interrupted (e.g. QUIT was executed),</text:p>
      <text:p text:style-name="P1"><text:s text:c="5"/>nested text files may remain open preventing external editing or</text:p>
      <text:p text:style-name="P1"><text:s text:c="5"/>cause difficulty loading ("too many files" error message). <text:s/>Should</text:p>
      <text:p text:style-name="P1"><text:s text:c="5"/>this occur use ICLOSE or CLOSE-ALL to restore proper operation.</text:p>
      <text:p text:style-name="P1"></text:p>
      <text:p text:style-name="P1"><text:s text:c="5"/>Note: Performing ICLOSE without a preceding INCLUDE or INCLUDED</text:p>
      <text:p text:style-name="P1"><text:s text:c="5"/>may result in the current screenfile being closed without</text:p>
      <text:p text:style-name="P1"><text:s text:c="5"/>flushing.</text:p>
      <text:p text:style-name="P1"></text:p>
      <text:p text:style-name="P1"><text:s text:c="5"/>See: INCLUDE INCLUDED CLOSE-ALL</text:p>
      <text:p text:style-name="P1"></text:p>
      <text:p text:style-name="P1"><text:s/>INCLUDE <text:s/>( "filename[.F]" -- ) <text:s text:c="23"/>S</text:p>
      <text:p text:style-name="P1"></text:p>
      <text:p text:style-name="P1"><text:s text:c="5"/>Compile the ascii text source file specified by the filename.</text:p>
      <text:p text:style-name="P1"><text:s text:c="5"/>If a filename extension is not included then .F is assumed.</text:p>
      <text:p text:style-name="P1"><text:s text:c="5"/>Text files may be nested.</text:p>
      <text:p text:style-name="P1"></text:p>
      <text:p text:style-name="P1"><text:s text:c="5"/>Note: Uses the default DTA buffer at address $80.</text:p>
      <text:p text:style-name="P1"></text:p>
      <text:p text:style-name="P1"><text:s text:c="5"/>See: ICLOSE</text:p>
      <text:p text:style-name="P1"></text:p>
      <text:p text:style-name="P1"><text:s/>INCLUDED <text:s/>( c-addr u -- ) <text:s text:c="28"/>S</text:p>
      <text:p text:style-name="P1"></text:p>
      <text:p text:style-name="P1"><text:s text:c="5"/>Compile the ascii text source file specified by the filename</text:p>
      <text:p text:style-name="P1"><text:s text:c="5"/>given by c-addr u. <text:s/>Text files may be nested.</text:p>
      <text:p text:style-name="P1"></text:p>
      <text:p text:style-name="P1"><text:s text:c="5"/>Note: Uses the default DTA buffer at address $80.</text:p>
      <text:p text:style-name="P1"></text:p>
      <text:p text:style-name="P1"><text:s text:c="5"/>See: ICLOSE</text:p>
      <text:p text:style-name="P1"></text:p>
      <text:p text:style-name="P1"><text:s/>INDEX <text:s/>( +n1 +n2 -- ) <text:s text:c="32"/>S FIG</text:p>
      <text:p text:style-name="P1"></text:p>
      <text:p text:style-name="P1"><text:s text:c="5"/>List line 0 of screens +n1 thru +n2 from the screenfile. <text:s/>Line 0</text:p>
      <text:p text:style-name="P1"><text:s text:c="5"/>typically contains a comment indicating the contents of the screen.</text:p>
      <text:p text:style-name="P1"></text:p>
      <text:p text:style-name="P1"><text:s text:c="5"/>See: QX</text:p>
      <text:p text:style-name="P1"></text:p>
      <text:p text:style-name="P1"><text:s/>L <text:s/>( -- ) <text:s text:c="44"/>S</text:p>
      <text:p text:style-name="P1"></text:p>
      <text:p text:style-name="P1"><text:s text:c="5"/>List the screen specified by variable SCR.</text:p>
      <text:p text:style-name="P1"></text:p>
      <text:p text:style-name="P1"><text:s text:c="5"/>See: N B</text:p>
      <text:p text:style-name="P1"></text:p>
      <text:p text:style-name="P1"><text:s/>N <text:s/>( -- ) <text:s text:c="44"/>S</text:p>
      <text:p text:style-name="P1"></text:p>
      <text:p text:style-name="P1"><text:s text:c="5"/>Increment variable SCR and list the screen.</text:p>
      <text:p text:style-name="P1"></text:p>
      <text:p text:style-name="P1"><text:s text:c="5"/>See: L B</text:p>
      <text:p text:style-name="P1"><text:soft-page-break/></text:p>
      <text:p text:style-name="P1"><text:s/>QX <text:s/>( +n -- ) <text:s text:c="40"/>S</text:p>
      <text:p text:style-name="P1"></text:p>
      <text:p text:style-name="P1"><text:s text:c="5"/>Quick index. <text:s/>Starting with screen +n, list line 0 of 60 sequential</text:p>
      <text:p text:style-name="P1"><text:s text:c="5"/>screens from the screenfile. <text:s/>Line 0 typically contains a comment</text:p>
      <text:p text:style-name="P1"><text:s text:c="5"/>indicating the contents of the screen.</text:p>
      <text:p text:style-name="P1"></text:p>
      <text:p text:style-name="P1"><text:s text:c="5"/>See: INDEX</text:p>
      <text:p text:style-name="P1"></text:p>
      <text:p text:style-name="P1"><text:s/>RENAME <text:s/>( "oldfile" "newfile" -- ) <text:s text:c="19"/>S</text:p>
      <text:p text:style-name="P1"></text:p>
      <text:p text:style-name="P1"><text:s text:c="5"/>Rename the specified disk file with a new name. <text:s/>RENAME must not</text:p>
      <text:p text:style-name="P1"><text:s text:c="5"/>be performed on an open file.</text:p>
      <text:p text:style-name="P1"></text:p>
      <text:p text:style-name="P1"><text:s/>SHOW <text:s/>( +n1 +n2 -- ) <text:s text:c="33"/>S</text:p>
      <text:p text:style-name="P1"></text:p>
      <text:p text:style-name="P1"><text:s text:c="5"/>List screens +n1 through +n2 from the screenfile to the printer,</text:p>
      <text:p text:style-name="P1"><text:s text:c="5"/>formatted 3 screens to the page. <text:s/>A form-feed character (0C hex) is</text:p>
      <text:p text:style-name="P1"><text:s text:c="5"/>output at the end of each page.</text:p>
      <text:p text:style-name="P1"></text:p>
      <text:p text:style-name="P1"><text:s/>VOCS <text:s/>( -- ) <text:s text:c="41"/>S</text:p>
      <text:p text:style-name="P1"></text:p>
      <text:p text:style-name="P1"><text:s text:c="5"/>List all vocabularies beginning with the most recent.</text:p>
      <text:p text:style-name="P1"></text:p>
      <text:p text:style-name="P1"><text:s/>WORDS <text:s/>( -- ) <text:s text:c="40"/>S</text:p>
      <text:p text:style-name="P1"></text:p>
      <text:p text:style-name="P1"><text:s text:c="5"/>Lists the names of forth words in the first search wordlist</text:p>
      <text:p text:style-name="P1"><text:s text:c="5"/>beginning with the most recent. <text:s/>Immediate words are preceded with</text:p>
      <text:p text:style-name="P1"><text:s text:c="5"/>a '#' character and system words with a '|' character. <text:s/>fig-forth</text:p>
      <text:p text:style-name="P1"><text:s text:c="5"/>equivalent is VLIST.</text:p>
      <text:p text:style-name="P1"></text:p>
      <text:p text:style-name="P1"><text:s/>WORDS-LIKE <text:s/>( "pattern" -- ) <text:s text:c="25"/>S</text:p>
      <text:p text:style-name="P1"></text:p>
      <text:p text:style-name="P1"><text:s text:c="5"/>As for WORDS but takes a blank delimited string from the input</text:p>
      <text:p text:style-name="P1"><text:s text:c="5"/>stream. <text:s/>Only word names that include the specified string are</text:p>
      <text:p text:style-name="P1"><text:s text:c="5"/>listed.</text:p>
      <text:p text:style-name="P1"></text:p>
      <text:p text:style-name="P1"></text:p>
      <text:p text:style-name="P1"/>
      <text:p text:style-name="P2">4. DOS Interface</text:p>
      <text:p text:style-name="P1">----------------</text:p>
      <text:p text:style-name="P1"></text:p>
      <text:p text:style-name="P1"><text:s/>CMDTAIL <text:s/>( -- c-addr u ) <text:s text:c="29"/>A</text:p>
      <text:p text:style-name="P1"></text:p>
      <text:p text:style-name="P1"><text:s text:c="5"/>Return the string representing the command tail entered at the DOS</text:p>
      <text:p text:style-name="P1"><text:s text:c="5"/>prompt when the program was first initiated. <text:s/>Leading and trailing</text:p>
      <text:p text:style-name="P1"><text:s text:c="5"/>blanks are stripped.</text:p>
      <text:p text:style-name="P1"></text:p>
      <text:p text:style-name="P1"><text:s text:c="5"/>Note: The returned string resides in a transient region which may</text:p>
      <text:p text:style-name="P1"><text:s text:c="5"/>be overwritten by subsequent operations.</text:p>
      <text:p text:style-name="P1"></text:p>
      <text:p text:style-name="P1"><text:s/>BDOS <text:s/>( DE u -- A ) <text:s text:c="34"/>A</text:p>
      <text:p text:style-name="P1"></text:p>
      <text:p text:style-name="P1"><text:s text:c="5"/>Perform CP/M BDOS call number u. <text:s/>DE is the value passed to the</text:p>
      <text:p text:style-name="P1"><text:s text:c="5"/>DE register. <text:s/>Return the contents of the A register.</text:p>
      <text:p text:style-name="P1"></text:p>
      <text:p text:style-name="P1"><text:s text:c="5"/>See: FDOS</text:p>
      <text:p text:style-name="P1"></text:p>
      <text:p text:style-name="P1"><text:s/>BIOS <text:s/>( BC u -- A ) <text:s text:c="34"/>A</text:p>
      <text:p text:style-name="P1"></text:p>
      <text:p text:style-name="P1"><text:s text:c="5"/>Perform CP/M BIOS call number u. <text:s/>BC is the value passed to the</text:p>
      <text:p text:style-name="P1"><text:s text:c="5"/>BC register. <text:s/>Return the contents of the A register.</text:p>
      <text:p text:style-name="P1"></text:p>
      <text:p text:style-name="P1"><text:s text:c="5"/>Note: CP/M 3 compatible.</text:p>
      <text:p text:style-name="P1"></text:p>
      <text:p text:style-name="P1"><text:s/>BIOSHL <text:s/>( DE BC u -- HL ) <text:s text:c="28"/>A</text:p>
      <text:p text:style-name="P1"></text:p>
      <text:p text:style-name="P1"><text:s text:c="5"/>Perform CP/M BIOS call number u. <text:s/>DE and BC are the values passed</text:p>
      <text:p text:style-name="P1"><text:s text:c="5"/>to the DE and BC registers respectively. <text:s/>Return the contents of</text:p>
      <text:p text:style-name="P1"><text:s text:c="5"/>the HL register.</text:p>
      <text:p text:style-name="P1"></text:p>
      <text:p text:style-name="P1"><text:s text:c="5"/>Note: CP/M 3 compatible.</text:p>
      <text:p text:style-name="P1"></text:p>
      <text:p text:style-name="P1"><text:s/>DOSVER <text:s/>( -- H L ) <text:s text:c="35"/>A</text:p>
      <text:p text:style-name="P1"></text:p>
      <text:p text:style-name="P1"><text:s text:c="5"/>Return DOS version number. <text:s/>H = 00h for CP/M, L = BDOS version</text:p>
      <text:p text:style-name="P1"><text:s text:c="5"/>number in hexadecimal.</text:p>
      <text:p text:style-name="P1"></text:p>
      <text:p text:style-name="P1"><text:s/>FDOS <text:s/>( DE u -- HL A ) <text:s text:c="31"/>A</text:p>
      <text:p text:style-name="P1"></text:p>
      <text:p text:style-name="P1"><text:s text:c="5"/>Perform CP/M BDOS call number u. <text:s/>DE is the value passed to the</text:p>
      <text:p text:style-name="P1"><text:s text:c="5"/>DE register. <text:s/>Return the contents of the HL and A registers.</text:p>
      <text:p text:style-name="P1"></text:p>
      <text:p text:style-name="P1"><text:s text:c="5"/>See: BDOS</text:p>
      <text:p text:style-name="P1"></text:p>
      <text:p text:style-name="P1"><text:s/>PC@ <text:s/>( p-addr -- u ) <text:s text:c="33"/>A</text:p>
      <text:p text:style-name="P1"></text:p>
      <text:p text:style-name="P1"><text:s text:c="5"/>Perform the 8080 IN instruction on port address p-addr and return</text:p>
      <text:p text:style-name="P1"><text:s text:c="5"/>the value u. <text:s/>The upper 8 bits of u is set to zero. <text:s/>Fig-Forth</text:p>
      <text:p text:style-name="P1"><text:s text:c="5"/>equivalent is P@.</text:p>
      <text:p text:style-name="P1"></text:p>
      <text:p text:style-name="P1"><text:s/>PC! <text:s/>( u p-addr -- ) <text:s text:c="33"/>A</text:p>
      <text:p text:style-name="P1"></text:p>
      <text:p text:style-name="P1"><text:s text:c="5"/>Perform the 8080 OUT instruction sending the lower 8 bits of u to</text:p>
      <text:p text:style-name="P1"><text:s text:c="5"/>port address p-addr. <text:s/>Fig-Forth equivalent is P!</text:p>
      <text:p text:style-name="P1"></text:p>
      <text:p text:style-name="P1"/>
      <text:p text:style-name="P2"><text:s/>ZENV <text:s/>( -- addr | false ) <text:s text:c="28"/>A</text:p>
      <text:p text:style-name="P1"></text:p>
      <text:p text:style-name="P1"><text:s text:c="5"/>Return the Z-System external Environment Descriptor address.</text:p>
      <text:p text:style-name="P1"><text:s text:c="5"/>If Z-System is not present return false.</text:p>
      <text:p text:style-name="P1"></text:p>
      <text:p text:style-name="P1"></text:p>
      <text:p text:style-name="P1"/>
      <text:p text:style-name="P2">5. Input/Output</text:p>
      <text:p text:style-name="P1">---------------</text:p>
      <text:p text:style-name="P1"></text:p>
      <text:p text:style-name="P1"><text:s/>(D.) <text:s/>( d -- c-addr u ) <text:s text:c="30"/>A</text:p>
      <text:p text:style-name="P1"></text:p>
      <text:p text:style-name="P1"><text:s text:c="5"/>Convert the signed double number d to a string c-addr u.</text:p>
      <text:p text:style-name="P1"><text:s text:c="5"/>Primitive for D.</text:p>
      <text:p text:style-name="P1"></text:p>
      <text:p text:style-name="P1"><text:s text:c="5"/>Note: The returned string resides in a transient region which may</text:p>
      <text:p text:style-name="P1"><text:s text:c="5"/>be overwritten by subsequent operations.</text:p>
      <text:p text:style-name="P1"></text:p>
      <text:p text:style-name="P1"><text:s/>CONSOLE <text:s/>( -- ) <text:s text:c="38"/>A</text:p>
      <text:p text:style-name="P1"></text:p>
      <text:p text:style-name="P1"><text:s text:c="5"/>Redirect EMIT to the console screen.</text:p>
      <text:p text:style-name="P1"></text:p>
      <text:p text:style-name="P1"><text:s/>SYS-VEC <text:s/>( -- addr ) <text:s text:c="33"/>A</text:p>
      <text:p text:style-name="P1"></text:p>
      <text:p text:style-name="P1"><text:s text:c="5"/>Return the address of the system vector &amp; parameter table.</text:p>
      <text:p text:style-name="P1"></text:p>
      <text:p text:style-name="P1"><text:s text:c="5"/>offset <text:s text:c="5"/>type <text:s/>function <text:s text:c="11"/>parameter <text:s text:c="7"/>default</text:p>
      <text:p text:style-name="P1"></text:p>
      <text:p text:style-name="P1"><text:s text:c="5"/>0 <text:s text:c="2"/>vKEY? <text:s text:c="2"/>xt <text:s text:c="3"/>KEY? <text:s text:c="15"/>-- flag <text:s text:c="9"/>?terminal</text:p>
      <text:p text:style-name="P1"><text:s text:c="5"/>2 <text:s text:c="2"/>vKEY <text:s text:c="3"/>xt <text:s text:c="3"/>KEY <text:s text:c="16"/>-- char <text:s text:c="9"/>conin</text:p>
      <text:p text:style-name="P1"><text:s text:c="5"/>4 <text:s text:c="2"/>vEMIT <text:s text:c="2"/>xt <text:s text:c="3"/>EMIT <text:s text:c="15"/>char -- <text:s text:c="9"/>conout *</text:p>
      <text:p text:style-name="P1"><text:s text:c="5"/>6 <text:s text:c="2"/>vCON <text:s text:c="3"/>xt <text:s text:c="3"/>CONSOLE out <text:s text:c="8"/>char -- <text:s text:c="9"/>conout</text:p>
      <text:p text:style-name="P1"><text:s text:c="5"/>8 <text:s text:c="2"/>vLST <text:s text:c="3"/>xt <text:s text:c="3"/>PRINTER out <text:s text:c="8"/>char -- <text:s text:c="9"/>lstout</text:p>
      <text:p text:style-name="P1"><text:s text:c="5"/>10 <text:s/>aINIT <text:s text:c="2"/>addr <text:s/>INIT patch <text:s text:c="9"/>-- <text:s text:c="14"/>NOOP *</text:p>
      <text:p text:style-name="P1"><text:s text:c="5"/>12 <text:s/>aIDENT <text:s/>addr <text:s/>IDENTIFY patch <text:s text:c="5"/>-- <text:s text:c="14"/>NOOP *</text:p>
      <text:p text:style-name="P1"><text:s text:c="5"/>14 <text:s/>aFNUMB <text:s/>addr <text:s/>FNUMBER patch <text:s text:c="6"/>c-addr u -- ?|0 <text:s/>FALSE *</text:p>
      <text:p text:style-name="P1"><text:s text:c="5"/>16 <text:s/>reserved</text:p>
      <text:p text:style-name="P1"><text:s text:c="5"/>18 <text:s/>aNUMB <text:s text:c="2"/>addr <text:s/>NUMBER? patch <text:s text:c="6"/>c-addr u -- ?|0 <text:s/>NUMBER?</text:p>
      <text:p text:style-name="P1"><text:s text:c="5"/>20 <text:s/>reserved</text:p>
      <text:p text:style-name="P1"><text:s text:c="5"/>22 <text:s/>reserved</text:p>
      <text:p text:style-name="P1"><text:s text:c="5"/>24 <text:s/>nUS <text:s text:c="4"/>u <text:s text:c="4"/>USER area size</text:p>
      <text:p text:style-name="P1"><text:s text:c="5"/>26 <text:s/>nPNO <text:s text:c="3"/>u <text:s text:c="4"/>HOLD buffer size</text:p>
      <text:p text:style-name="P1"><text:s text:c="5"/>28 <text:s/>reserved</text:p>
      <text:p text:style-name="P1"><text:s text:c="5"/>30 <text:s/>reserved</text:p>
      <text:p text:style-name="P1"></text:p>
      <text:p text:style-name="P1"><text:s text:c="5"/>* set according to mode or installed option</text:p>
      <text:p text:style-name="P1"></text:p>
      <text:p text:style-name="P1"><text:s text:c="5"/>Sizes are expressed in bytes unless otherwise noted.</text:p>
      <text:p text:style-name="P1"></text:p>
      <text:p text:style-name="P1"><text:s/>KEY <text:s/>( -- char ) <text:s text:c="37"/>A 94</text:p>
      <text:p text:style-name="P1"></text:p>
      <text:p text:style-name="P1"><text:s text:c="5"/>Receive the next character from the console.</text:p>
      <text:p text:style-name="P1"></text:p>
      <text:p text:style-name="P1"><text:s/>KEY? <text:s/>( -- flag ) <text:s text:c="36"/>A 94</text:p>
      <text:p text:style-name="P1"></text:p>
      <text:p text:style-name="P1"><text:s text:c="5"/>Return true if a console key has been pressed. <text:s/>KEY is subsequently</text:p>
      <text:p text:style-name="P1"><text:s text:c="5"/>used to retrieve the character. <text:s/>fig-Forth equivalent is ?TERMINAL.</text:p>
      <text:p text:style-name="P1"></text:p>
      <text:p text:style-name="P1"><text:s/>PRINTER <text:s/>( -- ) <text:s text:c="38"/>A</text:p>
      <text:p text:style-name="P1"></text:p>
      <text:p text:style-name="P1"><text:s text:c="5"/>Redirect EMIT to the printer.</text:p>
      <text:p text:style-name="P1"></text:p>
      <text:p text:style-name="P1"><text:s/>OUT <text:s/>( -- a-addr ) <text:s text:c="35"/>A FIG</text:p>
      <text:p text:style-name="P1"></text:p>
      <text:p text:style-name="P1"><text:s text:c="5"/>A USER variable that contains the number of characters output by</text:p>
      <text:p text:style-name="P1"><text:s text:c="5"/>EMIT or TYPE since the last CR.</text:p>
      <text:p text:style-name="P1"><text:soft-page-break/>6. Arithmetic and Stack</text:p>
      <text:p text:style-name="P1">-----------------------</text:p>
      <text:p text:style-name="P1"></text:p>
      <text:p text:style-name="P1"><text:s/>-ROLL <text:s/>( xu ... x1 x0 u -- x0 xu ... x1 ) <text:s text:c="12"/>A</text:p>
      <text:p text:style-name="P1"></text:p>
      <text:p text:style-name="P1"><text:s text:c="5"/>Remove u. <text:s/>Rotate xu ... x1 to the top of the stack pushing x0 to</text:p>
      <text:p text:style-name="P1"><text:s text:c="5"/>the position vacated by xu. <text:s/>The reverse of ROLL.</text:p>
      <text:p text:style-name="P1"></text:p>
      <text:p text:style-name="P1"><text:s/>-ROT <text:s/>( x1 x2 x3 -- x3 x1 x2 ) <text:s text:c="23"/>A</text:p>
      <text:p text:style-name="P1"></text:p>
      <text:p text:style-name="P1"><text:s text:c="5"/>Rotate the top stack item to the third position. <text:s/>The reverse of</text:p>
      <text:p text:style-name="P1"><text:s text:c="5"/>ROT.</text:p>
      <text:p text:style-name="P1"></text:p>
      <text:p text:style-name="P1"><text:s/>2+ <text:s/>( x1 -- x2 ) <text:s text:c="37"/>A 83 FIG</text:p>
      <text:p text:style-name="P1"></text:p>
      <text:p text:style-name="P1"><text:s text:c="5"/>Add two (2) to n1|u1 giving the sum n2|u2.</text:p>
      <text:p text:style-name="P1"></text:p>
      <text:p text:style-name="P1"><text:s/>2- <text:s/>( x1 -- x2 ) <text:s text:c="37"/>A 83</text:p>
      <text:p text:style-name="P1"></text:p>
      <text:p text:style-name="P1"><text:s text:c="5"/>Subtract two (2) to n1|u1 giving the sum n2|u2.</text:p>
      <text:p text:style-name="P1"></text:p>
      <text:p text:style-name="P1"><text:s/>2NIP <text:s/>( x1 x2 x3 x4 -- x3 x4 ) <text:s text:c="23"/>A</text:p>
      <text:p text:style-name="P1"></text:p>
      <text:p text:style-name="P1"><text:s text:c="5"/>Drop cell pair x1 x2 from the stack leaving x3 x4.</text:p>
      <text:p text:style-name="P1"></text:p>
      <text:p text:style-name="P1"><text:s/>&gt;&lt; <text:s/>( x1 -- x2 ) <text:s text:c="37"/>A</text:p>
      <text:p text:style-name="P1"></text:p>
      <text:p text:style-name="P1"><text:s text:c="5"/>Swap the high order byte (bits 8-15) with the low order byte</text:p>
      <text:p text:style-name="P1"><text:s text:c="5"/>(bits 0-7) of x1.</text:p>
      <text:p text:style-name="P1"></text:p>
      <text:p text:style-name="P1"><text:s/>FM/MOD <text:s/>( d n1 -- n2 n3 ) <text:s text:c="28"/>A 94</text:p>
      <text:p text:style-name="P1"></text:p>
      <text:p text:style-name="P1"><text:s text:c="5"/>Divide double number d by single n1, giving the floored quotient</text:p>
      <text:p text:style-name="P1"><text:s text:c="5"/>n3 and the remainder n2.</text:p>
      <text:p text:style-name="P1"></text:p>
      <text:p text:style-name="P1"><text:s/>LOHI <text:s/>( x -- lo hi ) <text:s text:c="33"/>A</text:p>
      <text:p text:style-name="P1"></text:p>
      <text:p text:style-name="P1"><text:s text:c="5"/>Split a 16-bit number. <text:s/>Lo is the low byte of x. <text:s/>Hi is the high</text:p>
      <text:p text:style-name="P1"><text:s text:c="5"/>byte of x.</text:p>
      <text:p text:style-name="P1"></text:p>
      <text:p text:style-name="P1"><text:s/>LO|HI <text:s/>( lo hi -- x ) <text:s text:c="32"/>A</text:p>
      <text:p text:style-name="P1"></text:p>
      <text:p text:style-name="P1"><text:s text:c="5"/>Form a 16-bit number. <text:s/>Lo is the low byte of x. <text:s/>Hi is the high</text:p>
      <text:p text:style-name="P1"><text:s text:c="5"/>byte of x.</text:p>
      <text:p text:style-name="P1"></text:p>
      <text:p text:style-name="P1"><text:s/>LSHIFT <text:s/>( x1 u -- x2 ) <text:s text:c="31"/>A 94</text:p>
      <text:p text:style-name="P1"></text:p>
      <text:p text:style-name="P1"><text:s text:c="5"/>Perform a logical left shift of u bit-places on x1 giving x2.</text:p>
      <text:p text:style-name="P1"><text:s text:c="5"/>Put zero into the least significant bits vacated by the shift.</text:p>
      <text:p text:style-name="P1"></text:p>
      <text:p text:style-name="P1"><text:s/>M* <text:s/>( n1 n2 -- d ) <text:s text:c="35"/>A 94</text:p>
      <text:p text:style-name="P1"></text:p>
      <text:p text:style-name="P1"><text:s text:c="5"/>Multiply n1 by n2 giving the double result d.</text:p>
      <text:p text:style-name="P1"></text:p>
      <text:p text:style-name="P1"><text:s/>M*/ <text:s/>( d1 n1 +n2 -- d2 ) <text:s text:c="29"/>A 94</text:p>
      <text:p text:style-name="P1"></text:p>
      <text:p text:style-name="P1"><text:s text:c="5"/>Multiply double number d1 by single n1 producing the triple</text:p>
      <text:p text:style-name="P1"><text:s text:c="5"/>length intermediate result t. <text:s/>Divide t by +n2 giving the</text:p>
      <text:p text:style-name="P1"><text:s text:c="5"/>double quotient d2.</text:p>
      <text:p text:style-name="P1"><text:soft-page-break/></text:p>
      <text:p text:style-name="P1"><text:s/>M+ <text:s/>( d1 n -- d2 ) <text:s text:c="35"/>A 94</text:p>
      <text:p text:style-name="P1"></text:p>
      <text:p text:style-name="P1"><text:s text:c="5"/>Add single length number n to double d1, giving the sum d2.</text:p>
      <text:p text:style-name="P1"></text:p>
      <text:p text:style-name="P1"><text:s/>NIP <text:s/>( x1 x2 -- x2 ) <text:s text:c="33"/>A 94</text:p>
      <text:p text:style-name="P1"></text:p>
      <text:p text:style-name="P1"><text:s text:c="5"/>Drop the first item below the top of stack.</text:p>
      <text:p text:style-name="P1"></text:p>
      <text:p text:style-name="P1"><text:s/>NOT <text:s/>( x -- flag ) <text:s text:c="35"/>A 79</text:p>
      <text:p text:style-name="P1"></text:p>
      <text:p text:style-name="P1"><text:s text:c="5"/>Reverse the boolean value of x. <text:s/>Functionally equivalent to: 0= .</text:p>
      <text:p text:style-name="P1"></text:p>
      <text:p text:style-name="P1"><text:s text:c="5"/>Note: Do not confuse this function with FORTH-83 NOT which behaved</text:p>
      <text:p text:style-name="P1"><text:s text:c="5"/>as INVERT.</text:p>
      <text:p text:style-name="P1"></text:p>
      <text:p text:style-name="P1"><text:s/>RSHIFT <text:s/>( x1 u -- x2 ) <text:s text:c="31"/>A 94</text:p>
      <text:p text:style-name="P1"></text:p>
      <text:p text:style-name="P1"><text:s text:c="5"/>Perform a logical right shift of u bit-places on x1 giving x2.</text:p>
      <text:p text:style-name="P1"><text:s text:c="5"/>Put zero into the most significant bits vacated by the shift.</text:p>
      <text:p text:style-name="P1"></text:p>
      <text:p text:style-name="P1"><text:s/>SM/REM <text:s/>( d n1 -- n2 n3 ) <text:s text:c="28"/>A 94</text:p>
      <text:p text:style-name="P1"></text:p>
      <text:p text:style-name="P1"><text:s text:c="5"/>Divide d by n1, giving the single-cell remainder n2 and the single-</text:p>
      <text:p text:style-name="P1"><text:s text:c="5"/>cell symmetric quotient n3. <text:s/>An ambiguous condition exists if n1 is</text:p>
      <text:p text:style-name="P1"><text:s text:c="5"/>zero.</text:p>
      <text:p text:style-name="P1"></text:p>
      <text:p text:style-name="P1"><text:s/>TUCK <text:s/>( x1 x2 -- x2 x1 x2 ) <text:s text:c="26"/>A 94</text:p>
      <text:p text:style-name="P1"></text:p>
      <text:p text:style-name="P1"><text:s text:c="5"/>Copy the first (top) stack item below the second stack item.</text:p>
      <text:p text:style-name="P1"></text:p>
      <text:p text:style-name="P1"><text:s/>U2/ <text:s/>( x1 -- x2 ) <text:s text:c="36"/>A</text:p>
      <text:p text:style-name="P1"></text:p>
      <text:p text:style-name="P1"><text:s text:c="5"/>x2 is the result of shifting x1 one bit toward the least-significant</text:p>
      <text:p text:style-name="P1"><text:s text:c="5"/>bit, leaving the most-significant bit zero. <text:s/>Equivalent to: 1 RSHIFT.</text:p>
      <text:p text:style-name="P1"></text:p>
      <text:p text:style-name="P1"><text:s/>UMAX <text:s/>( u1 u2 -- u1 | u2 ) <text:s text:c="27"/>A</text:p>
      <text:p text:style-name="P1"></text:p>
      <text:p text:style-name="P1"><text:s text:c="5"/>Return the greater of two unsigned numbers.</text:p>
      <text:p text:style-name="P1"></text:p>
      <text:p text:style-name="P1"><text:s/>UMIN <text:s/>( u1 u2 -- u1 | u2 ) <text:s text:c="27"/>A</text:p>
      <text:p text:style-name="P1"></text:p>
      <text:p text:style-name="P1"><text:s text:c="5"/>Return the lesser of two unsigned numbers.</text:p>
      <text:p text:style-name="P1"></text:p>
      <text:p text:style-name="P1"></text:p>
      <text:p text:style-name="P1"/>
      <text:p text:style-name="P2">7. Conversion</text:p>
      <text:p text:style-name="P1">-------------</text:p>
      <text:p text:style-name="P1"></text:p>
      <text:p text:style-name="P1"><text:s/>DPL <text:s/>( -- a-addr ) <text:s text:c="35"/>A 83</text:p>
      <text:p text:style-name="P1"></text:p>
      <text:p text:style-name="P1"><text:s text:c="5"/>A USER variable containing the number of places to the right of</text:p>
      <text:p text:style-name="P1"><text:s text:c="5"/>the decimal point following number input conversion.</text:p>
      <text:p text:style-name="P1"></text:p>
      <text:p text:style-name="P1"><text:s text:c="5"/>In DX-Forth DPL is incremented for each character successfully</text:p>
      <text:p text:style-name="P1"><text:s text:c="5"/>converted by &gt;NUMBER. <text:s/>Applications may use this feature to create</text:p>
      <text:p text:style-name="P1"><text:s text:c="5"/>custom number conversion routines.</text:p>
      <text:p text:style-name="P1"></text:p>
      <text:p text:style-name="P1"><text:s text:c="5"/>See: NUMBER?</text:p>
      <text:p text:style-name="P1"></text:p>
      <text:p text:style-name="P1"><text:s/>NUMBER? <text:s/>( c-addr u -- d true | false ) <text:s text:c="14"/>A</text:p>
      <text:p text:style-name="P1"></text:p>
      <text:p text:style-name="P1"><text:s text:c="5"/>Convert the case-insensitive string c-addr u to a double number</text:p>
      <text:p text:style-name="P1"><text:s text:c="5"/>according to the current base. <text:s/>If successful, return double</text:p>
      <text:p text:style-name="P1"><text:s text:c="5"/>number d and a true flag. <text:s/>A leading '-' character signifies a</text:p>
      <text:p text:style-name="P1"><text:s text:c="5"/>negative number. <text:s/>If a punctuation character '.' occurs at the</text:p>
      <text:p text:style-name="P1"><text:s text:c="5"/>end of the string then DPL is 0 otherwise it is -1. <text:s/>If conversion</text:p>
      <text:p text:style-name="P1"><text:s text:c="5"/>is unsuccessful or the string was empty or contained blanks then a</text:p>
      <text:p text:style-name="P1"><text:s text:c="5"/>false flag is returned and DPL is meaningless.</text:p>
      <text:p text:style-name="P1"></text:p>
      <text:p text:style-name="P1"><text:s text:c="5"/>See: DPL SYS-VEC</text:p>
      <text:p text:style-name="P1"></text:p>
      <text:p text:style-name="P1"><text:s/>UPCASE <text:s/>( c1 -- c2 ) <text:s text:c="33"/>A</text:p>
      <text:p text:style-name="P1"></text:p>
      <text:p text:style-name="P1"><text:s text:c="5"/>Convert the character c1 to its uppercase equivalent c2.</text:p>
      <text:p text:style-name="P1"></text:p>
      <text:p text:style-name="P1"><text:s text:c="5"/>Note: The name of this function is subject to change.</text:p>
      <text:p text:style-name="P1"></text:p>
      <text:p text:style-name="P1"><text:s/>UPPER <text:s/>( c-addr u -- ) <text:s text:c="31"/>A</text:p>
      <text:p text:style-name="P1"></text:p>
      <text:p text:style-name="P1"><text:s text:c="5"/>Convert the character string c-addr u to uppercase.</text:p>
      <text:p text:style-name="P1"></text:p>
      <text:p text:style-name="P1"><text:s text:c="5"/>Note: The name of this function is subject to change.</text:p>
      <text:p text:style-name="P1"></text:p>
      <text:p text:style-name="P1"></text:p>
      <text:p text:style-name="P1"/>
      <text:p text:style-name="P2">8. Strings and Memory</text:p>
      <text:p text:style-name="P1">---------------------</text:p>
      <text:p text:style-name="P1"></text:p>
      <text:p text:style-name="P1"><text:s/>+STRING <text:s/>( c-addr1 u1 c-addr2 u2 -- c-addr2 u3 ) <text:s text:c="5"/>A</text:p>
      <text:p text:style-name="P1"></text:p>
      <text:p text:style-name="P1"><text:s text:c="5"/>Append the string c-addr1 u1 to the end of string c-addr2 u2</text:p>
      <text:p text:style-name="P1"><text:s text:c="5"/>returning the resulting string c-addr2 u3. <text:s/>It is the programmer's</text:p>
      <text:p text:style-name="P1"><text:s text:c="5"/>responsibility to ensure sufficient room is available at c-addr2</text:p>
      <text:p text:style-name="P1"><text:s text:c="5"/>to hold both strings.</text:p>
      <text:p text:style-name="P1"></text:p>
      <text:p text:style-name="P1"><text:s/>," <text:s/>( "ccc&lt;"&gt;" -- ) <text:s text:c="34"/>S</text:p>
      <text:p text:style-name="P1"></text:p>
      <text:p text:style-name="P1"><text:s text:c="5"/>Parse the character string delimited by '"' and compile as a</text:p>
      <text:p text:style-name="P1"><text:s text:c="5"/>counted string at HERE. <text:s/>The delimiter character may be included</text:p>
      <text:p text:style-name="P1"><text:s text:c="5"/>in the string by entering it twice.</text:p>
      <text:p text:style-name="P1"></text:p>
      <text:p text:style-name="P1"><text:s text:c="5"/>See: PARSE$</text:p>
      <text:p text:style-name="P1"></text:p>
      <text:p text:style-name="P1"><text:s/>/STRING <text:s/>( c-addr1 u1 n -- c-addr2 u2 ) <text:s text:c="14"/>94</text:p>
      <text:p text:style-name="P1"></text:p>
      <text:p text:style-name="P1"><text:s text:c="5"/>Truncate the string c-addr1 u1 by n characters. <text:s/>The resulting</text:p>
      <text:p text:style-name="P1"><text:s text:c="5"/>string c-addr2 u2 begins at c-addr1+n and has a length u1-n.</text:p>
      <text:p text:style-name="P1"><text:s text:c="5"/>n may be negative.</text:p>
      <text:p text:style-name="P1"></text:p>
      <text:p text:style-name="P1"><text:s/>CAPS <text:s/>( -- ) <text:s text:c="41"/>A</text:p>
      <text:p text:style-name="P1"></text:p>
      <text:p text:style-name="P1"><text:s text:c="5"/>Causes the next occurrence of COMPARE or SEARCH to be performed as</text:p>
      <text:p text:style-name="P1"><text:s text:c="5"/>if all characters in the source and destination strings were</text:p>
      <text:p text:style-name="P1"><text:s text:c="5"/>uppercase. <text:s/>Used in the form:</text:p>
      <text:p text:style-name="P1"></text:p>
      <text:p text:style-name="P1"><text:s text:c="14"/>( c-addr1 u1 c-addr2 u2 ) CAPS COMPARE</text:p>
      <text:p text:style-name="P1"><text:s text:c="14"/>( c-addr1 u1 c-addr2 u2 ) CAPS SEARCH</text:p>
      <text:p text:style-name="P1"></text:p>
      <text:p text:style-name="P1"><text:s text:c="5"/>Note: The effect of CAPS is temporary. <text:s/>It is automatically reset</text:p>
      <text:p text:style-name="P1"><text:s text:c="5"/>by COMPARE SEARCH COLD, or when an error occurs and QUIT is</text:p>
      <text:p text:style-name="P1"><text:s text:c="5"/>executed.</text:p>
      <text:p text:style-name="P1"></text:p>
      <text:p text:style-name="P1"><text:s/>CELL- <text:s/>( a-addr1 -- a-addr2 ) <text:s text:c="24"/>A</text:p>
      <text:p text:style-name="P1"></text:p>
      <text:p text:style-name="P1"><text:s text:c="5"/>Subtract the size in address units of a cell to a-addr1, giving</text:p>
      <text:p text:style-name="P1"><text:s text:c="5"/>a-addr2.</text:p>
      <text:p text:style-name="P1"></text:p>
      <text:p text:style-name="P1"><text:s/>COMPARE <text:s/>( c-addr1 u1 c-addr2 u2 -- -1 | 0 | 1 ) <text:s text:c="5"/>94</text:p>
      <text:p text:style-name="P1"></text:p>
      <text:p text:style-name="P1"><text:s text:c="5"/>Compare string c-addr1 u1 with string c-addr2 u2. <text:s/>Return 0 if</text:p>
      <text:p text:style-name="P1"><text:s text:c="5"/>match, -1 if c-addr1 u1 is less than c-addr2 u2 or 1 if greater.</text:p>
      <text:p text:style-name="P1"></text:p>
      <text:p text:style-name="P1"><text:s text:c="5"/>See: CAPS</text:p>
      <text:p text:style-name="P1"></text:p>
      <text:p text:style-name="P1"><text:s/>CTOGGLE <text:s/>( x c-addr -- ) <text:s text:c="29"/>A</text:p>
      <text:p text:style-name="P1"></text:p>
      <text:p text:style-name="P1"><text:s text:c="5"/>Exclusive-or the byte stored at c-addr with x.</text:p>
      <text:p text:style-name="P1"></text:p>
      <text:p text:style-name="P1"><text:s/>MOVE <text:s/>( a-addr1 a-addr2 u -- ) <text:s text:c="23"/>A 94</text:p>
      <text:p text:style-name="P1"></text:p>
      <text:p text:style-name="P1"><text:s text:c="5"/>Move u bytes from a-addr1 to a-addr2 without overlap.</text:p>
      <text:p text:style-name="P1"></text:p>
      <text:p text:style-name="P1"/>
      <text:p text:style-name="P2"><text:s/>OFF <text:s/>( a-addr -- ) <text:s text:c="35"/>A</text:p>
      <text:p text:style-name="P1"></text:p>
      <text:p text:style-name="P1"><text:s text:c="5"/>Clear all bits of the cell at a-addr. <text:s/>Equivalent to: 0 a-addr !</text:p>
      <text:p text:style-name="P1"></text:p>
      <text:p text:style-name="P1"><text:s/>ON <text:s/>( a-addr -- ) <text:s text:c="36"/>A</text:p>
      <text:p text:style-name="P1"></text:p>
      <text:p text:style-name="P1"><text:s text:c="5"/>Set all bits of the cell at a-addr. <text:s/>Equivalent to: TRUE a-addr !</text:p>
      <text:p text:style-name="P1"></text:p>
      <text:p text:style-name="P1"><text:s/>PACKED <text:s/>( c-addr1 u c-addr2 -- c-addr2 ) <text:s text:c="13"/>A</text:p>
      <text:p text:style-name="P1"></text:p>
      <text:p text:style-name="P1"><text:s text:c="5"/>Store the string c-addr1 u as a counted string at c-addr2 leaving</text:p>
      <text:p text:style-name="P1"><text:s text:c="5"/>the destination address on the stack. <text:s/>The source and destination</text:p>
      <text:p text:style-name="P1"><text:s text:c="5"/>strings are permitted to overlap. <text:s/>An ambiguous condition exists</text:p>
      <text:p text:style-name="P1"><text:s text:c="5"/>if u is greater than 255 or the buffer at c-addr2 is less than u+1</text:p>
      <text:p text:style-name="P1"><text:s text:c="5"/>characters.</text:p>
      <text:p text:style-name="P1"></text:p>
      <text:p text:style-name="P1"><text:s text:c="5"/>See: PLACE</text:p>
      <text:p text:style-name="P1"></text:p>
      <text:p text:style-name="P1"><text:s/>PAD <text:s/>( -- c-addr ) <text:s text:c="35"/>A</text:p>
      <text:p text:style-name="P1"></text:p>
      <text:p text:style-name="P1"><text:s text:c="5"/>Return the address of a transient region that can be used to hold</text:p>
      <text:p text:style-name="P1"><text:s text:c="5"/>data for intermediate processing. <text:s/>PAD is at least 84 characters.</text:p>
      <text:p text:style-name="P1"></text:p>
      <text:p text:style-name="P1"><text:s text:c="5"/>Note: In DX-FORTH PAD is located in the APPLICATION data-space</text:p>
      <text:p text:style-name="P1"><text:s text:c="5"/>immediately above the pictured numeric output buffer. <text:s/>The maximum</text:p>
      <text:p text:style-name="P1"><text:s text:c="5"/>size of PAD is: <text:s/>APPLICATION UNUSED PAD HERE - - U.</text:p>
      <text:p text:style-name="P1"></text:p>
      <text:p text:style-name="P1"><text:s/>PARSE$ <text:s/>( char "ccc&lt;char&gt;" -- c-addr u ) <text:s text:c="13"/>S</text:p>
      <text:p text:style-name="P1"></text:p>
      <text:p text:style-name="P1"><text:s text:c="5"/>Parse ccc delimited by char and store the string (255 characters</text:p>
      <text:p text:style-name="P1"><text:s text:c="5"/>maximum) in a temporary buffer. <text:s/>The delimiter character may be</text:p>
      <text:p text:style-name="P1"><text:s text:c="5"/>included in the string by entering it twice.</text:p>
      <text:p text:style-name="P1"></text:p>
      <text:p text:style-name="P1"><text:s text:c="5"/>Note: The returned string resides in a transient region which may</text:p>
      <text:p text:style-name="P1"><text:s text:c="5"/>be overwritten by subsequent operations.</text:p>
      <text:p text:style-name="P1"></text:p>
      <text:p text:style-name="P1"><text:s text:c="5"/>PARSE$ is used by S" .( and ," . <text:s/>PARSE$ and WORD share the same</text:p>
      <text:p text:style-name="P1"><text:s text:c="5"/>buffer by default. <text:s/>Simultaneous use is permitted provided the</text:p>
      <text:p text:style-name="P1"><text:s text:c="5"/>combined length of the strings does not exceed 255+31 chars. <text:s/>As</text:p>
      <text:p text:style-name="P1"><text:s text:c="5"/>the buffer returned by WORD builds downwards, its length is limited</text:p>
      <text:p text:style-name="P1"><text:s text:c="5"/>to that of the returned string plus the count and trailing space</text:p>
      <text:p text:style-name="P1"><text:s text:c="5"/>characters.</text:p>
      <text:p text:style-name="P1"></text:p>
      <text:p text:style-name="P1"><text:s/>PLACE <text:s/>( c-addr1 u c-addr2 -- ) <text:s text:c="22"/>A</text:p>
      <text:p text:style-name="P1"></text:p>
      <text:p text:style-name="P1"><text:s text:c="5"/>Store the string c-addr1 u as a counted string at c-addr2. <text:s/>The</text:p>
      <text:p text:style-name="P1"><text:s text:c="5"/>source and destination strings are permitted to overlap. <text:s/>An</text:p>
      <text:p text:style-name="P1"><text:s text:c="5"/>ambiguous condition exists if u is greater than 255 or the buffer</text:p>
      <text:p text:style-name="P1"><text:s text:c="5"/>at c-addr2 is less than u+1 characters. <text:s/>Equivalent to: PACKED DROP</text:p>
      <text:p text:style-name="P1"></text:p>
      <text:p text:style-name="P1"><text:s text:c="5"/>See: PACKED</text:p>
      <text:p text:style-name="P1"></text:p>
      <text:p text:style-name="P1"/>
      <text:p text:style-name="P2"><text:s/>S" <text:s/>( "ccc&lt;"&gt;" -- ) <text:s text:c="34"/>I S 94</text:p>
      <text:p text:style-name="P1"><text:s text:c="5"/>( -- c-addr u ) run-time</text:p>
      <text:p text:style-name="P1"></text:p>
      <text:p text:style-name="P1"><text:s text:c="5"/>Parse a string (255 characters maximum) from the input stream</text:p>
      <text:p text:style-name="P1"><text:s text:c="5"/>delimited by '"' and compile into the current definition. <text:s/>The</text:p>
      <text:p text:style-name="P1"><text:s text:c="5"/>delimiter character may be included in the string by entering it</text:p>
      <text:p text:style-name="P1"><text:s text:c="5"/>twice. <text:s/>At runtime, leave the string address and count on the</text:p>
      <text:p text:style-name="P1"><text:s text:c="5"/>stack.</text:p>
      <text:p text:style-name="P1"></text:p>
      <text:p text:style-name="P1"><text:s text:c="5"/>When interpreting, the string is placed in a transient region</text:p>
      <text:p text:style-name="P1"><text:s text:c="5"/>which may be overwritten by subsequent operations.</text:p>
      <text:p text:style-name="P1"></text:p>
      <text:p text:style-name="P1"><text:s text:c="5"/>S" is state-smart.</text:p>
      <text:p text:style-name="P1"></text:p>
      <text:p text:style-name="P1"><text:s text:c="5"/>See: PARSE$</text:p>
      <text:p text:style-name="P1"></text:p>
      <text:p text:style-name="P1"><text:s/>S, <text:s/>( c-addr +n -- ) <text:s text:c="33"/>S</text:p>
      <text:p text:style-name="P1"></text:p>
      <text:p text:style-name="P1"><text:s text:c="5"/>Compile string c-addr +n (255 characters maximum) as a counted</text:p>
      <text:p text:style-name="P1"><text:s text:c="5"/>string at HERE.</text:p>
      <text:p text:style-name="P1"></text:p>
      <text:p text:style-name="P1"><text:s text:c="5"/>Named STRING, $, in some Forth implementations.</text:p>
      <text:p text:style-name="P1"></text:p>
      <text:p text:style-name="P1"><text:s/>S.R <text:s/>( c-addr n1 n2 -- ) <text:s text:c="29"/>A</text:p>
      <text:p text:style-name="P1"></text:p>
      <text:p text:style-name="P1"><text:s text:c="5"/>Display string c-addr n1 right-aligned in a field n2 characters</text:p>
      <text:p text:style-name="P1"><text:s text:c="5"/>wide. <text:s/>If the number of characters required to display the string</text:p>
      <text:p text:style-name="P1"><text:s text:c="5"/>is greater than n2, all characters are displayed with no leading</text:p>
      <text:p text:style-name="P1"><text:s text:c="5"/>spaces in a field as wide as necessary.</text:p>
      <text:p text:style-name="P1"><text:s text:c="5"/>Equivalent to: OVER - SPACES TYPE</text:p>
      <text:p text:style-name="P1"></text:p>
      <text:p text:style-name="P1"><text:s/>SCAN <text:s/>( c-addr1 u1 char -- c-addr2 u2 ) <text:s text:c="14"/>A</text:p>
      <text:p text:style-name="P1"></text:p>
      <text:p text:style-name="P1"><text:s text:c="5"/>Scan the string c-addr1 u1 for the character char. <text:s/>Leave match</text:p>
      <text:p text:style-name="P1"><text:s text:c="5"/>address c-addr2 and length remaining u2. <text:s/>If no match occurred</text:p>
      <text:p text:style-name="P1"><text:s text:c="5"/>then u2 is zero and c-addr2 is c-addr1 + u1.</text:p>
      <text:p text:style-name="P1"></text:p>
      <text:p text:style-name="P1"><text:s/>SEARCH <text:s/>( c-addr1 u1 c-addr2 u2 -- <text:s text:c="19"/>A 94</text:p>
      <text:p text:style-name="P1"><text:s text:c="11"/>c-addr3 u3 -1 | c-addr1 u1 0 )</text:p>
      <text:p text:style-name="P1"></text:p>
      <text:p text:style-name="P1"><text:s text:c="5"/>Search string c-addr1 u1 for the occurence of string c-addr2</text:p>
      <text:p text:style-name="P1"><text:s text:c="5"/>u2. <text:s/>If found, return -1 and the match address c-addr3 with</text:p>
      <text:p text:style-name="P1"><text:s text:c="5"/>u3 characters remaining.</text:p>
      <text:p text:style-name="P1"></text:p>
      <text:p text:style-name="P1"><text:s text:c="5"/>See: CAPS</text:p>
      <text:p text:style-name="P1"></text:p>
      <text:p text:style-name="P1"><text:s/>SKIP <text:s/>( c-addr1 u1 char -- c-addr2 u2 ) <text:s text:c="14"/>A</text:p>
      <text:p text:style-name="P1"></text:p>
      <text:p text:style-name="P1"><text:s text:c="5"/>Skip leading occurences of the character char in the string</text:p>
      <text:p text:style-name="P1"><text:s text:c="5"/>c-addr1 u1. <text:s/>Leave the address of the first non-matching character</text:p>
      <text:p text:style-name="P1"><text:s text:c="5"/>c-addr2 and length remaining u2. <text:s/>If no characters were skipped</text:p>
      <text:p text:style-name="P1"><text:s text:c="5"/>leave c-addr1 u1.</text:p>
      <text:p text:style-name="P1"></text:p>
      <text:p text:style-name="P1"><text:s/>SLITERAL <text:s/>( c-addr1 u -- ) compilation <text:s text:c="15"/>I S 94</text:p>
      <text:p text:style-name="P1"><text:s text:c="11"/>( -- c-addr2 u ) run-time</text:p>
      <text:p text:style-name="P1"></text:p>
      <text:p text:style-name="P1"><text:s text:c="5"/>Compile the string c-addr u (255 characters maximum) into the</text:p>
      <text:p text:style-name="P1"><text:s text:c="5"/>dictionary. <text:s/>When later executed c-addr2 u is left on the stack.</text:p>
      <text:p text:style-name="P1"></text:p>
      <text:p text:style-name="P1"><text:soft-page-break/>9. Dictionary</text:p>
      <text:p text:style-name="P1">-------------</text:p>
      <text:p text:style-name="P1"></text:p>
      <text:p text:style-name="P1"><text:s/>(NAME) <text:s/>( nfa -- c-addr u ) <text:s text:c="26"/>S</text:p>
      <text:p text:style-name="P1"></text:p>
      <text:p text:style-name="P1"><text:s text:c="5"/>Return the string c-addr u representing the name of the forth word</text:p>
      <text:p text:style-name="P1"><text:s text:c="5"/>whose name field address is nfa.</text:p>
      <text:p text:style-name="P1"></text:p>
      <text:p text:style-name="P1"><text:s text:c="5"/>Note: The returned string resides in a transient region which may</text:p>
      <text:p text:style-name="P1"><text:s text:c="5"/>be overwritten by subsequent operations.</text:p>
      <text:p text:style-name="P1"></text:p>
      <text:p text:style-name="P1"><text:s/>-? <text:s/>( -- ) <text:s text:c="43"/>S</text:p>
      <text:p text:style-name="P1"></text:p>
      <text:p text:style-name="P1"><text:s text:c="5"/>Suppress redefinition and system compilation warnings for the next</text:p>
      <text:p text:style-name="P1"><text:s text:c="5"/>definition only.</text:p>
      <text:p text:style-name="P1"></text:p>
      <text:p text:style-name="P1"><text:s text:c="5"/>See: WARNING</text:p>
      <text:p text:style-name="P1"></text:p>
      <text:p text:style-name="P1"><text:s/>.ID <text:s/>( nfa -- ) <text:s text:c="38"/>S</text:p>
      <text:p text:style-name="P1"></text:p>
      <text:p text:style-name="P1"><text:s text:c="5"/>Display the name of the forth word whose name field address is</text:p>
      <text:p text:style-name="P1"><text:s text:c="5"/>nfa. <text:s/>If the word is nameless (nfa is zero) then "[noname]" is</text:p>
      <text:p text:style-name="P1"><text:s text:c="5"/>displayed. <text:s/>fig-FORTH equivalent is ID.</text:p>
      <text:p text:style-name="P1"></text:p>
      <text:p text:style-name="P1"><text:s/>.NAME <text:s/>( xt -- ) <text:s text:c="37"/>S</text:p>
      <text:p text:style-name="P1"></text:p>
      <text:p text:style-name="P1"><text:s text:c="5"/>Display the name of the forth word whose execution token address</text:p>
      <text:p text:style-name="P1"><text:s text:c="5"/>is xt. <text:s/>If the word is nameless or xt invalid then "[noname]" is</text:p>
      <text:p text:style-name="P1"><text:s text:c="5"/>displayed. <text:s/>If the word is an alias then the primary name is</text:p>
      <text:p text:style-name="P1"><text:s text:c="5"/>displayed.</text:p>
      <text:p text:style-name="P1"></text:p>
      <text:p text:style-name="P1"><text:s/>.VOC <text:s/>( wid -- ) <text:s text:c="37"/>S</text:p>
      <text:p text:style-name="P1"></text:p>
      <text:p text:style-name="P1"><text:s text:c="5"/>Display the name associated with wordlist wid. <text:s/>Wordlists may be</text:p>
      <text:p text:style-name="P1"><text:s text:c="5"/>nameless in which case "[noname]" will be displayed.</text:p>
      <text:p text:style-name="P1"></text:p>
      <text:p text:style-name="P1"><text:s text:c="5"/>See: VOCABULARY W&gt;NAME</text:p>
      <text:p text:style-name="P1"></text:p>
      <text:p text:style-name="P1"><text:s/>APPLICATION <text:s/>( -- ) <text:s text:c="34"/>S</text:p>
      <text:p text:style-name="P1"></text:p>
      <text:p text:style-name="P1"><text:s text:c="5"/>Place subsequent definitions into the Application dictionary. <text:s/>The</text:p>
      <text:p text:style-name="P1"><text:s text:c="5"/>application dictionary holds words that may be executed by turnkey</text:p>
      <text:p text:style-name="P1"><text:s text:c="5"/>programs. <text:s/>Equivalent to: FALSE SYS !</text:p>
      <text:p text:style-name="P1"></text:p>
      <text:p text:style-name="P1"><text:s text:c="5"/>Note: APPLICATION is the default mode on boot-up or COLD.</text:p>
      <text:p text:style-name="P1"></text:p>
      <text:p text:style-name="P1"><text:s text:c="5"/>See: SYS SYSTEM</text:p>
      <text:p text:style-name="P1"></text:p>
      <text:p text:style-name="P1"><text:s/>BEHEAD <text:s/>( "name1" "name2" -- ) <text:s text:c="23"/>S</text:p>
      <text:p text:style-name="P1"></text:p>
      <text:p text:style-name="P1"><text:s text:c="5"/>Search the first wordlist in the search order and make invisible</text:p>
      <text:p text:style-name="P1"><text:s text:c="5"/>the words between name1 and name2 inclusively. <text:s/>Beheaded words</text:p>
      <text:p text:style-name="P1"><text:s text:c="5"/>will not be found in a wordlist search or displayed by WORDS. <text:s/>The</text:p>
      <text:p text:style-name="P1"><text:s text:c="5"/>behaviour of beheaded words is not affected. <text:s/>An error message is</text:p>
      <text:p text:style-name="P1"><text:s text:c="5"/>issued if the names reside in protected dictionary. <text:s/>Formerly named</text:p>
      <text:p text:style-name="P1"><text:s text:c="5"/>EXCISE .</text:p>
      <text:p text:style-name="P1"></text:p>
      <text:p text:style-name="P1"><text:s text:c="5"/>See: CHECKING</text:p>
      <text:p text:style-name="P1"></text:p>
      <text:p text:style-name="P1"><text:soft-page-break/><text:s/>CHAIN <text:s/>( "name" -- ) <text:s text:c="33"/>S</text:p>
      <text:p text:style-name="P1"></text:p>
      <text:p text:style-name="P1"><text:s text:c="5"/>Append vocabulary "name" to the base of the CURRENT wordlist. <text:s/>An</text:p>
      <text:p text:style-name="P1"><text:s text:c="5"/>error message is issued if "name" is not a vocabulary, is the same</text:p>
      <text:p text:style-name="P1"><text:s text:c="5"/>as, is already chained, or was created later than, the CURRENT</text:p>
      <text:p text:style-name="P1"><text:s text:c="5"/>vocabulary.</text:p>
      <text:p text:style-name="P1"></text:p>
      <text:p text:style-name="P1"><text:s/>CONTEXT <text:s/>( -- a-addr ) <text:s text:c="31"/>S 83</text:p>
      <text:p text:style-name="P1"></text:p>
      <text:p text:style-name="P1"><text:s text:c="5"/>A variable which determines the dictionary search order. <text:s/>CONTEXT @</text:p>
      <text:p text:style-name="P1"><text:s text:c="5"/>returns the wid of the first wordlist in the current search order.</text:p>
      <text:p text:style-name="P1"></text:p>
      <text:p text:style-name="P1"><text:s/>DP <text:s/>( -- a-addr ) <text:s text:c="36"/>A FIG</text:p>
      <text:p text:style-name="P1"></text:p>
      <text:p text:style-name="P1"><text:s text:c="5"/>A double USER variable containing pointers to the next free</text:p>
      <text:p text:style-name="P1"><text:s text:c="5"/>address in the application and system dictionaries. <text:s/>e.g.</text:p>
      <text:p text:style-name="P1"></text:p>
      <text:p text:style-name="P1"><text:s text:c="7"/>DP @ <text:s text:c="2"/>( -- appDP )</text:p>
      <text:p text:style-name="P1"><text:s text:c="7"/>DP 2@ <text:s/>( -- sysDP appDP )</text:p>
      <text:p text:style-name="P1"></text:p>
      <text:p text:style-name="P1"><text:s/>EMPTY <text:s/>( -- ) <text:s text:c="40"/>S</text:p>
      <text:p text:style-name="P1"></text:p>
      <text:p text:style-name="P1"><text:s text:c="5"/>Delete all definitions created since the last execution of COLD</text:p>
      <text:p text:style-name="P1"><text:s text:c="5"/>or FREEZE. <text:s/>Wordlist is set to FORTH.</text:p>
      <text:p text:style-name="P1"></text:p>
      <text:p text:style-name="P1"><text:s/>FORGET <text:s/>( "name" -- ) <text:s text:c="32"/>S 83 FIG</text:p>
      <text:p text:style-name="P1"></text:p>
      <text:p text:style-name="P1"><text:s text:c="5"/>If word "name" is found in the compilation wordlist, delete it</text:p>
      <text:p text:style-name="P1"><text:s text:c="5"/>and all words added to the dictionary after "name" was defined,</text:p>
      <text:p text:style-name="P1"><text:s text:c="5"/>regardless of their wordlist. <text:s/>An error message is issued if</text:p>
      <text:p text:style-name="P1"><text:s text:c="5"/>"name" is an alias or the word is located in the protected</text:p>
      <text:p text:style-name="P1"><text:s text:c="5"/>dictionary.</text:p>
      <text:p text:style-name="P1"></text:p>
      <text:p text:style-name="P1"><text:s text:c="5"/>See: CHECKING</text:p>
      <text:p text:style-name="P1"></text:p>
      <text:p text:style-name="P1"><text:s/>FREEZE <text:s/>( -- ) <text:s text:c="39"/>S</text:p>
      <text:p text:style-name="P1"></text:p>
      <text:p text:style-name="P1"><text:s text:c="5"/>Protect the current state of the dictionary. <text:s/>Existing definitions</text:p>
      <text:p text:style-name="P1"><text:s text:c="5"/>will no longer be able to be erased.</text:p>
      <text:p text:style-name="P1"></text:p>
      <text:p text:style-name="P1"><text:s text:c="5"/>See: CHECKING</text:p>
      <text:p text:style-name="P1"></text:p>
      <text:p text:style-name="P1"><text:s/>LIMIT <text:s/>( -- addr ) <text:s text:c="35"/>A FIG</text:p>
      <text:p text:style-name="P1"></text:p>
      <text:p text:style-name="P1"><text:s text:c="5"/>A CONSTANT that returns the upper limit address of the application</text:p>
      <text:p text:style-name="P1"><text:s text:c="5"/>dictionary and the start of the System dictionary.</text:p>
      <text:p text:style-name="P1"></text:p>
      <text:p text:style-name="P1"><text:s text:c="5"/>LIMIT for TURNKEY applications will be the upper memory limit</text:p>
      <text:p text:style-name="P1"><text:s text:c="5"/>currently used by the forth compiler.</text:p>
      <text:p text:style-name="P1"></text:p>
      <text:p text:style-name="P1"><text:s/>LINK, <text:s/>( a-addr -- ) <text:s text:c="33"/>S</text:p>
      <text:p text:style-name="P1"></text:p>
      <text:p text:style-name="P1"><text:s text:c="5"/>Add a node to linked list a-addr. <text:s/>The node is created at HERE</text:p>
      <text:p text:style-name="P1"><text:s text:c="5"/>and consists initially of one cell containing the address of the</text:p>
      <text:p text:style-name="P1"><text:s text:c="5"/>previous node. <text:s/>Equivalent to: HERE OVER @ , SWAP !</text:p>
      <text:p text:style-name="P1"></text:p>
      <text:p text:style-name="P1"/>
      <text:p text:style-name="P2"><text:s/>MARKER <text:s/>( "name" -- ) <text:s text:c="32"/>S</text:p>
      <text:p text:style-name="P1"></text:p>
      <text:p text:style-name="P1"><text:s text:c="5"/>A defining word used in the form:</text:p>
      <text:p text:style-name="P1"><text:s text:c="14"/>MARKER name</text:p>
      <text:p text:style-name="P1"><text:s text:c="5"/>Typically used to mark the beginning of an application which may</text:p>
      <text:p text:style-name="P1"><text:s text:c="5"/>later be removed by executing FORGET name. <text:s/>"name" is placed in</text:p>
      <text:p text:style-name="P1"><text:s text:c="5"/>the System dictionary.</text:p>
      <text:p text:style-name="P1"></text:p>
      <text:p text:style-name="P1"><text:s text:c="5"/>Note: MARKER differs from the Forth-94 specification.</text:p>
      <text:p text:style-name="P1"></text:p>
      <text:p text:style-name="P1"><text:s/>N&gt;NAME <text:s/>( nfa1 -- nfa2 | 0 ) <text:s text:c="25"/>S</text:p>
      <text:p text:style-name="P1"></text:p>
      <text:p text:style-name="P1"><text:s text:c="5"/>Given the name field address of a word, return the nfa of the</text:p>
      <text:p text:style-name="P1"><text:s text:c="5"/>previous word in the wordlist. <text:s/>If the end of the wordlist is</text:p>
      <text:p text:style-name="P1"><text:s text:c="5"/>reached then 0 is returned.</text:p>
      <text:p text:style-name="P1"></text:p>
      <text:p text:style-name="P1"><text:s/>REMEMBER <text:s/>( xt -- ) <text:s text:c="34"/>S</text:p>
      <text:p text:style-name="P1"></text:p>
      <text:p text:style-name="P1"><text:s text:c="5"/>Append execution token xt to the REMEMBER list.</text:p>
      <text:p text:style-name="P1"></text:p>
      <text:p text:style-name="P1"><text:s text:c="5"/>When words are discarded or the dictionary is otherwise reduced,</text:p>
      <text:p text:style-name="P1"><text:s text:c="5"/>xt's in the REMEMBER list that lie outside the new dictionary</text:p>
      <text:p text:style-name="P1"><text:s text:c="5"/>boundary will be executed beginning with the most recent.</text:p>
      <text:p text:style-name="P1"><text:s text:c="5"/>Typically xt represents a function whose purpose is to restore</text:p>
      <text:p text:style-name="P1"><text:s text:c="5"/>critical system values to their previous state. <text:s/>Executed xt's</text:p>
      <text:p text:style-name="P1"><text:s text:c="5"/>are automatically removed from the REMEMBER list.</text:p>
      <text:p text:style-name="P1"></text:p>
      <text:p text:style-name="P1"><text:s text:c="5"/>Note: Functions executed by the REMEMBER list run only after the</text:p>
      <text:p text:style-name="P1"><text:s text:c="5"/>new dictionary boundary has been established. <text:s/>Consequently these</text:p>
      <text:p text:style-name="P1"><text:s text:c="5"/>functions may be residing in free memory when executed.</text:p>
      <text:p text:style-name="P1"></text:p>
      <text:p text:style-name="P1"><text:s/>SYS <text:s/>( -- a-addr ) <text:s text:c="35"/>A</text:p>
      <text:p text:style-name="P1"></text:p>
      <text:p text:style-name="P1"><text:s text:c="5"/>A VARIABLE that determines the compilation dictionary. <text:s/>Definitions</text:p>
      <text:p text:style-name="P1"><text:s text:c="5"/>will be compiled to the system dictionary if SYS is non-zero and to</text:p>
      <text:p text:style-name="P1"><text:s text:c="5"/>the application dictionary if zero.</text:p>
      <text:p text:style-name="P1"></text:p>
      <text:p text:style-name="P1"><text:s text:c="5"/>See: APPLICATION SYSTEM</text:p>
      <text:p text:style-name="P1"></text:p>
      <text:p text:style-name="P1"><text:s/>SYSTEM <text:s/>( -- ) <text:s text:c="39"/>S</text:p>
      <text:p text:style-name="P1"></text:p>
      <text:p text:style-name="P1"><text:s text:c="5"/>Place subsequent definitions into the System dictionary. <text:s/>The</text:p>
      <text:p text:style-name="P1"><text:s text:c="5"/>System dictionary holds the compiler and other support functions</text:p>
      <text:p text:style-name="P1"><text:s text:c="5"/>not generally required for turnkey applications.</text:p>
      <text:p text:style-name="P1"><text:s text:c="5"/>Equivalent to: TRUE SYS !</text:p>
      <text:p text:style-name="P1"></text:p>
      <text:p text:style-name="P1"><text:s text:c="5"/>See: SYS APPLICATION</text:p>
      <text:p text:style-name="P1"></text:p>
      <text:p text:style-name="P1"><text:s/>VOC-LINK <text:s/>( -- a-addr ) <text:s text:c="30"/>S FIG</text:p>
      <text:p text:style-name="P1"></text:p>
      <text:p text:style-name="P1"><text:s text:c="5"/>A USER variable containing a pointer to the most recently defined</text:p>
      <text:p text:style-name="P1"><text:s text:c="5"/>wordlist.</text:p>
      <text:p text:style-name="P1"></text:p>
      <text:p text:style-name="P1"><text:s/>VOCABULARY <text:s/>( "name" -- ) <text:s text:c="28"/>S 83</text:p>
      <text:p text:style-name="P1"></text:p>
      <text:p text:style-name="P1"><text:s text:c="5"/>Create a new empty wordlist. <text:s/>When "name" is later executed replace</text:p>
      <text:p text:style-name="P1"><text:s text:c="5"/>the first wordlist in the search order with the wordlist associated</text:p>
      <text:p text:style-name="P1"><text:s text:c="5"/>with "name". <text:s/>ADDR "name" @ returns the wordlist identifier wid.</text:p>
      <text:p text:style-name="P1"></text:p>
      <text:p text:style-name="P1"><text:soft-page-break/><text:s/>W&gt;NAME <text:s/>( wid -- nfa | 0 ) <text:s text:c="27"/>S</text:p>
      <text:p text:style-name="P1"></text:p>
      <text:p text:style-name="P1"><text:s text:c="5"/>Return the name field address of the most recently defined word in</text:p>
      <text:p text:style-name="P1"><text:s text:c="5"/>wordlist wid. <text:s/>If the wordlist is empty then zero is returned.</text:p>
      <text:p text:style-name="P1"></text:p>
      <text:p text:style-name="P1"><text:s/>WARNING <text:s/>( -- a-addr ) <text:s text:c="31"/>S</text:p>
      <text:p text:style-name="P1"></text:p>
      <text:p text:style-name="P1"><text:s text:c="5"/>A VARIABLE that controls warning messages. <text:s/>When set to zero, word</text:p>
      <text:p text:style-name="P1"><text:s text:c="5"/>redefinition and System compilation warnings are disabled. <text:s/>Users</text:p>
      <text:p text:style-name="P1"><text:s text:c="5"/>may set WARNING to TRUE or FALSE (e.g. using ON or OFF ) - other</text:p>
      <text:p text:style-name="P1"><text:s text:c="5"/>values must not be used.</text:p>
      <text:p text:style-name="P1"></text:p>
      <text:p text:style-name="P1"><text:s text:c="5"/>See: -?</text:p>
      <text:p text:style-name="P1"></text:p>
      <text:p text:style-name="P1"></text:p>
      <text:p text:style-name="P1"/>
      <text:p text:style-name="P2">10. Facility</text:p>
      <text:p text:style-name="P1">------------</text:p>
      <text:p text:style-name="P1"></text:p>
      <text:p text:style-name="P1"><text:s/>AT-XY <text:s/>( x y -- ) <text:s text:c="36"/>A C 94</text:p>
      <text:p text:style-name="P1"></text:p>
      <text:p text:style-name="P1"><text:s text:c="5"/>Move the cursor to the specified coordinates relative to the</text:p>
      <text:p text:style-name="P1"><text:s text:c="5"/>current text window.</text:p>
      <text:p text:style-name="P1"></text:p>
      <text:p text:style-name="P1"><text:s/>BEEP <text:s/>( -- ) <text:s text:c="41"/>A</text:p>
      <text:p text:style-name="P1"></text:p>
      <text:p text:style-name="P1"><text:s text:c="5"/>Generate a bell sound.</text:p>
      <text:p text:style-name="P1"></text:p>
      <text:p text:style-name="P1"><text:s/>CLEAR-LINE <text:s/>( -- ) <text:s text:c="35"/>A C</text:p>
      <text:p text:style-name="P1"></text:p>
      <text:p text:style-name="P1"><text:s text:c="5"/>Delete all characters from the current cursor position to the end</text:p>
      <text:p text:style-name="P1"><text:s text:c="5"/>of the line. <text:s/>The cursor position remains unchanged.</text:p>
      <text:p text:style-name="P1"></text:p>
      <text:p text:style-name="P1"><text:s/>DELETE-LINE <text:s/>( -- ) <text:s text:c="34"/>A C</text:p>
      <text:p text:style-name="P1"></text:p>
      <text:p text:style-name="P1"><text:s text:c="5"/>Delete the line at the current cursor position. <text:s/>All subsequent</text:p>
      <text:p text:style-name="P1"><text:s text:c="5"/>lines are moved up one position. <text:s/>An empty line appears at the</text:p>
      <text:p text:style-name="P1"><text:s text:c="5"/>bottom of the screen.</text:p>
      <text:p text:style-name="P1"></text:p>
      <text:p text:style-name="P1"><text:s/>EXIT-VIDEO <text:s/>( -- ) <text:s text:c="35"/>A C</text:p>
      <text:p text:style-name="P1"></text:p>
      <text:p text:style-name="P1"><text:s text:c="5"/>Send video terminal reset sequence.</text:p>
      <text:p text:style-name="P1"></text:p>
      <text:p text:style-name="P1"><text:s/>HIGHLIGHT <text:s/>( -- ) <text:s text:c="36"/>A C</text:p>
      <text:p text:style-name="P1"></text:p>
      <text:p text:style-name="P1"><text:s text:c="5"/>Begin standout video mode (usually reverse or bright).</text:p>
      <text:p text:style-name="P1"></text:p>
      <text:p text:style-name="P1"><text:s/>INIT-VIDEO <text:s/>( -- ) <text:s text:c="35"/>A C</text:p>
      <text:p text:style-name="P1"></text:p>
      <text:p text:style-name="P1"><text:s text:c="5"/>Send video terminal initialisation sequence.</text:p>
      <text:p text:style-name="P1"></text:p>
      <text:p text:style-name="P1"><text:s/>INSERT-LINE <text:s/>( -- ) <text:s text:c="34"/>A C</text:p>
      <text:p text:style-name="P1"></text:p>
      <text:p text:style-name="P1"><text:s text:c="5"/>Insert an empty line at the current cursor position. <text:s/>All</text:p>
      <text:p text:style-name="P1"><text:s text:c="5"/>subsequent lines in the text window are moved down one position.</text:p>
      <text:p text:style-name="P1"><text:s text:c="5"/>The bottom line is lost.</text:p>
      <text:p text:style-name="P1"></text:p>
      <text:p text:style-name="P1"><text:s/>MS <text:s/>( u -- ) <text:s text:c="41"/>A C 94</text:p>
      <text:p text:style-name="P1"></text:p>
      <text:p text:style-name="P1"><text:s text:c="5"/>Delay u milliseconds.</text:p>
      <text:p text:style-name="P1"></text:p>
      <text:p text:style-name="P1"><text:s text:c="5"/>Note: The accuracy of this function is determined by the 16-bit</text:p>
      <text:p text:style-name="P1"><text:s text:c="5"/>value at memory location 292 ($0124). <text:s/>The default value is 4</text:p>
      <text:p text:style-name="P1"><text:s text:c="5"/>which assumes a 4MHz Z80 CPU. <text:s/>Change the value by manually</text:p>
      <text:p text:style-name="P1"><text:s text:c="5"/>patching the memory location, or using INSTALL.COM. <text:s/>With the</text:p>
      <text:p text:style-name="P1"><text:s text:c="5"/>correct value installed the following should produce a 10 second</text:p>
      <text:p text:style-name="P1"><text:s text:c="5"/>delay: <text:s/>BEEP 10000 MS BEEP</text:p>
      <text:p text:style-name="P1"></text:p>
      <text:p text:style-name="P1"><text:s/>NORMAL <text:s/>( -- ) <text:s text:c="39"/>A C</text:p>
      <text:p text:style-name="P1"></text:p>
      <text:p text:style-name="P1"><text:s text:c="5"/>End standout video mode.</text:p>
      <text:p text:style-name="P1"></text:p>
      <text:p text:style-name="P1"/>
      <text:p text:style-name="P2"><text:s/>PAGE <text:s/>( -- ) <text:s text:c="41"/>A C 94</text:p>
      <text:p text:style-name="P1"></text:p>
      <text:p text:style-name="P1"><text:s text:c="5"/>For the console, clear the text screen window and place the cursor</text:p>
      <text:p text:style-name="P1"><text:s text:c="5"/>at the upper left; otherwise output a formfeed character (0C hex).</text:p>
      <text:p text:style-name="P1"><text:s text:c="5"/>In DX-Forth, PAGE is equivalent to: 12 EMIT.</text:p>
      <text:p text:style-name="P1"></text:p>
      <text:p text:style-name="P1"><text:s text:c="5"/>See CONSOLE PRINTER.</text:p>
      <text:p text:style-name="P1"></text:p>
      <text:p text:style-name="P1"></text:p>
      <text:p text:style-name="P1"/>
      <text:p text:style-name="P2">11. Miscellaneous</text:p>
      <text:p text:style-name="P1">-----------------</text:p>
      <text:p text:style-name="P1"></text:p>
      <text:p text:style-name="P1"><text:s/>'NEXT <text:s/>( -- addr ) <text:s text:c="35"/>A</text:p>
      <text:p text:style-name="P1"></text:p>
      <text:p text:style-name="P1"><text:s text:c="5"/>Return the address of the centralized NEXT routine - the forth</text:p>
      <text:p text:style-name="P1"><text:s text:c="5"/>"address interpreter".</text:p>
      <text:p text:style-name="P1"></text:p>
      <text:p text:style-name="P1"><text:s/>'SOURCE <text:s/>( -- a-addr ) <text:s text:c="31"/>S</text:p>
      <text:p text:style-name="P1"></text:p>
      <text:p text:style-name="P1"><text:s text:c="5"/>A double variable containing the current parameters for SOURCE.</text:p>
      <text:p text:style-name="P1"><text:s text:c="5"/>'SOURCE 2@ is the equivalent of SOURCE.</text:p>
      <text:p text:style-name="P1"></text:p>
      <text:p text:style-name="P1"><text:s/>(EXIT) <text:s/>( -- )</text:p>
      <text:p text:style-name="P1"></text:p>
      <text:p text:style-name="P1"><text:s text:c="5"/>Run-time prodecure compiled by EXIT. <text:s/>Exit the current colon</text:p>
      <text:p text:style-name="P1"><text:s text:c="5"/>definition and return control to the calling definition.</text:p>
      <text:p text:style-name="P1"></text:p>
      <text:p text:style-name="P1"><text:s/>--&gt; <text:s/>( -- ) <text:s text:c="42"/>I S 83 FIG</text:p>
      <text:p text:style-name="P1"></text:p>
      <text:p text:style-name="P1"><text:s text:c="5"/>Continue interpretation on the next sequential block. <text:s/>May be</text:p>
      <text:p text:style-name="P1"><text:s text:c="5"/>used within a colon definition that crosses a block boundary.</text:p>
      <text:p text:style-name="P1"></text:p>
      <text:p text:style-name="P1">@EXECUTE <text:s/>( i*x a-addr -- i*y ) <text:s text:c="23"/>A</text:p>
      <text:p text:style-name="P1"></text:p>
      <text:p text:style-name="P1"><text:s text:c="5"/>Execute xt located at address a-addr. <text:s/>If xt is zero then no</text:p>
      <text:p text:style-name="P1"><text:s text:c="5"/>action is performed. <text:s/>Other stack effects are due to the word</text:p>
      <text:p text:style-name="P1"><text:s text:c="5"/>executed.</text:p>
      <text:p text:style-name="P1"></text:p>
      <text:p text:style-name="P1"><text:s text:c="5"/>Named PERFORM in some Forth implementations.</text:p>
      <text:p text:style-name="P1"></text:p>
      <text:p text:style-name="P1"><text:s/>ADDR <text:s/>( "name" -- a-addr ) <text:s text:c="27"/>I S</text:p>
      <text:p text:style-name="P1"></text:p>
      <text:p text:style-name="P1"><text:s text:c="5"/>"address of". <text:s/>Return the data field address of the word "name".</text:p>
      <text:p text:style-name="P1"></text:p>
      <text:p text:style-name="P1"><text:s text:c="5"/>An ambiguous condition exists if "name" was not created by VALUE</text:p>
      <text:p text:style-name="P1"><text:s text:c="5"/>DEFER CREATE VARIABLE 2VARIABLE CONSTANT 2CONSTANT VOCABULARY and</text:p>
      <text:p text:style-name="P1"><text:s text:c="5"/>other functions as may be specified.</text:p>
      <text:p text:style-name="P1"></text:p>
      <text:p text:style-name="P1"><text:s text:c="5"/>Named &amp;OF or &amp; in some Forth implementations.</text:p>
      <text:p text:style-name="P1"></text:p>
      <text:p text:style-name="P1"><text:s text:c="5"/>ADDR is state-smart.</text:p>
      <text:p text:style-name="P1"></text:p>
      <text:p text:style-name="P1"><text:s/>AKA <text:s/>( "oldname" "newname" -- ) <text:s text:c="22"/>S</text:p>
      <text:p text:style-name="P1"></text:p>
      <text:p text:style-name="P1"><text:s text:c="5"/>"Also Known As". <text:s/>Create an alias name "newname" for existing word</text:p>
      <text:p text:style-name="P1"><text:s text:c="5"/>"oldname". <text:s/>If oldname was immediate then newname will be</text:p>
      <text:p text:style-name="P1"><text:s text:c="5"/>immediate.</text:p>
      <text:p text:style-name="P1"></text:p>
      <text:p text:style-name="P1"><text:s text:c="5"/>Note: In DX-Forth aliases consume only header space, and the xt of</text:p>
      <text:p text:style-name="P1"><text:s text:c="5"/>an alias is the same as the xt of the original word. <text:s/>The function</text:p>
      <text:p text:style-name="P1"><text:s text:c="5"/>appears in other Forth implementations albeit with different names</text:p>
      <text:p text:style-name="P1"><text:s text:c="5"/>and usage e.g. SYNONYM ALIAS .</text:p>
      <text:p text:style-name="P1"></text:p>
      <text:p text:style-name="P1"/>
      <text:p text:style-name="P2"><text:s/>BETWEEN <text:s/>( n1|u1 n2|u2 n3|u3 -- flag ) <text:s text:c="15"/>A</text:p>
      <text:p text:style-name="P1"></text:p>
      <text:p text:style-name="P1"><text:s text:c="5"/>Perform a comparison of a test value n1|u1 with a lower limit</text:p>
      <text:p text:style-name="P1"><text:s text:c="5"/>n2|u2 and an upper limit n3|u3, returning true if either (n2|u2</text:p>
      <text:p text:style-name="P1"><text:s text:c="5"/>&lt;= n3|u3 and (n2|u2 &lt;= n1|u1 and n1|u1 &lt;= n3|u3)) or (n2|u2 &gt;</text:p>
      <text:p text:style-name="P1"><text:s text:c="5"/>n3|u3 and (n2|u2 &lt; n1|u1 or n1|u1 &lt; n3|u3)) is true, returning</text:p>
      <text:p text:style-name="P1"><text:s text:c="5"/>false otherwise. <text:s/>An ambiguous condition exists if n1|u1, n2|u2,</text:p>
      <text:p text:style-name="P1"><text:s text:c="5"/>and n3|u3 are not all the same type.</text:p>
      <text:p text:style-name="P1"></text:p>
      <text:p text:style-name="P1"><text:s text:c="5"/>This is similar to WITHIN with the exception that the limits are</text:p>
      <text:p text:style-name="P1"><text:s text:c="5"/>inclusive.</text:p>
      <text:p text:style-name="P1"></text:p>
      <text:p text:style-name="P1"><text:s/>BUILD <text:s/>( xt "name" -- ) <text:s text:c="30"/>S</text:p>
      <text:p text:style-name="P1"></text:p>
      <text:p text:style-name="P1"><text:s text:c="5"/>Skip leading space delimiters. <text:s/>Parse name delimited by a space.</text:p>
      <text:p text:style-name="P1"><text:s text:c="5"/>Create a definition for name with the execution semantics specified</text:p>
      <text:p text:style-name="P1"><text:s text:c="5"/>by xt. <text:s/>If the data-space pointer is not aligned, reserve enough</text:p>
      <text:p text:style-name="P1"><text:s text:c="5"/>data space to align it. <text:s/>The new data-space pointer defines name's</text:p>
      <text:p text:style-name="P1"><text:s text:c="5"/>data field. <text:s/>BUILD does not allocate data space in name's data</text:p>
      <text:p text:style-name="P1"><text:s text:c="5"/>field. <text:s/>When name is executed name's data field address is placed</text:p>
      <text:p text:style-name="P1"><text:s text:c="5"/>on the data stack and execution proceeds according to the semantics</text:p>
      <text:p text:style-name="P1"><text:s text:c="5"/>given by xt.</text:p>
      <text:p text:style-name="P1"></text:p>
      <text:p text:style-name="P1"><text:s text:c="5"/>BUILD provides an alternative to CREATE ... DOES&gt; . <text:s/>Typical use:</text:p>
      <text:p text:style-name="P1"></text:p>
      <text:p text:style-name="P1"><text:s text:c="9"/>SYSTEM</text:p>
      <text:p text:style-name="P1"><text:s text:c="9"/>: CONSTANT <text:s/>['] @ <text:s/>BUILD , ;</text:p>
      <text:p text:style-name="P1"><text:s text:c="9"/>APPLICATION</text:p>
      <text:p text:style-name="P1"></text:p>
      <text:p text:style-name="P1"><text:s text:c="5"/>BUILD may be used outside a definition e.g.</text:p>
      <text:p text:style-name="P1"></text:p>
      <text:p text:style-name="P1"><text:s text:c="9"/>\ adapted from a posting by "Bee" on c.l.f.</text:p>
      <text:p text:style-name="P1"></text:p>
      <text:p text:style-name="P1"><text:s text:c="9"/>:NONAME ( a-addr -- )</text:p>
      <text:p text:style-name="P1"><text:s text:c="11"/>BASE @ &gt;R C@ BASE ! U. R&gt; BASE ! ; ( xt)</text:p>
      <text:p text:style-name="P1"></text:p>
      <text:p text:style-name="P1"><text:s text:c="9"/>( xt) DUP BUILD B. ( u -- ) <text:s/>2 C,</text:p>
      <text:p text:style-name="P1"><text:s text:c="15"/>DUP BUILD O. ( u -- ) <text:s/>8 C,</text:p>
      <text:p text:style-name="P1"><text:s text:c="19"/>BUILD H. ( u -- ) 16 C,</text:p>
      <text:p text:style-name="P1"></text:p>
      <text:p text:style-name="P1"><text:s/>BYE <text:s/>( -- ) <text:s text:c="42"/>S FIG 94</text:p>
      <text:p text:style-name="P1"></text:p>
      <text:p text:style-name="P1"><text:s text:c="5"/>Perform CLOSE-ALL and EXIT-VIDEO then exit to the operation system</text:p>
      <text:p text:style-name="P1"><text:s text:c="5"/>with 0 RETURN.</text:p>
      <text:p text:style-name="P1"></text:p>
      <text:p text:style-name="P1"><text:s/>CASE <text:s/>( -- ) <text:s text:c="41"/>I S 94</text:p>
      <text:p text:style-name="P1"></text:p>
      <text:p text:style-name="P1"><text:s text:c="5"/>Mark the start of a CASE construct. <text:s/>Used in the form:</text:p>
      <text:p text:style-name="P1"></text:p>
      <text:p text:style-name="P1"><text:s text:c="10"/>CASE <text:s/>x1</text:p>
      <text:p text:style-name="P1"><text:s text:c="12"/>x2 <text:s/>OF ... ENDOF</text:p>
      <text:p text:style-name="P1"><text:s text:c="12"/>x3 <text:s/>OF ... ENDOF</text:p>
      <text:p text:style-name="P1"><text:s text:c="12"/>( x1)</text:p>
      <text:p text:style-name="P1"><text:s text:c="10"/>ENDCASE</text:p>
      <text:p text:style-name="P1"></text:p>
      <text:p text:style-name="P1"><text:s text:c="5"/>In DX-Forth CASE is a synonym for COND .</text:p>
      <text:p text:style-name="P1"></text:p>
      <text:p text:style-name="P1"/>
      <text:p text:style-name="P2"><text:s/>CATCHER <text:s/>( -- a-addr ) <text:s text:c="31"/>A</text:p>
      <text:p text:style-name="P1"></text:p>
      <text:p text:style-name="P1"><text:s text:c="5"/>A USER variable containing the last exception handler. <text:s/>If the</text:p>
      <text:p text:style-name="P1"><text:s text:c="5"/>contents is zero no more exception frames (installed by CATCH)</text:p>
      <text:p text:style-name="P1"><text:s text:c="5"/>are present.</text:p>
      <text:p text:style-name="P1"></text:p>
      <text:p text:style-name="P1"><text:s/>CHAR <text:s/>( -- c ) <text:s text:c="39"/>S 94</text:p>
      <text:p text:style-name="P1"></text:p>
      <text:p text:style-name="P1"><text:s text:c="5"/>Parse the next word in the input stream and return the ASCII</text:p>
      <text:p text:style-name="P1"><text:s text:c="5"/>value of the first character.</text:p>
      <text:p text:style-name="P1"></text:p>
      <text:p text:style-name="P1"><text:s/>COLD <text:s/>( -- ) <text:s text:c="41"/>A FIG</text:p>
      <text:p text:style-name="P1"></text:p>
      <text:p text:style-name="P1"><text:s text:c="5"/>Cold restart the forth environment or turnkey application.</text:p>
      <text:p text:style-name="P1"></text:p>
      <text:p text:style-name="P1"><text:s/>COMPILE <text:s text:c="46"/>S 83</text:p>
      <text:p text:style-name="P1"></text:p>
      <text:p text:style-name="P1"><text:s text:c="5"/>COMPILE is obsolete and should not be used directly in</text:p>
      <text:p text:style-name="P1"><text:s text:c="5"/>applications. <text:s/>COMPILE is a factor of POSTPONE and is present in</text:p>
      <text:p text:style-name="P1"><text:s text:c="5"/>the dictionary as a named word for error handling purposes.</text:p>
      <text:p text:style-name="P1"></text:p>
      <text:p text:style-name="P1"><text:s/>COND <text:s/>( C: -- mark ) <text:s text:c="33"/>I S</text:p>
      <text:p text:style-name="P1"></text:p>
      <text:p text:style-name="P1"><text:s text:c="5"/>Mark the start of a COND construct. <text:s/>Used in the form:</text:p>
      <text:p text:style-name="P1"></text:p>
      <text:p text:style-name="P1"><text:s text:c="10"/>COND <text:s/>x1</text:p>
      <text:p text:style-name="P1"><text:s text:c="12"/>x2 <text:s/>OF ... ELSE</text:p>
      <text:p text:style-name="P1"><text:s text:c="12"/>x3 <text:s/>OF ... ELSE</text:p>
      <text:p text:style-name="P1"><text:s text:c="12"/>( x1)</text:p>
      <text:p text:style-name="P1"><text:s text:c="10"/>THENS</text:p>
      <text:p text:style-name="P1"></text:p>
      <text:p text:style-name="P1"><text:s text:c="10"/>COND <text:s/>x1</text:p>
      <text:p text:style-name="P1"><text:s text:c="12"/>x2 EQUAL <text:s/>x3 x4 RANGE <text:s/>WHEN ... ELSE</text:p>
      <text:p text:style-name="P1"><text:s text:c="12"/>( x1)</text:p>
      <text:p text:style-name="P1"></text:p>
      <text:p text:style-name="P1"><text:s text:c="5"/>See: THENS "Miser's CASE"</text:p>
      <text:p text:style-name="P1"></text:p>
      <text:p text:style-name="P1"><text:s/>DEFER <text:s/>( "name" -- ) <text:s text:c="33"/>S</text:p>
      <text:p text:style-name="P1"></text:p>
      <text:p text:style-name="P1"><text:s text:c="5"/>Creates a deferred word whose action word may be subsequently</text:p>
      <text:p text:style-name="P1"><text:s text:c="5"/>altered using the sequence: ' ccc IS name</text:p>
      <text:p text:style-name="P1"></text:p>
      <text:p text:style-name="P1"><text:s text:c="5"/>Deferred words are used to create forward references that will be</text:p>
      <text:p text:style-name="P1"><text:s text:c="5"/>resolved later. <text:s/>A run-time error occurs if an attempt is made to</text:p>
      <text:p text:style-name="P1"><text:s text:c="5"/>execute an unresolved deferred word.</text:p>
      <text:p text:style-name="P1"></text:p>
      <text:p text:style-name="P1"><text:s text:c="5"/>Note: The current action of a deferred word may be obtained</text:p>
      <text:p text:style-name="P1"><text:s text:c="5"/>using</text:p>
      <text:p text:style-name="P1"></text:p>
      <text:p text:style-name="P1"><text:s text:c="7"/>' &gt;BODY @ <text:s/>( "name" -- xt ) <text:s/>or</text:p>
      <text:p text:style-name="P1"><text:s text:c="7"/>ADDR @ <text:s text:c="4"/>( "name" -- xt )</text:p>
      <text:p text:style-name="P1"></text:p>
      <text:p text:style-name="P1"><text:s text:c="5"/>See: IS</text:p>
      <text:p text:style-name="P1"></text:p>
      <text:p text:style-name="P1"><text:s/>DXFORTH <text:s/>( -- minor major ) <text:s text:c="26"/>A</text:p>
      <text:p text:style-name="P1"></text:p>
      <text:p text:style-name="P1"><text:s text:c="5"/>Return the DX-Forth version number.</text:p>
      <text:p text:style-name="P1"></text:p>
      <text:p text:style-name="P1"/>
      <text:p text:style-name="P2"><text:s/>ENDCASE <text:s/>( x -- ) <text:s text:c="36"/>I S 94</text:p>
      <text:p text:style-name="P1"></text:p>
      <text:p text:style-name="P1"><text:s text:c="5"/>Mark the end of a CASE construct. <text:s/>Discard x.</text:p>
      <text:p text:style-name="P1"></text:p>
      <text:p text:style-name="P1"><text:s text:c="5"/>See CASE OF ENDOF THENS.</text:p>
      <text:p text:style-name="P1"></text:p>
      <text:p text:style-name="P1"><text:s/>ENDOF <text:s/>( -- ) <text:s text:c="40"/>I S 94</text:p>
      <text:p text:style-name="P1"></text:p>
      <text:p text:style-name="P1"><text:s text:c="5"/>Mark the end of an OF ENDOF pair. <text:s/>In DX-FORTH ENDOF is a synonym</text:p>
      <text:p text:style-name="P1"><text:s text:c="5"/>for ELSE .</text:p>
      <text:p text:style-name="P1"></text:p>
      <text:p text:style-name="P1"><text:s text:c="5"/>See CASE OF ENDCASE.</text:p>
      <text:p text:style-name="P1"></text:p>
      <text:p text:style-name="P1"><text:s/>EVALUATE <text:s/>( c-addr u -- ) <text:s text:c="28"/>S 94</text:p>
      <text:p text:style-name="P1"></text:p>
      <text:p text:style-name="P1"><text:s text:c="5"/>Save the current input source specification. <text:s/>Make the string</text:p>
      <text:p text:style-name="P1"><text:s text:c="5"/>described by c-addr u both the input source and input buffer,</text:p>
      <text:p text:style-name="P1"><text:s text:c="5"/>set &gt;IN to zero, and interpret. <text:s/>When the parse area is empty,</text:p>
      <text:p text:style-name="P1"><text:s text:c="5"/>restore the prior input source specification.</text:p>
      <text:p text:style-name="P1"></text:p>
      <text:p text:style-name="P1"><text:s/>FDB <text:s/>( -- addr ) <text:s text:c="37"/>S</text:p>
      <text:p text:style-name="P1"></text:p>
      <text:p text:style-name="P1"><text:s text:c="5"/>Get the address of the next free file descriptor block. <text:s/>If no more</text:p>
      <text:p text:style-name="P1"><text:s text:c="5"/>free descriptors exist the function aborts with a "too many files"</text:p>
      <text:p text:style-name="P1"><text:s text:c="5"/>error message.</text:p>
      <text:p text:style-name="P1"></text:p>
      <text:p text:style-name="P1"><text:s/>INTERPRET <text:s/>( -- ) <text:s text:c="36"/>S FIG</text:p>
      <text:p text:style-name="P1"></text:p>
      <text:p text:style-name="P1"><text:s text:c="5"/>Successively interpret forth text from the input stream until</text:p>
      <text:p text:style-name="P1"><text:s text:c="5"/>exhausted, compiling or executing depending upon STATE. <text:s/>If an</text:p>
      <text:p text:style-name="P1"><text:s text:c="5"/>exception occurs the process aborts with an error message.</text:p>
      <text:p text:style-name="P1"></text:p>
      <text:p text:style-name="P1"><text:s/>IS <text:s/>( xt "name" -- ) <text:s text:c="33"/>I S</text:p>
      <text:p text:style-name="P1"></text:p>
      <text:p text:style-name="P1"><text:s text:c="5"/>Used in the form:</text:p>
      <text:p text:style-name="P1"><text:s text:c="14"/>' ccc IS name</text:p>
      <text:p text:style-name="P1"><text:s text:c="5"/>where "name" is a deferred word and ccc defines the new behaviour.</text:p>
      <text:p text:style-name="P1"></text:p>
      <text:p text:style-name="P1"><text:s text:c="5"/>See: DEFER</text:p>
      <text:p text:style-name="P1"></text:p>
      <text:p text:style-name="P1"><text:s/>NHOLD <text:s/>( n char -- ) <text:s text:c="33"/>A</text:p>
      <text:p text:style-name="P1"></text:p>
      <text:p text:style-name="P1"><text:s text:c="5"/>Perform HOLD n times. <text:s/>An ambiguous condition exists if n &lt; 0.</text:p>
      <text:p text:style-name="P1"></text:p>
      <text:p text:style-name="P1"><text:s/>NOOP <text:s/>( -- ) <text:s text:c="41"/>A</text:p>
      <text:p text:style-name="P1"></text:p>
      <text:p text:style-name="P1"><text:s text:c="5"/>No operation. <text:s/>Typically used to set a null action e.g.</text:p>
      <text:p text:style-name="P1"></text:p>
      <text:p text:style-name="P1"><text:s text:c="14"/>' NOOP IS XXX</text:p>
      <text:p text:style-name="P1"></text:p>
      <text:p text:style-name="P1"><text:s text:c="5"/>where XXX is a DEFERed word.</text:p>
      <text:p text:style-name="P1"></text:p>
      <text:p text:style-name="P1"><text:s/>OF <text:s/>( x1 x2 -- ) <text:s text:c="37"/>I S 94</text:p>
      <text:p text:style-name="P1"></text:p>
      <text:p text:style-name="P1"><text:s text:c="5"/>If x1 = x2, discard both values and perform the sequence between OF</text:p>
      <text:p text:style-name="P1"><text:s text:c="5"/>and ENDOF/ELSE. <text:s/>Execution then continues after ENDCASE/THENS . <text:s/>If</text:p>
      <text:p text:style-name="P1"><text:s text:c="5"/>x1 &lt;&gt; x2, discard x2 and continue after the corresponding ENDOF/ELSE.</text:p>
      <text:p text:style-name="P1"></text:p>
      <text:p text:style-name="P1"><text:s text:c="5"/>See CASE ENDOF ENDCASE COND THENS.</text:p>
      <text:p text:style-name="P1"><text:soft-page-break/></text:p>
      <text:p text:style-name="P1"><text:s/>PAUSE <text:s/>( -- ) <text:s text:c="40"/>A</text:p>
      <text:p text:style-name="P1"></text:p>
      <text:p text:style-name="P1"><text:s text:c="5"/>Provides support for multitasking applications. <text:s/>When the</text:p>
      <text:p text:style-name="P1"><text:s text:c="5"/>multitasker is loaded and enabled, PAUSE passes control to the next</text:p>
      <text:p text:style-name="P1"><text:s text:c="5"/>task. <text:s/>Refer to the multitasking documentation for further details.</text:p>
      <text:p text:style-name="P1"></text:p>
      <text:p text:style-name="P1"><text:s text:c="5"/>Note: PAUSE is automatically executed by KEY? KEY EMIT .</text:p>
      <text:p text:style-name="P1"></text:p>
      <text:p text:style-name="P1"><text:s/>R0 <text:s/>( -- a-addr ) <text:s text:c="36"/>A FIG</text:p>
      <text:p text:style-name="P1"></text:p>
      <text:p text:style-name="P1"><text:s text:c="5"/>A USER variable that contains the address of the top of the return</text:p>
      <text:p text:style-name="P1"><text:s text:c="5"/>stack.</text:p>
      <text:p text:style-name="P1"></text:p>
      <text:p text:style-name="P1"><text:s/>RETURN <text:s/>( x -- ) <text:s text:c="37"/>A</text:p>
      <text:p text:style-name="P1"></text:p>
      <text:p text:style-name="P1"><text:s text:c="5"/>Restore the initial drive path and video mode. <text:s/>Return to DOS with</text:p>
      <text:p text:style-name="P1"><text:s text:c="5"/>exit code x. <text:s/>Open files are not closed.</text:p>
      <text:p text:style-name="P1"></text:p>
      <text:p text:style-name="P1"><text:s text:c="5"/>See: BYE</text:p>
      <text:p text:style-name="P1"></text:p>
      <text:p text:style-name="P1"><text:s/>RP! <text:s/>( addr -- ) <text:s text:c="37"/>A</text:p>
      <text:p text:style-name="P1"></text:p>
      <text:p text:style-name="P1"><text:s text:c="5"/>Set the return stack pointer to addr.</text:p>
      <text:p text:style-name="P1"></text:p>
      <text:p text:style-name="P1"><text:s/>RP@ <text:s/>( -- addr ) <text:s text:c="37"/>A FIG</text:p>
      <text:p text:style-name="P1"></text:p>
      <text:p text:style-name="P1"><text:s text:c="5"/>Return the address of the current return stack pointer.</text:p>
      <text:p text:style-name="P1"></text:p>
      <text:p text:style-name="P1"><text:s/>S0 <text:s/>( -- a-addr ) <text:s text:c="36"/>A FIG</text:p>
      <text:p text:style-name="P1"></text:p>
      <text:p text:style-name="P1"><text:s text:c="5"/>A USER variable that contains the address of the top of the</text:p>
      <text:p text:style-name="P1"><text:s text:c="5"/>data stack.</text:p>
      <text:p text:style-name="P1"></text:p>
      <text:p text:style-name="P1"><text:s/>SAVE <text:s/>( "filename[.COM]" -- ) <text:s text:c="24"/>S</text:p>
      <text:p text:style-name="P1"></text:p>
      <text:p text:style-name="P1"><text:s text:c="5"/>Save the current forth system image to disk including any new</text:p>
      <text:p text:style-name="P1"><text:s text:c="5"/>definitions created.</text:p>
      <text:p text:style-name="P1"></text:p>
      <text:p text:style-name="P1"><text:s text:c="5"/>See: TURNKEY TURNKEY-SYSTEM</text:p>
      <text:p text:style-name="P1"></text:p>
      <text:p text:style-name="P1"><text:s/>SHOLD <text:s/>( c-addr u -- ) <text:s text:c="31"/>A</text:p>
      <text:p text:style-name="P1"></text:p>
      <text:p text:style-name="P1"><text:s text:c="5"/>Add string c-addr u to the beginning of the pictured numeric</text:p>
      <text:p text:style-name="P1"><text:s text:c="5"/>output string.</text:p>
      <text:p text:style-name="P1"></text:p>
      <text:p text:style-name="P1"><text:s/>SP! <text:s/>( addr -- ) <text:s text:c="37"/>A</text:p>
      <text:p text:style-name="P1"></text:p>
      <text:p text:style-name="P1"><text:s text:c="5"/>Set the data stack pointer to addr.</text:p>
      <text:p text:style-name="P1"></text:p>
      <text:p text:style-name="P1"><text:s/>SP@ <text:s/>( -- addr ) <text:s text:c="37"/>A FIG</text:p>
      <text:p text:style-name="P1"></text:p>
      <text:p text:style-name="P1"><text:s text:c="5"/>Return the address of the current data stack pointer.</text:p>
      <text:p text:style-name="P1"></text:p>
      <text:p text:style-name="P1"><text:s/>THENS <text:s/>( C: mark -- ) <text:s text:c="32"/>I S</text:p>
      <text:p text:style-name="P1"></text:p>
      <text:p text:style-name="P1"><text:s text:c="5"/>Resolve a COND/CASE construct.</text:p>
      <text:p text:style-name="P1"></text:p>
      <text:p text:style-name="P1"><text:s text:c="5"/>Similar to ENDCASE but does not expect the case selector to be on</text:p>
      <text:p text:style-name="P1"><text:soft-page-break/><text:s text:c="5"/>the stack. <text:s/>Named END-CASE in some Forth implementations.</text:p>
      <text:p text:style-name="P1"></text:p>
      <text:p text:style-name="P1"><text:s text:c="5"/>See: COND "Miser's CASE"</text:p>
      <text:p text:style-name="P1"></text:p>
      <text:p text:style-name="P1"><text:s/>TOKEN <text:s/>( "name" -- c-addr u ) <text:s text:c="24"/>S</text:p>
      <text:p text:style-name="P1"></text:p>
      <text:p text:style-name="P1"><text:s text:c="5"/>Parse a blank-delimited string from the input stream. <text:s/>Equivalent</text:p>
      <text:p text:style-name="P1"><text:s text:c="5"/>to: BL WORD COUNT .</text:p>
      <text:p text:style-name="P1"></text:p>
      <text:p text:style-name="P1"/>
      <text:p text:style-name="P2"><text:s/>TURNKEY <text:s/>( "bootword" "filename[.EXE]" -- ) <text:s text:c="10"/>S</text:p>
      <text:p text:style-name="P1"></text:p>
      <text:p text:style-name="P1"><text:s text:c="5"/>Save a standalone application to disk using the specified filename.</text:p>
      <text:p text:style-name="P1"><text:s text:c="5"/>When the application is subsequently run, execution begins with</text:p>
      <text:p text:style-name="P1"><text:s text:c="5"/>bootword and ends with <text:s/>0 RETURN <text:s/>if successful, or <text:s/>1 RETURN <text:s/>if</text:p>
      <text:p text:style-name="P1"><text:s text:c="5"/>ABORT , ABORT" or an uncaught exception was encountered.</text:p>
      <text:p text:style-name="P1"></text:p>
      <text:p text:style-name="P1"><text:s text:c="5"/>Note: The System dictionary and word headers are not saved and are</text:p>
      <text:p text:style-name="P1"><text:s text:c="5"/>therefore unavailable to the application.</text:p>
      <text:p text:style-name="P1"></text:p>
      <text:p text:style-name="P1"><text:s text:c="5"/>See: SAVE TURNKEY-SYSTEM</text:p>
      <text:p text:style-name="P1"></text:p>
      <text:p text:style-name="P1"><text:s/>TURNKEY-SYSTEM <text:s/>( "bootword" "filename[.EXE]" -- ) <text:s text:c="3"/>S</text:p>
      <text:p text:style-name="P1"></text:p>
      <text:p text:style-name="P1"><text:s text:c="5"/>Save a standalone application including the System dictionary to</text:p>
      <text:p text:style-name="P1"><text:s text:c="5"/>disk using the specified filename. <text:s/>When the application is</text:p>
      <text:p text:style-name="P1"><text:s text:c="5"/>subsequently run, execution begins with bootword and ends with</text:p>
      <text:p text:style-name="P1"><text:s text:c="5"/>0 RETURN <text:s/>if successful, or <text:s/>1 RETURN <text:s/>if ABORT , ABORT" or an</text:p>
      <text:p text:style-name="P1"><text:s text:c="5"/>uncaught exception was encountered.</text:p>
      <text:p text:style-name="P1"></text:p>
      <text:p text:style-name="P1"><text:s text:c="5"/>TURNKEY-SYSTEM is provided for applications that require access</text:p>
      <text:p text:style-name="P1"><text:s text:c="5"/>to words in the System dictionary.</text:p>
      <text:p text:style-name="P1"></text:p>
      <text:p text:style-name="P1"><text:s text:c="5"/>See: SAVE TURNKEY</text:p>
      <text:p text:style-name="P1"></text:p>
      <text:p text:style-name="P1"><text:s/>UNNEST <text:s/>( -- ) ( R: nest-sys -- ) <text:s text:c="20"/>A</text:p>
      <text:p text:style-name="P1"></text:p>
      <text:p text:style-name="P1"><text:s text:c="4"/>Discard the calling definition specified by nest-sys. <text:s/>Before</text:p>
      <text:p text:style-name="P1"><text:s text:c="4"/>exiting the current definition, a program shall remove any</text:p>
      <text:p text:style-name="P1"><text:s text:c="4"/>parameters the calling definition had placed on the return stack.</text:p>
      <text:p text:style-name="P1"><text:s text:c="4"/>An ambiguous condition exists if the current or calling definition</text:p>
      <text:p text:style-name="P1"><text:s text:c="4"/>uses locals.</text:p>
      <text:p text:style-name="P1"></text:p>
      <text:p text:style-name="P1"><text:s/>UNUSED <text:s/>( -- u ) <text:s text:c="37"/>A 94</text:p>
      <text:p text:style-name="P1"></text:p>
      <text:p text:style-name="P1"><text:s text:c="5"/>Return the amount of space in bytes remaining in the region</text:p>
      <text:p text:style-name="P1"><text:s text:c="5"/>addressed by HERE.</text:p>
      <text:p text:style-name="P1"></text:p>
      <text:p text:style-name="P1"><text:s text:c="5"/>Note: The calculation includes a 255 byte safety margin.</text:p>
      <text:p text:style-name="P1"><text:s text:c="5"/>Applications should take into account the regions used by the</text:p>
      <text:p text:style-name="P1"><text:s text:c="5"/>pictured numeric string buffer and PAD.</text:p>
      <text:p text:style-name="P1"></text:p>
      <text:p text:style-name="P1"><text:s/>UP <text:s/>( -- a-addr ) <text:s text:c="36"/>A</text:p>
      <text:p text:style-name="P1"></text:p>
      <text:p text:style-name="P1"><text:s text:c="5"/>A VARIABLE that contains the base address of the current USER</text:p>
      <text:p text:style-name="P1"><text:s text:c="5"/>area.</text:p>
      <text:p text:style-name="P1"></text:p>
      <text:p text:style-name="P1"/>
      <text:p text:style-name="P2"><text:s/>USER <text:s/>( +n "name" -- ) <text:s text:c="31"/>S FIG</text:p>
      <text:p text:style-name="P1"></text:p>
      <text:p text:style-name="P1"><text:s text:c="5"/>A defining word used in the form:</text:p>
      <text:p text:style-name="P1"><text:s text:c="14"/>+n USER name</text:p>
      <text:p text:style-name="P1"><text:s text:c="5"/>which creates a USER variable "name". <text:s/>+n is the offset within</text:p>
      <text:p text:style-name="P1"><text:s text:c="5"/>the user area where the value for "name" is stored. <text:s/>Executing</text:p>
      <text:p text:style-name="P1"><text:s text:c="5"/>"name" leaves the address of the variable in the user area.</text:p>
      <text:p text:style-name="P1"></text:p>
      <text:p text:style-name="P1"><text:s text:c="5"/>USER variables with offsets 44 decimal and higher are available</text:p>
      <text:p text:style-name="P1"><text:s text:c="5"/>for use by applications (DX-Forth 1.2 for CP/M onwards).</text:p>
      <text:p text:style-name="P1"></text:p>
      <text:p text:style-name="P1"><text:s text:c="5"/>Note: Offsets numbers are subject to change. <text:s/>When an offset</text:p>
      <text:p text:style-name="P1"><text:s text:c="5"/>is required by an application, it should be determined at</text:p>
      <text:p text:style-name="P1"><text:s text:c="5"/>compile-time e.g. <text:s/>[ BASE UP @ - ] LITERAL <text:s/>will return the</text:p>
      <text:p text:style-name="P1"><text:s text:c="5"/>offset for BASE .</text:p>
      <text:p text:style-name="P1"></text:p>
      <text:p text:style-name="P1"><text:s/>WITHIN <text:s/>( x1 x2 x3 -- flag ) <text:s text:c="25"/>A 94</text:p>
      <text:p text:style-name="P1"></text:p>
      <text:p text:style-name="P1"><text:s text:c="5"/>Return true if x3 lies within the range x1 to x2-1, otherwise</text:p>
      <text:p text:style-name="P1"><text:s text:c="5"/>return false. <text:s/>x may be signed or unsigned.</text:p>
      <text:p text:style-name="P1"></text:p>
      <text:p text:style-name="P1"><text:s/>Y/N <text:s/>( -- flag ) <text:s text:c="37"/>A</text:p>
      <text:p text:style-name="P1"></text:p>
      <text:p text:style-name="P1"><text:s text:c="5"/>Display '(y/n) N' and wait for a single console key. <text:s/>Return</text:p>
      <text:p text:style-name="P1"><text:s text:c="5"/>true if the 'Y' or 'y' key was pressed or false otherwise.</text:p>
      <text:p text:style-name="P1"></text:p>
      <text:p text:style-name="P1"><text:s/>[CHAR] <text:s/>( -- c ) <text:s text:c="37"/>I S 94</text:p>
      <text:p text:style-name="P1"></text:p>
      <text:p text:style-name="P1"><text:s text:c="5"/>Parse the next word in the input stream and compile the ASCII</text:p>
      <text:p text:style-name="P1"><text:s text:c="5"/>value of the first character as a literal.</text:p>
      <text:p text:style-name="P1"></text:p>
      <text:p text:style-name="P1"><text:s/>[DEFINED] <text:s/>( "name" -- flag ) <text:s text:c="24"/>I S</text:p>
      <text:p text:style-name="P1"></text:p>
      <text:p text:style-name="P1"><text:s text:c="5"/>Parse the next word in the input stream. <text:s/>Return a true flag if</text:p>
      <text:p text:style-name="P1"><text:s text:c="5"/>word was defined in the dictionary.</text:p>
      <text:p text:style-name="P1"></text:p>
      <text:p text:style-name="P1"><text:s/>[IF] <text:s/>[ELSE] <text:s/>[THEN] <text:s text:c="33"/>I S 94</text:p>
      <text:p text:style-name="P1"></text:p>
      <text:p text:style-name="P1"><text:s text:c="5"/>These are the equivalents of IF ELSE THEN but may be used outside</text:p>
      <text:p text:style-name="P1"><text:s text:c="5"/>a definition.</text:p>
      <text:p text:style-name="P1"></text:p>
      <text:p text:style-name="P1"><text:s/>[UNDEFINED] <text:s/>( "name" -- flag ) <text:s text:c="22"/>I S</text:p>
      <text:p text:style-name="P1"></text:p>
      <text:p text:style-name="P1"><text:s text:c="5"/>Parse the next word in the input stream. <text:s/>Return a true flag if</text:p>
      <text:p text:style-name="P1"><text:s text:c="5"/>word was not defined in the dictionary.</text:p>
      <text:p text:style-name="P1"></text:p>
      <text:p text:style-name="P1"><text:s/>\ <text:s/>( -- ) <text:s text:c="44"/>I S 94</text:p>
      <text:p text:style-name="P1"></text:p>
      <text:p text:style-name="P1"><text:s text:c="5"/>Skip the rest of the line and resume interpretation at the</text:p>
      <text:p text:style-name="P1"><text:s text:c="5"/>beginning of the next line.</text:p>
      <text:p text:style-name="P1"></text:p>
      <text:p text:style-name="P1"><text:s/>\\ <text:s/>( -- ) <text:s text:c="43"/>I S</text:p>
      <text:p text:style-name="P1"></text:p>
      <text:p text:style-name="P1"><text:s text:c="5"/>Parse and discard the remainder of the parse area. <text:s/>If the source</text:p>
      <text:p text:style-name="P1"><text:s text:c="5"/>is a text file the remainder of the file is discarded.</text:p>
      <text:p text:style-name="P1"></text:p>
      <text:p text:style-name="P1"></text:p>
      <text:p text:style-name="P1"/>
      <text:p text:style-name="P2">12. Floating Point</text:p>
      <text:p text:style-name="P1">------------------</text:p>
      <text:p text:style-name="P1">By default DX-Forth uses single precision software floating point.</text:p>
      <text:p text:style-name="P1">A real number occupies two cells (4 bytes) with a maximum precision</text:p>
      <text:p text:style-name="P1">of 7 digits and a dynamic range of 5E-39 to 1E38.</text:p>
      <text:p text:style-name="P1"></text:p>
      <text:p text:style-name="P1">The forth interpreter recognizes a number as floating point if it is</text:p>
      <text:p text:style-name="P1">in decimal mode and contains an exponent identifier 'E' e.g. <text:s/>1.0E</text:p>
      <text:p text:style-name="P1">3.141952E <text:s/>1e-12</text:p>
      <text:p text:style-name="P1"></text:p>
      <text:p text:style-name="P1">DX-Forth for CP/M uses the data stack for floating point operations</text:p>
      <text:p text:style-name="P1">(aka common stack model).</text:p>
      <text:p text:style-name="P1"></text:p>
      <text:p text:style-name="P1">Notes:</text:p>
      <text:p text:style-name="P1"></text:p>
      <text:p text:style-name="P1">- In the common stack model, variables FS0 and FSP are dummies. <text:s/>Their</text:p>
      <text:p text:style-name="P1"><text:s text:c="2"/>contents are initialized as for S0 but are otherwise unused.</text:p>
      <text:p text:style-name="P1"></text:p>
      <text:p text:style-name="P1">- Floating point display words and their primitives use the pictured</text:p>
      <text:p text:style-name="P1"><text:s text:c="2"/>numeric string buffer.</text:p>
      <text:p text:style-name="P1"></text:p>
      <text:p text:style-name="P1">- Display words that specify the number of places after the decimal</text:p>
      <text:p text:style-name="P1"><text:s text:c="2"/>point may use the value -1 to force compact display mode.</text:p>
      <text:p text:style-name="P1"></text:p>
      <text:p text:style-name="P1"></text:p>
      <text:p text:style-name="P1"><text:s/>(F.) <text:s/>( r n -- c-addr u ) <text:s text:c="28"/>A</text:p>
      <text:p text:style-name="P1"></text:p>
      <text:p text:style-name="P1"><text:s text:c="5"/>Convert real number r to string c-addr u in fixed-point notation</text:p>
      <text:p text:style-name="P1"><text:s text:c="5"/>with n places to the right of the decimal point. <text:s/>Primitive used</text:p>
      <text:p text:style-name="P1"><text:s text:c="5"/>by F. F.R</text:p>
      <text:p text:style-name="P1"></text:p>
      <text:p text:style-name="P1"><text:s/>(FE.) <text:s/>( r n -- c-addr u ) <text:s text:c="27"/>A</text:p>
      <text:p text:style-name="P1"></text:p>
      <text:p text:style-name="P1"><text:s text:c="5"/>Convert real number r to string c-addr u in engineering notation</text:p>
      <text:p text:style-name="P1"><text:s text:c="5"/>with n places right of the decimal point. <text:s/>Primitive used by FE.</text:p>
      <text:p text:style-name="P1"><text:s text:c="5"/>FE.R</text:p>
      <text:p text:style-name="P1"></text:p>
      <text:p text:style-name="P1"><text:s/>(FS.) <text:s/>( r n -- c-addr u ) <text:s text:c="27"/>A</text:p>
      <text:p text:style-name="P1"></text:p>
      <text:p text:style-name="P1"><text:s text:c="5"/>Convert real number r to string c-addr u in scientific notation</text:p>
      <text:p text:style-name="P1"><text:s text:c="5"/>with n places right of the decimal point. <text:s/>Primitive used by FS.</text:p>
      <text:p text:style-name="P1"><text:s text:c="5"/>FS.R</text:p>
      <text:p text:style-name="P1"></text:p>
      <text:p text:style-name="P1"><text:s/>(G.) <text:s/>( r n -- c-addr u ) <text:s text:c="28"/>A</text:p>
      <text:p text:style-name="P1"></text:p>
      <text:p text:style-name="P1"><text:s text:c="5"/>Convert real number r to string c-addr u with n places right of the</text:p>
      <text:p text:style-name="P1"><text:s text:c="5"/>decimal point. <text:s/>Fixed-point is used if the exponent is in the range</text:p>
      <text:p text:style-name="P1"><text:s text:c="5"/>-4 to 5 otherwise use scientific notation. <text:s/>Primitive used by G.R</text:p>
      <text:p text:style-name="P1"><text:s text:c="5"/>G.</text:p>
      <text:p text:style-name="P1"></text:p>
      <text:p text:style-name="P1"><text:s/>-FP <text:s/>( -- a-addr ) <text:s text:c="35"/>S</text:p>
      <text:p text:style-name="P1"></text:p>
      <text:p text:style-name="P1"><text:s text:c="5"/>A MARKER word used to delete the floating-point with FORGET.</text:p>
      <text:p text:style-name="P1"></text:p>
      <text:p text:style-name="P1"><text:s text:c="5"/>Note: MARKER differs from the Forth-94 specification.</text:p>
      <text:p text:style-name="P1"></text:p>
      <text:p text:style-name="P1"/>
      <text:p text:style-name="P2"><text:s/>&gt;FLOAT <text:s/>( c-addr u -- r true | false ) <text:s text:c="15"/>A 94</text:p>
      <text:p text:style-name="P1"></text:p>
      <text:p text:style-name="P1"><text:s text:c="5"/>Convert the string c-addr u to a real number. <text:s/>If successful,</text:p>
      <text:p text:style-name="P1"><text:s text:c="5"/>return the real number r and true or false otherwise.</text:p>
      <text:p text:style-name="P1"></text:p>
      <text:p text:style-name="P1"><text:s text:c="5"/>Note: A zero length string or a string with leading blanks will</text:p>
      <text:p text:style-name="P1"><text:s text:c="5"/>return the real number 0.0E and true.</text:p>
      <text:p text:style-name="P1"></text:p>
      <text:p text:style-name="P1"><text:s/>D&gt;F <text:s/>( d -- r ) <text:s text:c="38"/>A 94</text:p>
      <text:p text:style-name="P1"></text:p>
      <text:p text:style-name="P1"><text:s text:c="5"/>Convert the double number to its real number equivalent.</text:p>
      <text:p text:style-name="P1"></text:p>
      <text:p text:style-name="P1"><text:s/>F! <text:s/>( r f-addr -- <text:s/>) <text:s text:c="33"/>A 94</text:p>
      <text:p text:style-name="P1"></text:p>
      <text:p text:style-name="P1"><text:s text:c="5"/>Store r at f-addr.</text:p>
      <text:p text:style-name="P1"></text:p>
      <text:p text:style-name="P1"><text:s/>F* <text:s/>( r1 r2 -- r3 ) <text:s text:c="34"/>A 94</text:p>
      <text:p text:style-name="P1"></text:p>
      <text:p text:style-name="P1"><text:s text:c="5"/>Multiply r1 by r2, giving the product r3.</text:p>
      <text:p text:style-name="P1"></text:p>
      <text:p text:style-name="P1"><text:s/>F** <text:s/>( r1 r2 -- r3 ) <text:s text:c="33"/>A 94</text:p>
      <text:p text:style-name="P1"></text:p>
      <text:p text:style-name="P1"><text:s text:c="5"/>Raise r1 to the power r2.</text:p>
      <text:p text:style-name="P1"></text:p>
      <text:p text:style-name="P1"><text:s/>F+ <text:s/>( r1 r2 -- r3 ) <text:s text:c="34"/>A 94</text:p>
      <text:p text:style-name="P1"></text:p>
      <text:p text:style-name="P1"><text:s text:c="5"/>Add r1 to r2, giving the sum r3.</text:p>
      <text:p text:style-name="P1"></text:p>
      <text:p text:style-name="P1"><text:s/>F, <text:s/>( r -- ) <text:s text:c="41"/>S</text:p>
      <text:p text:style-name="P1"></text:p>
      <text:p text:style-name="P1"><text:s text:c="5"/>Reserve one floating-point cell of data space and store r in the</text:p>
      <text:p text:style-name="P1"><text:s text:c="5"/>cell.</text:p>
      <text:p text:style-name="P1"></text:p>
      <text:p text:style-name="P1"><text:s/>F- <text:s/>( r1 r2 -- r3 ) <text:s text:c="34"/>A 94</text:p>
      <text:p text:style-name="P1"></text:p>
      <text:p text:style-name="P1"><text:s text:c="5"/>Subtract r2 from r1, giving the difference r3.</text:p>
      <text:p text:style-name="P1"></text:p>
      <text:p text:style-name="P1"><text:s/>F. <text:s/>( r -- ) <text:s text:c="41"/>A</text:p>
      <text:p text:style-name="P1"></text:p>
      <text:p text:style-name="P1"><text:s text:c="5"/>Display r in floating-point notation followed by a space. <text:s/>Non-</text:p>
      <text:p text:style-name="P1"><text:s text:c="5"/>essential zeros and signs are removed.</text:p>
      <text:p text:style-name="P1"></text:p>
      <text:p text:style-name="P1"><text:s/>F.R <text:s/>( n u -- ) or ( r n u -- ) <text:s text:c="22"/>A</text:p>
      <text:p text:style-name="P1"></text:p>
      <text:p text:style-name="P1"><text:s text:c="5"/>Display r in fixed-point notation right-justified in a field width</text:p>
      <text:p text:style-name="P1"><text:s text:c="5"/>u with n places right of the decimal point.</text:p>
      <text:p text:style-name="P1"></text:p>
      <text:p text:style-name="P1"><text:s/>F/ <text:s/>( r1 r2 -- r3 ) <text:s text:c="34"/>A 94</text:p>
      <text:p text:style-name="P1"></text:p>
      <text:p text:style-name="P1"><text:s text:c="5"/>Divide r1 by r2, giving the quotient r3.</text:p>
      <text:p text:style-name="P1"></text:p>
      <text:p text:style-name="P1"><text:s/>F0&lt; <text:s/>( r -- flag ) <text:s text:c="35"/>A 94</text:p>
      <text:p text:style-name="P1"></text:p>
      <text:p text:style-name="P1"><text:s text:c="5"/>Return true if r is less than zero, or false otherwise.</text:p>
      <text:p text:style-name="P1"></text:p>
      <text:p text:style-name="P1"><text:s/>F0= <text:s/>( r -- flag ) <text:s text:c="35"/>A 94</text:p>
      <text:p text:style-name="P1"></text:p>
      <text:p text:style-name="P1"><text:s text:c="5"/>Return true if r is equal to zero, or false otherwise.</text:p>
      <text:p text:style-name="P1"></text:p>
      <text:p text:style-name="P1"><text:soft-page-break/><text:s/>F0&gt; <text:s/>( r -- flag ) <text:s text:c="35"/>A</text:p>
      <text:p text:style-name="P1"></text:p>
      <text:p text:style-name="P1"><text:s text:c="5"/>Flag is true if r is greater than zero.</text:p>
      <text:p text:style-name="P1"></text:p>
      <text:p text:style-name="P1"><text:s/>F&lt; <text:s/>( r1 r2 -- flag ) <text:s text:c="32"/>A 94</text:p>
      <text:p text:style-name="P1"></text:p>
      <text:p text:style-name="P1"><text:s text:c="5"/>Return true if r1 is less than r2, or false otherwise.</text:p>
      <text:p text:style-name="P1"></text:p>
      <text:p text:style-name="P1"><text:s/>F&gt; <text:s/>( r1 r2 -- flag ) <text:s text:c="32"/>A</text:p>
      <text:p text:style-name="P1"></text:p>
      <text:p text:style-name="P1"><text:s text:c="5"/>Flag is true if r1 is greater than r2.</text:p>
      <text:p text:style-name="P1"></text:p>
      <text:p text:style-name="P1"><text:s/>F&gt;D <text:s/>( r -- d ) <text:s text:c="38"/>A 94</text:p>
      <text:p text:style-name="P1"></text:p>
      <text:p text:style-name="P1"><text:s text:c="5"/>Convert the integer part of r to its double number equivalent.</text:p>
      <text:p text:style-name="P1"></text:p>
      <text:p text:style-name="P1"><text:s/>F&gt;S <text:s/>( r -- n ) <text:s text:c="38"/>A</text:p>
      <text:p text:style-name="P1"></text:p>
      <text:p text:style-name="P1"><text:s text:c="5"/>Convert the integer part of r to its single number equivalent.</text:p>
      <text:p text:style-name="P1"></text:p>
      <text:p text:style-name="P1"><text:s/>F@ <text:s/>( f-addr -- r ) <text:s text:c="34"/>A 94</text:p>
      <text:p text:style-name="P1"></text:p>
      <text:p text:style-name="P1"><text:s text:c="5"/>Return the value of the real number stored at f-addr.</text:p>
      <text:p text:style-name="P1"></text:p>
      <text:p text:style-name="P1"><text:s/>FABS <text:s/>( r1 -- r2 ) <text:s text:c="35"/>A 94</text:p>
      <text:p text:style-name="P1"></text:p>
      <text:p text:style-name="P1"><text:s text:c="5"/>Return the absolute value of r1.</text:p>
      <text:p text:style-name="P1"></text:p>
      <text:p text:style-name="P1"><text:s/>FATAN <text:s/>( r1 -- r2 ) <text:s text:c="34"/>A 94</text:p>
      <text:p text:style-name="P1"></text:p>
      <text:p text:style-name="P1"><text:s text:c="5"/>r2 is the principal radian angle whose tangent is r1.</text:p>
      <text:p text:style-name="P1"></text:p>
      <text:p text:style-name="P1"><text:s/>FCONSTANT <text:s/>( r -- ) compilation <text:s text:c="22"/>A 94</text:p>
      <text:p text:style-name="P1"><text:s text:c="12"/>( -- r ) run-time</text:p>
      <text:p text:style-name="P1"></text:p>
      <text:p text:style-name="P1"><text:s text:c="5"/>Define a floating point constant having the value r.</text:p>
      <text:p text:style-name="P1"></text:p>
      <text:p text:style-name="P1"><text:s/>FCOS <text:s/>( r1 -- r2 ) <text:s text:c="35"/>A 94</text:p>
      <text:p text:style-name="P1"></text:p>
      <text:p text:style-name="P1"><text:s text:c="5"/>r2 is the cosine of the radian angle r1.</text:p>
      <text:p text:style-name="P1"></text:p>
      <text:p text:style-name="P1"><text:s/>FDP <text:s/>( -- a-addr ) <text:s text:c="35"/>A</text:p>
      <text:p text:style-name="P1"></text:p>
      <text:p text:style-name="P1"><text:s text:c="5"/>A VARIABLE that controls floating decimal point display. <text:s/>If zero</text:p>
      <text:p text:style-name="P1"><text:s text:c="5"/>then trailing decimal points are not shown; if non-zero a decimal</text:p>
      <text:p text:style-name="P1"><text:s text:c="5"/>point is always shown. <text:s/>Default is FDP ON.</text:p>
      <text:p text:style-name="P1"></text:p>
      <text:p text:style-name="P1"><text:s/>FDROP <text:s/>( r -- <text:s/>) <text:s text:c="37"/>A 94</text:p>
      <text:p text:style-name="P1"></text:p>
      <text:p text:style-name="P1"><text:s text:c="5"/>Remove r from the stack.</text:p>
      <text:p text:style-name="P1"></text:p>
      <text:p text:style-name="P1"><text:s/>FDUP <text:s/>( r -- r r ) <text:s text:c="35"/>A 94</text:p>
      <text:p text:style-name="P1"></text:p>
      <text:p text:style-name="P1"><text:s text:c="5"/>Duplicate r.</text:p>
      <text:p text:style-name="P1"></text:p>
      <text:p text:style-name="P1"><text:s/>FE. <text:s/>( r -- ) <text:s text:c="40"/>A</text:p>
      <text:p text:style-name="P1"></text:p>
      <text:p text:style-name="P1"><text:s text:c="5"/>Display r in engineering notation followed by a space. <text:s/>Non-</text:p>
      <text:p text:style-name="P1"><text:s text:c="5"/>essential zeros and signs are removed.</text:p>
      <text:p text:style-name="P1"><text:soft-page-break/></text:p>
      <text:p text:style-name="P1"><text:s/>FE.R <text:s/>( r n u -- ) <text:s text:c="35"/>A</text:p>
      <text:p text:style-name="P1"></text:p>
      <text:p text:style-name="P1"><text:s text:c="5"/>Display r in engineering notation right-justified in a field width</text:p>
      <text:p text:style-name="P1"><text:s text:c="5"/>u with n places to the right of the decimal point.</text:p>
      <text:p text:style-name="P1"></text:p>
      <text:p text:style-name="P1"><text:s/>FEXP <text:s/>( r1 -- r2 ) <text:s text:c="35"/>A 94</text:p>
      <text:p text:style-name="P1"></text:p>
      <text:p text:style-name="P1"><text:s text:c="5"/>Raise e to the power r1, giving r2.</text:p>
      <text:p text:style-name="P1"></text:p>
      <text:p text:style-name="P1"><text:s/>FLITERAL <text:s/>( r -- ) compilation <text:s text:c="23"/>A 94</text:p>
      <text:p text:style-name="P1"><text:s text:c="11"/>( -- r ) run-time</text:p>
      <text:p text:style-name="P1"></text:p>
      <text:p text:style-name="P1"><text:s text:c="5"/>Compile r into the dictionary. <text:s/>When later executed r is left on</text:p>
      <text:p text:style-name="P1"><text:s text:c="5"/>the stack.</text:p>
      <text:p text:style-name="P1"></text:p>
      <text:p text:style-name="P1"><text:s/>FLN <text:s/>( r1 -- r2 ) <text:s text:c="36"/>A 94</text:p>
      <text:p text:style-name="P1"></text:p>
      <text:p text:style-name="P1"><text:s text:c="5"/>r2 is the natural logarithm of r1.</text:p>
      <text:p text:style-name="P1"></text:p>
      <text:p text:style-name="P1"><text:s/>FLOOR <text:s/>( r1 -- r2 ) <text:s text:c="34"/>A 94</text:p>
      <text:p text:style-name="P1"></text:p>
      <text:p text:style-name="P1"><text:s text:c="5"/>Round r1 to an integral value using the "round toward negative</text:p>
      <text:p text:style-name="P1"><text:s text:c="5"/>infinity" rule, giving r2.</text:p>
      <text:p text:style-name="P1"></text:p>
      <text:p text:style-name="P1"><text:s/>FMAX <text:s/>( r1 r2 -- r3 ) <text:s text:c="32"/>A 94</text:p>
      <text:p text:style-name="P1"></text:p>
      <text:p text:style-name="P1"><text:s text:c="5"/>r3 is the maximum of r1 and r2.</text:p>
      <text:p text:style-name="P1"></text:p>
      <text:p text:style-name="P1"><text:s/>FMIN <text:s/>( r1 r2 -- r3 ) <text:s text:c="32"/>A 94</text:p>
      <text:p text:style-name="P1"></text:p>
      <text:p text:style-name="P1"><text:s text:c="5"/>r3 is the minimum of r1 and r2.</text:p>
      <text:p text:style-name="P1"></text:p>
      <text:p text:style-name="P1"><text:s/>FNEGATE <text:s/>( r1 -- r2 ) <text:s text:c="32"/>A 94</text:p>
      <text:p text:style-name="P1"></text:p>
      <text:p text:style-name="P1"><text:s text:c="5"/>Negate r1, giving r2.</text:p>
      <text:p text:style-name="P1"></text:p>
      <text:p text:style-name="P1"><text:s/>FOVER <text:s/>( r1 r2 -- r1 r2 r1 ) <text:s text:c="25"/>A 94</text:p>
      <text:p text:style-name="P1"></text:p>
      <text:p text:style-name="P1"><text:s text:c="5"/>Place a copy of r1 on top of the stack.</text:p>
      <text:p text:style-name="P1"></text:p>
      <text:p text:style-name="P1"><text:s/>FPICK <text:s/>( ru ... r0 u -- ru ... r0 ru ) <text:s text:c="15"/>A</text:p>
      <text:p text:style-name="P1"></text:p>
      <text:p text:style-name="P1"><text:s text:c="5"/>Remove u. <text:s/>Copy ru to the top of the stack.</text:p>
      <text:p text:style-name="P1"></text:p>
      <text:p text:style-name="P1"><text:s/>FRANDOM <text:s/>( r1 -- r2 ) <text:s text:c="32"/>A</text:p>
      <text:p text:style-name="P1"></text:p>
      <text:p text:style-name="P1"><text:s text:c="5"/>If r1 is a positive non-zero number, return a psuedo-random number</text:p>
      <text:p text:style-name="P1"><text:s text:c="5"/>r2 uniformly distributed in the range 0.0E to (but not including)</text:p>
      <text:p text:style-name="P1"><text:s text:c="5"/>1.0E. <text:s/>If r1 is zero, return the last random number generated. <text:s/>If</text:p>
      <text:p text:style-name="P1"><text:s text:c="5"/>r1 is negative, r1 is used to re-seed the random number generator.</text:p>
      <text:p text:style-name="P1"></text:p>
      <text:p text:style-name="P1"><text:s/>FROT <text:s/>( r1 r2 r3 -- r2 r3 r1 ) <text:s text:c="23"/>A 94</text:p>
      <text:p text:style-name="P1"></text:p>
      <text:p text:style-name="P1"><text:s text:c="5"/>Rotate r1 to the top of the stack.</text:p>
      <text:p text:style-name="P1"></text:p>
      <text:p text:style-name="P1"/>
      <text:p text:style-name="P2"><text:s/>FROUND <text:s/>( r1 -- r2 ) <text:s text:c="33"/>A 94</text:p>
      <text:p text:style-name="P1"></text:p>
      <text:p text:style-name="P1"><text:s text:c="5"/>Round r1 to an integral value using the "round to nearest" rule,</text:p>
      <text:p text:style-name="P1"><text:s text:c="5"/>giving r2.</text:p>
      <text:p text:style-name="P1"></text:p>
      <text:p text:style-name="P1"><text:s/>FS. <text:s/>( r -- ) <text:s text:c="40"/>A</text:p>
      <text:p text:style-name="P1"></text:p>
      <text:p text:style-name="P1"><text:s text:c="5"/>Display r in scientific notation followed by a space. <text:s/>Non-</text:p>
      <text:p text:style-name="P1"><text:s text:c="5"/>essential zeros and signs are removed.</text:p>
      <text:p text:style-name="P1"></text:p>
      <text:p text:style-name="P1"><text:s/>FS.R <text:s/>( r n u -- ) <text:s text:c="35"/>A</text:p>
      <text:p text:style-name="P1"></text:p>
      <text:p text:style-name="P1"><text:s text:c="5"/>Display r in scientific notation right-justified in a field width</text:p>
      <text:p text:style-name="P1"><text:s text:c="5"/>u with n places to the right of the decimal point.</text:p>
      <text:p text:style-name="P1"></text:p>
      <text:p text:style-name="P1"><text:s/>FS0 <text:s/>( -- a-addr ) <text:s text:c="35"/>A</text:p>
      <text:p text:style-name="P1"></text:p>
      <text:p text:style-name="P1"><text:s text:c="5"/>A USER variable that contains the address of the top of the</text:p>
      <text:p text:style-name="P1"><text:s text:c="5"/>separate floating point stack.</text:p>
      <text:p text:style-name="P1"></text:p>
      <text:p text:style-name="P1"><text:s text:c="5"/>Note: Has no function in the common stack floating point model</text:p>
      <text:p text:style-name="P1"></text:p>
      <text:p text:style-name="P1"><text:s/>FSIN <text:s/>( r1 -- r2 ) <text:s text:c="35"/>A 94</text:p>
      <text:p text:style-name="P1"></text:p>
      <text:p text:style-name="P1"><text:s text:c="5"/>r2 is the sine of the radian angle r1.</text:p>
      <text:p text:style-name="P1"></text:p>
      <text:p text:style-name="P1"><text:s/>FSP <text:s/>( -- a-addr ) <text:s text:c="35"/>A</text:p>
      <text:p text:style-name="P1"></text:p>
      <text:p text:style-name="P1"><text:s text:c="5"/>A VARIABLE that returns the address of the current separate</text:p>
      <text:p text:style-name="P1"><text:s text:c="5"/>floating point stack pointer.</text:p>
      <text:p text:style-name="P1"></text:p>
      <text:p text:style-name="P1"><text:s text:c="5"/>Note: Has no function in the common stack model</text:p>
      <text:p text:style-name="P1"></text:p>
      <text:p text:style-name="P1"><text:s/>FSQRT <text:s/>( r1 -- r2 ) <text:s text:c="34"/>A 94</text:p>
      <text:p text:style-name="P1"></text:p>
      <text:p text:style-name="P1"><text:s text:c="5"/>r2 is the square root of r1.</text:p>
      <text:p text:style-name="P1"></text:p>
      <text:p text:style-name="P1"><text:s/>FSWAP <text:s/>( r1 r2 -- r2 r1 ) <text:s text:c="28"/>A 94</text:p>
      <text:p text:style-name="P1"></text:p>
      <text:p text:style-name="P1"><text:s text:c="5"/>Exchange the top two floating point numbers.</text:p>
      <text:p text:style-name="P1"></text:p>
      <text:p text:style-name="P1"><text:s/>FVARIABLE <text:s/>( -- ) compilation <text:s text:c="24"/>A 94</text:p>
      <text:p text:style-name="P1"><text:s text:c="12"/>( -- f-addr ) run-time</text:p>
      <text:p text:style-name="P1"></text:p>
      <text:p text:style-name="P1"><text:s text:c="5"/>Define a floating point variable.</text:p>
      <text:p text:style-name="P1"></text:p>
      <text:p text:style-name="P1"><text:s/>G. <text:s/>( r -- ) <text:s text:c="41"/>A</text:p>
      <text:p text:style-name="P1"></text:p>
      <text:p text:style-name="P1"><text:s text:c="5"/>Display real number r in floating point notation followed by a</text:p>
      <text:p text:style-name="P1"><text:s text:c="5"/>space. <text:s/>If the exponent is outside the range -4 to 5 then</text:p>
      <text:p text:style-name="P1"><text:s text:c="5"/>scientific notation is used. <text:s/>Non-essential zeros and signs are</text:p>
      <text:p text:style-name="P1"><text:s text:c="5"/>removed.</text:p>
      <text:p text:style-name="P1"></text:p>
      <text:p text:style-name="P1"><text:s/>G.R <text:s/>( r n u -- ) <text:s text:c="36"/>A</text:p>
      <text:p text:style-name="P1"></text:p>
      <text:p text:style-name="P1"><text:s text:c="5"/>Display real number r followed by a space. <text:s/>Floating-point is used</text:p>
      <text:p text:style-name="P1"><text:s text:c="5"/>if the exponent is in the range -4 to 5 otherwise use scientific</text:p>
      <text:p text:style-name="P1"><text:s text:c="5"/>notation. <text:s/>Non-essential zeros and signs are removed.</text:p>
      <text:p text:style-name="P1"></text:p>
      <text:p text:style-name="P1"><text:soft-page-break/><text:s/>MAX-PRECISION <text:s/>( -- u ) <text:s text:c="30"/>A</text:p>
      <text:p text:style-name="P1"></text:p>
      <text:p text:style-name="P1"><text:s text:c="5"/>A CONSTANT returning the implementation-defined maximum PRECISION.</text:p>
      <text:p text:style-name="P1"></text:p>
      <text:p text:style-name="P1"><text:s text:c="5"/>See: SET-PRECISION</text:p>
      <text:p text:style-name="P1"></text:p>
      <text:p text:style-name="P1"><text:s/>PI <text:s/>( -- r ) <text:s text:c="41"/>A</text:p>
      <text:p text:style-name="P1"></text:p>
      <text:p text:style-name="P1"><text:s text:c="5"/>An FCONSTANT that returns the value for "pi" (3.141593..)</text:p>
      <text:p text:style-name="P1"></text:p>
      <text:p text:style-name="P1"><text:s/>PRECISION <text:s/>( -- u ) <text:s text:c="34"/>A 94</text:p>
      <text:p text:style-name="P1"></text:p>
      <text:p text:style-name="P1"><text:s text:c="5"/>Return the number of significat digits currently used by F. F.R</text:p>
      <text:p text:style-name="P1"><text:s text:c="5"/>FS. FS.R</text:p>
      <text:p text:style-name="P1"></text:p>
      <text:p text:style-name="P1"><text:s/>REPRESENT <text:s/>( r c-addr n1 -- n2 flag1 flag2 ) <text:s text:c="9"/>A 94</text:p>
      <text:p text:style-name="P1"></text:p>
      <text:p text:style-name="P1"><text:s text:c="5"/>DX-Forth uses an enhanced REPRESENT. <text:s/>It follows the Forth-94</text:p>
      <text:p text:style-name="P1"><text:s text:c="5"/>definition with the following extensions:</text:p>
      <text:p text:style-name="P1"></text:p>
      <text:p text:style-name="P1"><text:s text:c="5"/>- if n1 is zero the entire significand of r is rounded to one or</text:p>
      <text:p text:style-name="P1"><text:s text:c="7"/>zero following the system's rounding rule; if n1 is negative</text:p>
      <text:p text:style-name="P1"><text:s text:c="7"/>then r is rounded to zero.</text:p>
      <text:p text:style-name="P1"><text:s text:c="5"/>- the buffer size allocated at c-addr shall be the greater of n1</text:p>
      <text:p text:style-name="P1"><text:s text:c="7"/>or MAX-PRECISION.</text:p>
      <text:p text:style-name="P1"></text:p>
      <text:p text:style-name="P1"><text:s text:c="5"/>See:</text:p>
      <text:p text:style-name="P1"><text:s text:c="5"/>ftp://ftp.taygeta.com/pub/Forth/Applications/ANS/Represent_30.txt</text:p>
      <text:p text:style-name="P1"></text:p>
      <text:p text:style-name="P1"><text:s/>S&gt;F <text:s/>( n -- r ) <text:s text:c="38"/>A</text:p>
      <text:p text:style-name="P1"></text:p>
      <text:p text:style-name="P1"><text:s text:c="5"/>Convert the single number to its real number equivalent.</text:p>
      <text:p text:style-name="P1"></text:p>
      <text:p text:style-name="P1"><text:s/>SET-PRECISION <text:s/>( u -- ) <text:s text:c="30"/>A 94</text:p>
      <text:p text:style-name="P1"></text:p>
      <text:p text:style-name="P1"><text:s text:c="5"/>Set the number of significant digits currently used by F. F.R FS.</text:p>
      <text:p text:style-name="P1"><text:s text:c="5"/>FS.R. <text:s/>In DX-Forth, the number of significant digits is limited</text:p>
      <text:p text:style-name="P1"><text:s text:c="5"/>to MAX-PRECISION.</text:p>
      <text:p text:style-name="P1"></text:p>
      <text:p text:style-name="P1"></text:p>
      <text:p text:style-name="P1"/>
      <text:p text:style-name="P2">13. Compiler Security</text:p>
      <text:p text:style-name="P1">---------------------</text:p>
      <text:p text:style-name="P1"></text:p>
      <text:p text:style-name="P1"><text:s/>!CSP <text:s/>( -- ) <text:s text:c="41"/>S FIG</text:p>
      <text:p text:style-name="P1"></text:p>
      <text:p text:style-name="P1"><text:s text:c="5"/>Save the current data stack position.</text:p>
      <text:p text:style-name="P1"></text:p>
      <text:p text:style-name="P1"><text:s text:c="5"/>See: ?CSP</text:p>
      <text:p text:style-name="P1"></text:p>
      <text:p text:style-name="P1"><text:s/>+BAL <text:s/>( -- ) <text:s text:c="41"/>S</text:p>
      <text:p text:style-name="P1"></text:p>
      <text:p text:style-name="P1"><text:s text:c="5"/>Increment the current control structure balance level.</text:p>
      <text:p text:style-name="P1"></text:p>
      <text:p text:style-name="P1"><text:s/>-BAL <text:s/>( -- ) <text:s text:c="41"/>S</text:p>
      <text:p text:style-name="P1"></text:p>
      <text:p text:style-name="P1"><text:s text:c="5"/>Decrement the current control structure balance level.</text:p>
      <text:p text:style-name="P1"></text:p>
      <text:p text:style-name="P1"><text:s/>?BAL <text:s/>( flag -- ) <text:s text:c="36"/>S</text:p>
      <text:p text:style-name="P1"></text:p>
      <text:p text:style-name="P1"><text:s text:c="5"/>Issue an error message 'definition unbalanced' and abort if flag</text:p>
      <text:p text:style-name="P1"><text:s text:c="5"/>is true and CHECKING is not zero.</text:p>
      <text:p text:style-name="P1"></text:p>
      <text:p text:style-name="P1"><text:s text:c="5"/>See: CHECKING</text:p>
      <text:p text:style-name="P1"></text:p>
      <text:p text:style-name="P1"><text:s/>?CSP <text:s/>( -- ) <text:s text:c="41"/>S FIG</text:p>
      <text:p text:style-name="P1"></text:p>
      <text:p text:style-name="P1"><text:s text:c="5"/>Issue an error message 'definition unbalanced' and abort if the</text:p>
      <text:p text:style-name="P1"><text:s text:c="5"/>current data stack position does not match the value saved by !CSP</text:p>
      <text:p text:style-name="P1"><text:s text:c="5"/>and CHECKING is not zero.</text:p>
      <text:p text:style-name="P1"></text:p>
      <text:p text:style-name="P1"><text:s text:c="5"/>See: CHECKING</text:p>
      <text:p text:style-name="P1"></text:p>
      <text:p text:style-name="P1"><text:s/>?COMP <text:s/>( -- ) <text:s text:c="40"/>S FIG</text:p>
      <text:p text:style-name="P1"></text:p>
      <text:p text:style-name="P1"><text:s text:c="5"/>Issue an error message 'compilation only' and abort if not</text:p>
      <text:p text:style-name="P1"><text:s text:c="5"/>compiling.</text:p>
      <text:p text:style-name="P1"></text:p>
      <text:p text:style-name="P1"><text:s/>?EXEC <text:s/>( -- ) <text:s text:c="40"/>S FIG</text:p>
      <text:p text:style-name="P1"></text:p>
      <text:p text:style-name="P1"><text:s text:c="5"/>Issue an error message 'execution only' and abort if not</text:p>
      <text:p text:style-name="P1"><text:s text:c="5"/>executing.</text:p>
      <text:p text:style-name="P1"></text:p>
      <text:p text:style-name="P1"><text:s/>?STACK <text:s/>( -- ) <text:s text:c="39"/>S FIG</text:p>
      <text:p text:style-name="P1"></text:p>
      <text:p text:style-name="P1"><text:s text:c="5"/>Issue an error message and abort if a stack underflow or overflow</text:p>
      <text:p text:style-name="P1"><text:s text:c="5"/>occurs. <text:s/>Data, return and floating point stack (if present) are</text:p>
      <text:p text:style-name="P1"><text:s text:c="5"/>tested.</text:p>
      <text:p text:style-name="P1"></text:p>
      <text:p text:style-name="P1"><text:s text:c="5"/>Note: A non-System version of ?STACK is provided in MISC.SCR for</text:p>
      <text:p text:style-name="P1"><text:s text:c="5"/>turnkey applications requiring run-time stack checking.</text:p>
      <text:p text:style-name="P1"></text:p>
      <text:p text:style-name="P1"><text:s/>CHECKING <text:s/>( -- a-addr ) <text:s text:c="30"/>S</text:p>
      <text:p text:style-name="P1"></text:p>
      <text:p text:style-name="P1"><text:s text:c="5"/>A VARIABLE that controls compiler security - including control</text:p>
      <text:p text:style-name="P1"><text:s text:c="5"/>structure balance, data stack level and protected dictionary.</text:p>
      <text:p text:style-name="P1"><text:s text:c="5"/>If the contents are zero, checking is disabled. <text:s/>Default is</text:p>
      <text:p text:style-name="P1"><text:s text:c="5"/>CHECKING ON.</text:p>
      <text:p text:style-name="P1"></text:p>
      <text:p text:style-name="P1"><text:s text:c="5"/>See: ?BAL ?CSP BEHEAD FORGET</text:p>
      <text:p text:style-name="P1"><text:soft-page-break/> CSP <text:s/>( -- a-addr ) <text:s text:c="35"/>S FIG</text:p>
      <text:p text:style-name="P1"></text:p>
      <text:p text:style-name="P1"><text:s text:c="5"/>A VARIABLE containing the current data stack position saved by</text:p>
      <text:p text:style-name="P1"><text:s text:c="5"/>!CSP .</text:p>
      <text:p text:style-name="P1"></text:p>
      <text:p text:style-name="P1"><text:s/>SMUDGE <text:s/>( -- ) <text:s text:c="39"/>S FIG</text:p>
      <text:p text:style-name="P1"></text:p>
      <text:p text:style-name="P1"><text:s text:c="5"/>Toggle the 'smudge' bit in the header of the last defined word.</text:p>
      <text:p text:style-name="P1"><text:s text:c="5"/>If the smudge bit is set, the definition will not be found during</text:p>
      <text:p text:style-name="P1"><text:s text:c="5"/>a dictionary search.</text:p>
      <text:p text:style-name="P1"></text:p>
      <text:p text:style-name="P1"></text:p>
      <text:p text:style-name="P1"/>
      <text:p text:style-name="P2">14. Control Flow Stack</text:p>
      <text:p text:style-name="P1">----------------------</text:p>
      <text:p text:style-name="P1"></text:p>
      <text:p text:style-name="P1">In DX-Forth the control-flow stack is implemented on the data stack.</text:p>
      <text:p text:style-name="P1">CS-DROP CS-PUSH CS-POP CS-MARK CS-TEST are available when the 'cfs'</text:p>
      <text:p text:style-name="P1">equate in the kernel source is enabled. <text:s/>See MISER.SCR for example of</text:p>
      <text:p text:style-name="P1">use.</text:p>
      <text:p text:style-name="P1"></text:p>
      <text:p text:style-name="P1"><text:s/>&lt;MARK <text:s/>( C: -- dest ) <text:s text:c="32"/>S 83</text:p>
      <text:p text:style-name="P1"></text:p>
      <text:p text:style-name="P1"><text:s text:c="5"/>This function is not provided. <text:s/>In DX-Forth use <text:s/>POSTPONE BEGIN</text:p>
      <text:p text:style-name="P1"><text:s text:c="5"/>instead.</text:p>
      <text:p text:style-name="P1"></text:p>
      <text:p text:style-name="P1"><text:s/>&lt;RESOLVE <text:s/>( C: dest -- ) <text:s text:c="29"/>S 83</text:p>
      <text:p text:style-name="P1"></text:p>
      <text:p text:style-name="P1"><text:s text:c="5"/>Compile a backward branch address in the dictionary using the</text:p>
      <text:p text:style-name="P1"><text:s text:c="5"/>location left by BEGIN . <text:s/>Formerly named BACK .</text:p>
      <text:p text:style-name="P1"></text:p>
      <text:p text:style-name="P1"><text:s/>&gt;MARK <text:s/>( C: -- orig ) <text:s text:c="32"/>S 83</text:p>
      <text:p text:style-name="P1"></text:p>
      <text:p text:style-name="P1"><text:s text:c="5"/>Reserve space in the dictionary for a forward branch address</text:p>
      <text:p text:style-name="P1"><text:s text:c="5"/>to be later resolved by THEN . <text:s/>Formerly named FORWARD .</text:p>
      <text:p text:style-name="P1"></text:p>
      <text:p text:style-name="P1"><text:s/>&gt;RESOLVE <text:s/>( C: orig -- ) <text:s text:c="29"/>S 83</text:p>
      <text:p text:style-name="P1"></text:p>
      <text:p text:style-name="P1"><text:s text:c="5"/>This function is not provided. <text:s/>In DX-Forth use <text:s/>POSTPONE THEN</text:p>
      <text:p text:style-name="P1"><text:s text:c="5"/>instead.</text:p>
      <text:p text:style-name="P1"></text:p>
      <text:p text:style-name="P1"><text:s/>AHEAD <text:s/>( C: -- orig ) <text:s text:c="32"/>S 94</text:p>
      <text:p text:style-name="P1"></text:p>
      <text:p text:style-name="P1"><text:s text:c="5"/>Put the location of a new unresolved forward reference orig</text:p>
      <text:p text:style-name="P1"><text:s text:c="5"/>onto the control flow stack. <text:s/>Similar to IF but compiles an</text:p>
      <text:p text:style-name="P1"><text:s text:c="5"/>unconditional forward branch.</text:p>
      <text:p text:style-name="P1"></text:p>
      <text:p text:style-name="P1"><text:s/>CS-PICK <text:s/>( C: xu..x0 -- xu..x0 xu ) ( S: u -- ) <text:s text:c="6"/>S 94</text:p>
      <text:p text:style-name="P1"></text:p>
      <text:p text:style-name="P1"><text:s text:c="5"/>Remove u. <text:s/>Place a copy of item xu on top of the control-flow</text:p>
      <text:p text:style-name="P1"><text:s text:c="5"/>stack.</text:p>
      <text:p text:style-name="P1"></text:p>
      <text:p text:style-name="P1"><text:s/>CS-ROLL <text:s/>( C: xu..x0 -- xu-1..x0 xu ) ( S: u -- <text:s/>) <text:s text:c="3"/>S 94</text:p>
      <text:p text:style-name="P1"></text:p>
      <text:p text:style-name="P1"><text:s text:c="5"/>Remove u. <text:s/>Rotate item xu to the top of the control-flow stack.</text:p>
      <text:p text:style-name="P1"></text:p>
      <text:p text:style-name="P1"><text:s/>CS-DROP <text:s/>( C: x -- ) <text:s text:c="33"/>S</text:p>
      <text:p text:style-name="P1"></text:p>
      <text:p text:style-name="P1"><text:s text:c="5"/>Remove the top item from the control-flow stack.</text:p>
      <text:p text:style-name="P1"></text:p>
      <text:p text:style-name="P1"><text:s/>CS-PUSH <text:s/>( C: xu..x1 x0 -- x0 xu..x1 ) <text:s text:c="15"/>S</text:p>
      <text:p text:style-name="P1"></text:p>
      <text:p text:style-name="P1"><text:s text:c="5"/>Rotate items on the control-flow stack such that the top item</text:p>
      <text:p text:style-name="P1"><text:s text:c="5"/>becomes the bottom. <text:s/>An ambiguous condition exists if the control-</text:p>
      <text:p text:style-name="P1"><text:s text:c="5"/>flow stack is empty before CS-PUSH is executed.</text:p>
      <text:p text:style-name="P1"></text:p>
      <text:p text:style-name="P1"><text:s/>CS-POP <text:s/>( C: xu xu-1..x0 -- xu-1..x0 xu ) <text:s text:c="12"/>S</text:p>
      <text:p text:style-name="P1"></text:p>
      <text:p text:style-name="P1"><text:s text:c="5"/>Rotate items on the control-flow stack such that the bottom item</text:p>
      <text:p text:style-name="P1"><text:s text:c="5"/>becomes the top. <text:s/>An ambiguous condition exists if the control-</text:p>
      <text:p text:style-name="P1"><text:s text:c="5"/>flow stack is empty before CS-POP is executed.</text:p>
      <text:p text:style-name="P1"></text:p>
      <text:p text:style-name="P1"><text:soft-page-break/><text:s/>CS-MARK <text:s/>( C: -- x ) <text:s text:c="33"/>S</text:p>
      <text:p text:style-name="P1"></text:p>
      <text:p text:style-name="P1"><text:s text:c="5"/>Place a marker on the control-flow stack. <text:s/>A marker occupies the</text:p>
      <text:p text:style-name="P1"><text:s text:c="5"/>same width as an orig|dest but is distinguishable using CS-TEST.</text:p>
      <text:p text:style-name="P1"></text:p>
      <text:p text:style-name="P1"><text:s/>CS-TEST <text:s/>( C: x -- x ) ( S: -- flag ) <text:s text:c="16"/>S</text:p>
      <text:p text:style-name="P1"></text:p>
      <text:p text:style-name="P1"><text:s text:c="5"/>Return a true flag if x is an orig|dest, or false if a marker.</text:p>
      <text:p text:style-name="P1"><text:s text:c="5"/>x is not altered or removed.</text:p>
      <text:p text:style-name="P1"></text:p>
      <text:p text:style-name="P1"><text:s text:c="5"/>If the control-flow stack is implemented using the data stack,</text:p>
      <text:p text:style-name="P1"><text:s text:c="5"/>flag shall be the topmost item on the data stack.</text:p>
      <text:p text:style-name="P1"></text:p>
      <text:p text:style-name="P1">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6T15:36:59.083805596</dc:date>
    <meta:document-statistic meta:table-count="0" meta:image-count="0" meta:object-count="0" meta:page-count="46" meta:paragraph-count="2172" meta:word-count="10806" meta:character-count="74495" meta:non-whitespace-character-count="46721"/>
    <meta:generator>LibreOffice/4.2.4.2$Linux_X86_64 LibreOffice_project/420m0$Build-2</meta:generator>
  </office:meta>
</office:document-meta>
</file>